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fo:language="de" fo:country="DE" officeooo:paragraph-rsid="011d9173"/>
    </style:style>
    <style:style style:name="P3" style:family="paragraph" style:parent-style-name="Standard">
      <style:text-properties style:font-name="Courier New" fo:font-size="10pt" fo:language="de" fo:country="DE" officeooo:rsid="011eeea1" officeooo:paragraph-rsid="0179c36a" style:font-size-asian="10pt" style:font-size-complex="10pt"/>
    </style:style>
    <style:style style:name="P4" style:family="paragraph" style:parent-style-name="Standard">
      <style:text-properties style:font-name="Courier New" fo:font-size="10pt" fo:language="de" fo:country="DE" officeooo:rsid="011eeea1" officeooo:paragraph-rsid="01a4a821" style:font-size-asian="10pt" style:font-size-complex="10pt"/>
    </style:style>
    <style:style style:name="P5" style:family="paragraph" style:parent-style-name="Standard">
      <style:text-properties style:font-name="Courier New" fo:font-size="10pt" fo:language="de" fo:country="DE" officeooo:rsid="011eeea1" officeooo:paragraph-rsid="011eeea1" style:font-size-asian="10pt" style:font-size-complex="10pt"/>
    </style:style>
    <style:style style:name="P6" style:family="paragraph" style:parent-style-name="Standard">
      <style:text-properties style:font-name="Courier New" fo:font-size="10pt" fo:language="de" fo:country="DE" officeooo:rsid="011eeea1" officeooo:paragraph-rsid="02dafad6" style:font-size-asian="10pt" style:font-size-complex="10pt"/>
    </style:style>
    <style:style style:name="P7" style:family="paragraph" style:parent-style-name="Standard">
      <style:text-properties style:font-name="Courier New" fo:font-size="10pt" fo:language="de" fo:country="DE" officeooo:rsid="011eeea1" officeooo:paragraph-rsid="02dc9257" style:font-size-asian="10pt" style:font-size-complex="10pt"/>
    </style:style>
    <style:style style:name="P8" style:family="paragraph" style:parent-style-name="Standard">
      <style:text-properties style:font-name="Courier New" fo:font-size="10pt" fo:language="de" fo:country="DE" officeooo:rsid="011eeea1" officeooo:paragraph-rsid="02e038f0" style:font-size-asian="10pt" style:font-size-complex="10pt"/>
    </style:style>
    <style:style style:name="P9" style:family="paragraph" style:parent-style-name="Standard">
      <style:text-properties style:font-name="Courier New" fo:font-size="10pt" fo:language="de" fo:country="DE" officeooo:rsid="011eeea1" officeooo:paragraph-rsid="02e0ee10" style:font-size-asian="10pt" style:font-size-complex="10pt"/>
    </style:style>
    <style:style style:name="P10" style:family="paragraph" style:parent-style-name="Standard">
      <style:text-properties style:font-name="Courier New" fo:font-size="10pt" fo:language="de" fo:country="DE" officeooo:rsid="011eeea1" officeooo:paragraph-rsid="014e92d5" style:font-size-asian="10pt" style:font-size-complex="10pt"/>
    </style:style>
    <style:style style:name="P11" style:family="paragraph" style:parent-style-name="Standard">
      <style:text-properties style:font-name="Courier New" fo:font-size="10pt" fo:language="de" fo:country="DE" officeooo:rsid="011eeea1" officeooo:paragraph-rsid="014f58fd" style:font-size-asian="10pt" style:font-size-complex="10pt"/>
    </style:style>
    <style:style style:name="P12" style:family="paragraph" style:parent-style-name="Standard">
      <style:text-properties style:font-name="Courier New" fo:font-size="10pt" fo:language="de" fo:country="DE" officeooo:rsid="011eeea1" officeooo:paragraph-rsid="01def95e" style:font-size-asian="10pt" style:font-size-complex="10pt"/>
    </style:style>
    <style:style style:name="P13" style:family="paragraph" style:parent-style-name="Standard">
      <style:text-properties style:font-name="Courier New" fo:font-size="10pt" fo:language="de" fo:country="DE" officeooo:rsid="011eeea1" officeooo:paragraph-rsid="0157c833" style:font-size-asian="10pt" style:font-size-complex="10pt"/>
    </style:style>
    <style:style style:name="P14" style:family="paragraph" style:parent-style-name="Standard">
      <style:text-properties style:font-name="Courier New" fo:font-size="10pt" fo:language="de" fo:country="DE" officeooo:rsid="011eeea1" officeooo:paragraph-rsid="0492e880" style:font-size-asian="10pt" style:font-size-complex="10pt"/>
    </style:style>
    <style:style style:name="P15" style:family="paragraph" style:parent-style-name="Standard">
      <style:text-properties style:font-name="Courier New" fo:font-size="10pt" fo:language="de" fo:country="DE" officeooo:rsid="001106e0" officeooo:paragraph-rsid="00129e44" style:font-size-asian="10pt" style:font-size-complex="10pt"/>
    </style:style>
    <style:style style:name="P16" style:family="paragraph" style:parent-style-name="Standard">
      <style:text-properties style:font-name="Courier New" fo:font-size="10pt" fo:language="de" fo:country="DE" officeooo:rsid="00129e44" officeooo:paragraph-rsid="00129e44" style:font-size-asian="10pt" style:font-size-complex="10pt"/>
    </style:style>
    <style:style style:name="P17" style:family="paragraph" style:parent-style-name="Standard">
      <style:text-properties style:font-name="Courier New" fo:font-size="10pt" fo:language="de" fo:country="DE" officeooo:rsid="0013455d" officeooo:paragraph-rsid="0013455d" style:font-size-asian="10pt" style:font-size-complex="10pt"/>
    </style:style>
    <style:style style:name="P18" style:family="paragraph" style:parent-style-name="Standard">
      <style:text-properties style:font-name="Courier New" fo:font-size="10pt" fo:language="de" fo:country="DE" officeooo:rsid="00150ca9" officeooo:paragraph-rsid="00c87dc1" style:font-size-asian="10pt" style:font-size-complex="10pt"/>
    </style:style>
    <style:style style:name="P19" style:family="paragraph" style:parent-style-name="Standard">
      <style:text-properties style:font-name="Courier New" fo:font-size="10pt" fo:language="de" fo:country="DE" officeooo:rsid="00150ca9" officeooo:paragraph-rsid="00202248" style:font-size-asian="10pt" style:font-size-complex="10pt"/>
    </style:style>
    <style:style style:name="P20" style:family="paragraph" style:parent-style-name="Standard">
      <style:text-properties style:font-name="Courier New" fo:font-size="10pt" fo:language="de" fo:country="DE" officeooo:rsid="000cbe58" officeooo:paragraph-rsid="000cbe58" style:font-size-asian="10pt" style:font-size-complex="10pt"/>
    </style:style>
    <style:style style:name="P21" style:family="paragraph" style:parent-style-name="Standard">
      <style:text-properties style:font-name="Courier New" fo:font-size="10pt" fo:language="de" fo:country="DE" officeooo:rsid="000cbe58" officeooo:paragraph-rsid="0073c5b3" style:font-size-asian="10pt" style:font-size-complex="10pt"/>
    </style:style>
    <style:style style:name="P22" style:family="paragraph" style:parent-style-name="Standard">
      <style:text-properties style:font-name="Courier New" fo:font-size="10pt" fo:language="de" fo:country="DE" officeooo:rsid="00de1db0" officeooo:paragraph-rsid="0188a1d7" style:font-size-asian="10pt" style:font-size-complex="10pt"/>
    </style:style>
    <style:style style:name="P23" style:family="paragraph" style:parent-style-name="Standard">
      <style:text-properties style:font-name="Courier New" fo:font-size="10pt" fo:language="de" fo:country="DE" officeooo:rsid="00de1db0" officeooo:paragraph-rsid="018bab64" style:font-size-asian="10pt" style:font-size-complex="10pt"/>
    </style:style>
    <style:style style:name="P24" style:family="paragraph" style:parent-style-name="Standard">
      <style:text-properties style:font-name="Courier New" fo:font-size="10pt" fo:language="de" fo:country="DE" officeooo:rsid="00de1db0" officeooo:paragraph-rsid="0492e880" style:font-size-asian="10pt" style:font-size-complex="10pt"/>
    </style:style>
    <style:style style:name="P25" style:family="paragraph" style:parent-style-name="Standard">
      <style:text-properties style:font-name="Courier New" fo:font-size="10pt" fo:language="de" fo:country="DE" officeooo:rsid="00f4ecf0" officeooo:paragraph-rsid="018bab64" style:font-size-asian="10pt" style:font-size-complex="10pt"/>
    </style:style>
    <style:style style:name="P26" style:family="paragraph" style:parent-style-name="Standard">
      <style:text-properties style:font-name="Courier New" fo:font-size="10pt" fo:language="de" fo:country="DE" officeooo:rsid="00fc5abe" officeooo:paragraph-rsid="0193ed2b" style:font-size-asian="10pt" style:font-size-complex="10pt"/>
    </style:style>
    <style:style style:name="P27" style:family="paragraph" style:parent-style-name="Standard">
      <style:text-properties style:font-name="Courier New" fo:font-size="10pt" fo:language="de" fo:country="DE" officeooo:rsid="00fc5abe" officeooo:paragraph-rsid="011008e1" style:font-size-asian="10pt" style:font-size-complex="10pt"/>
    </style:style>
    <style:style style:name="P28" style:family="paragraph" style:parent-style-name="Standard">
      <style:text-properties style:font-name="Courier New" fo:font-size="10pt" fo:language="de" fo:country="DE" officeooo:rsid="00fc5abe" officeooo:paragraph-rsid="0492e880" style:font-size-asian="10pt" style:font-size-complex="10pt"/>
    </style:style>
    <style:style style:name="P29" style:family="paragraph" style:parent-style-name="Standard">
      <style:text-properties style:font-name="Courier New" fo:font-size="10pt" fo:language="de" fo:country="DE" officeooo:rsid="011d9173" officeooo:paragraph-rsid="011d9173" style:font-size-asian="10pt" style:font-size-complex="10pt"/>
    </style:style>
    <style:style style:name="P30" style:family="paragraph" style:parent-style-name="Standard">
      <style:text-properties style:font-name="Courier New" fo:font-size="10pt" fo:language="de" fo:country="DE" officeooo:rsid="014e92d5" officeooo:paragraph-rsid="014e92d5" style:font-size-asian="10pt" style:font-size-complex="10pt"/>
    </style:style>
    <style:style style:name="P31" style:family="paragraph" style:parent-style-name="Standard">
      <style:text-properties style:font-name="Courier New" fo:font-size="10pt" fo:language="de" fo:country="DE" officeooo:rsid="0157c833" officeooo:paragraph-rsid="0157c833" style:font-size-asian="10pt" style:font-size-complex="10pt"/>
    </style:style>
    <style:style style:name="P32" style:family="paragraph" style:parent-style-name="Standard">
      <style:text-properties style:font-name="Courier New" fo:font-size="10pt" fo:language="de" fo:country="DE" officeooo:rsid="0157c833" officeooo:paragraph-rsid="01f11904" style:font-size-asian="10pt" style:font-size-complex="10pt"/>
    </style:style>
    <style:style style:name="P33" style:family="paragraph" style:parent-style-name="Standard">
      <style:text-properties style:font-name="Courier New" fo:font-size="10pt" fo:language="de" fo:country="DE" officeooo:rsid="0157c833" officeooo:paragraph-rsid="016245c1" style:font-size-asian="10pt" style:font-size-complex="10pt"/>
    </style:style>
    <style:style style:name="P34" style:family="paragraph" style:parent-style-name="Standard">
      <style:text-properties style:font-name="Courier New" fo:font-size="10pt" fo:language="de" fo:country="DE" officeooo:rsid="0164b81e" officeooo:paragraph-rsid="0164b81e" style:font-size-asian="10pt" style:font-size-complex="10pt"/>
    </style:style>
    <style:style style:name="P35" style:family="paragraph" style:parent-style-name="Standard">
      <style:text-properties style:font-name="Courier New" fo:font-size="10pt" fo:language="de" fo:country="DE" officeooo:rsid="016ad2dd" officeooo:paragraph-rsid="0170cb49" style:font-size-asian="10pt" style:font-size-complex="10pt"/>
    </style:style>
    <style:style style:name="P36" style:family="paragraph" style:parent-style-name="Text_20_body">
      <style:text-properties style:font-name="Courier New" fo:font-size="10pt" fo:language="de" fo:country="DE" style:font-size-asian="10pt" style:font-size-complex="10pt"/>
    </style:style>
    <style:style style:name="P37" style:family="paragraph" style:parent-style-name="Standard">
      <style:text-properties style:font-name="Courier New" fo:font-size="10pt" fo:language="de" fo:country="DE" officeooo:rsid="0013455d" officeooo:paragraph-rsid="0013455d" style:font-size-asian="8.75pt" style:font-size-complex="10pt"/>
    </style:style>
    <style:style style:name="P38" style:family="paragraph" style:parent-style-name="Text_20_body">
      <style:text-properties style:font-name="Courier New" fo:font-size="10pt" fo:language="de" fo:country="DE" officeooo:rsid="0013455d" officeooo:paragraph-rsid="0414859e" style:font-size-asian="8.75pt" style:font-size-complex="10pt"/>
    </style:style>
    <style:style style:name="P39" style:family="paragraph" style:parent-style-name="Standard">
      <style:text-properties style:font-name="Courier New" fo:font-size="10pt" fo:language="de" fo:country="DE" officeooo:rsid="000cbe58" officeooo:paragraph-rsid="00bbb5a2" style:font-size-asian="8.75pt" style:font-size-complex="10pt"/>
    </style:style>
    <style:style style:name="P40" style:family="paragraph" style:parent-style-name="Standard">
      <style:text-properties style:font-name="Courier New" fo:font-size="10pt" fo:language="de" fo:country="DE" officeooo:rsid="000d7c5f" officeooo:paragraph-rsid="000e7bef" style:font-size-asian="8.75pt" style:font-size-complex="10pt"/>
    </style:style>
    <style:style style:name="P41" style:family="paragraph" style:parent-style-name="Standard">
      <style:text-properties style:font-name="Courier New" fo:font-size="10pt" fo:language="de" fo:country="DE" officeooo:rsid="000e7bef" officeooo:paragraph-rsid="000e7bef" style:font-size-asian="8.75pt" style:font-size-complex="10pt"/>
    </style:style>
    <style:style style:name="P42" style:family="paragraph" style:parent-style-name="Standard">
      <style:text-properties style:font-name="Courier New" fo:font-size="10pt" fo:language="de" fo:country="DE" officeooo:rsid="000f3960" officeooo:paragraph-rsid="000f3960" style:font-size-asian="8.75pt" style:font-size-complex="10pt"/>
    </style:style>
    <style:style style:name="P43" style:family="paragraph" style:parent-style-name="Standard">
      <style:text-properties style:font-name="Courier New" fo:font-size="10pt" fo:language="de" fo:country="DE" officeooo:rsid="002696bb" officeooo:paragraph-rsid="022ec996" style:font-size-asian="8.75pt" style:font-size-complex="10pt"/>
    </style:style>
    <style:style style:name="P44" style:family="paragraph" style:parent-style-name="Standard">
      <style:text-properties style:font-name="Courier New" fo:font-size="10pt" fo:language="de" fo:country="DE" officeooo:rsid="002696bb" officeooo:paragraph-rsid="002a536b" style:font-size-asian="8.75pt" style:font-size-complex="10pt"/>
    </style:style>
    <style:style style:name="P45" style:family="paragraph" style:parent-style-name="Standard">
      <style:text-properties style:font-name="Courier New" fo:font-size="10pt" fo:language="de" fo:country="DE" officeooo:rsid="002696bb" officeooo:paragraph-rsid="053452ca" style:font-size-asian="8.75pt" style:font-size-complex="10pt"/>
    </style:style>
    <style:style style:name="P46" style:family="paragraph" style:parent-style-name="Standard">
      <style:text-properties style:font-name="Courier New" fo:font-size="10pt" fo:language="de" fo:country="DE" officeooo:rsid="002f8f51" officeooo:paragraph-rsid="0034a3fb" style:font-size-asian="8.75pt" style:font-size-complex="10pt"/>
    </style:style>
    <style:style style:name="P47" style:family="paragraph" style:parent-style-name="Standard">
      <style:text-properties style:font-name="Courier New" fo:font-size="10pt" fo:language="de" fo:country="DE" officeooo:rsid="002f8f51" officeooo:paragraph-rsid="002f8f51" style:font-size-asian="8.75pt" style:font-size-complex="10pt"/>
    </style:style>
    <style:style style:name="P48" style:family="paragraph" style:parent-style-name="Standard">
      <style:text-properties style:font-name="Courier New" fo:font-size="10pt" fo:language="de" fo:country="DE" officeooo:rsid="003067ab" officeooo:paragraph-rsid="003067ab" style:font-size-asian="8.75pt" style:font-size-complex="10pt"/>
    </style:style>
    <style:style style:name="P49" style:family="paragraph" style:parent-style-name="Standard">
      <style:text-properties style:font-name="Courier New" fo:font-size="10pt" fo:language="de" fo:country="DE" officeooo:rsid="003067ab" officeooo:paragraph-rsid="003ee37e" style:font-size-asian="8.75pt" style:font-size-complex="10pt"/>
    </style:style>
    <style:style style:name="P50" style:family="paragraph" style:parent-style-name="Standard">
      <style:text-properties style:font-name="Courier New" fo:font-size="10pt" fo:language="de" fo:country="DE" officeooo:rsid="003067ab" officeooo:paragraph-rsid="00d04492" style:font-size-asian="8.75pt" style:font-size-complex="10pt"/>
    </style:style>
    <style:style style:name="P51" style:family="paragraph" style:parent-style-name="Standard">
      <style:text-properties style:font-name="Courier New" fo:font-size="10pt" fo:language="de" fo:country="DE" officeooo:rsid="003f9488" officeooo:paragraph-rsid="024678d8" style:font-size-asian="8.75pt" style:font-size-complex="10pt"/>
    </style:style>
    <style:style style:name="P52" style:family="paragraph" style:parent-style-name="Standard">
      <style:text-properties style:font-name="Courier New" fo:font-size="10pt" fo:language="de" fo:country="DE" officeooo:rsid="003f9488" officeooo:paragraph-rsid="003f9488" style:font-size-asian="8.75pt" style:font-size-complex="10pt"/>
    </style:style>
    <style:style style:name="P53" style:family="paragraph" style:parent-style-name="Standard">
      <style:text-properties style:font-name="Courier New" fo:font-size="10pt" fo:language="de" fo:country="DE" officeooo:rsid="0040beb0" officeooo:paragraph-rsid="0040beb0" style:font-size-asian="8.75pt" style:font-size-complex="10pt"/>
    </style:style>
    <style:style style:name="P54" style:family="paragraph" style:parent-style-name="Standard">
      <style:text-properties style:font-name="Courier New" fo:font-size="10pt" fo:language="de" fo:country="DE" officeooo:rsid="0040beb0" officeooo:paragraph-rsid="04a018ea" style:font-size-asian="8.75pt" style:font-size-complex="10pt"/>
    </style:style>
    <style:style style:name="P55" style:family="paragraph" style:parent-style-name="Standard">
      <style:text-properties style:font-name="Courier New" fo:font-size="10pt" fo:language="de" fo:country="DE" officeooo:rsid="0045dcaa" officeooo:paragraph-rsid="0253ea73" style:font-size-asian="8.75pt" style:font-size-complex="10pt"/>
    </style:style>
    <style:style style:name="P56" style:family="paragraph" style:parent-style-name="Standard">
      <style:text-properties style:font-name="Courier New" fo:font-size="10pt" fo:language="de" fo:country="DE" officeooo:rsid="0045dcaa" officeooo:paragraph-rsid="006fc29c" style:font-size-asian="8.75pt" style:font-size-complex="10pt"/>
    </style:style>
    <style:style style:name="P57" style:family="paragraph" style:parent-style-name="Standard">
      <style:text-properties style:font-name="Courier New" fo:font-size="10pt" fo:language="de" fo:country="DE" officeooo:rsid="0045dcaa" officeooo:paragraph-rsid="008b5ea1" style:font-size-asian="8.75pt" style:font-size-complex="10pt"/>
    </style:style>
    <style:style style:name="P58" style:family="paragraph" style:parent-style-name="Standard">
      <style:text-properties style:font-name="Courier New" fo:font-size="10pt" fo:language="de" fo:country="DE" officeooo:rsid="0045dcaa" officeooo:paragraph-rsid="025fdf18" style:font-size-asian="8.75pt" style:font-size-complex="10pt"/>
    </style:style>
    <style:style style:name="P59" style:family="paragraph" style:parent-style-name="Standard">
      <style:text-properties style:font-name="Courier New" fo:font-size="10pt" fo:language="de" fo:country="DE" officeooo:rsid="0045dcaa" officeooo:paragraph-rsid="02617a89" style:font-size-asian="8.75pt" style:font-size-complex="10pt"/>
    </style:style>
    <style:style style:name="P60" style:family="paragraph" style:parent-style-name="Standard">
      <style:text-properties style:font-name="Courier New" fo:font-size="10pt" fo:language="de" fo:country="DE" officeooo:rsid="0045dcaa" officeooo:paragraph-rsid="0072156e" style:font-size-asian="8.75pt" style:font-size-complex="10pt"/>
    </style:style>
    <style:style style:name="P61" style:family="paragraph" style:parent-style-name="Standard">
      <style:text-properties style:font-name="Courier New" fo:font-size="10pt" fo:language="de" fo:country="DE" officeooo:rsid="0045dcaa" officeooo:paragraph-rsid="0492e880" style:font-size-asian="8.75pt" style:font-size-complex="10pt"/>
    </style:style>
    <style:style style:name="P62" style:family="paragraph" style:parent-style-name="Standard">
      <style:text-properties style:font-name="Courier New" fo:font-size="10pt" fo:language="de" fo:country="DE" officeooo:rsid="003ab9e5" officeooo:paragraph-rsid="003ab9e5" style:font-size-asian="8.75pt" style:font-size-complex="10pt"/>
    </style:style>
    <style:style style:name="P63" style:family="paragraph" style:parent-style-name="Standard">
      <style:text-properties style:font-name="Courier New" fo:font-size="10pt" fo:language="de" fo:country="DE" officeooo:rsid="003ab9e5" officeooo:paragraph-rsid="0073c5b3" style:font-size-asian="8.75pt" style:font-size-complex="10pt"/>
    </style:style>
    <style:style style:name="P64" style:family="paragraph" style:parent-style-name="Standard">
      <style:text-properties style:font-name="Courier New" fo:font-size="10pt" fo:language="de" fo:country="DE" officeooo:rsid="003ab9e5" officeooo:paragraph-rsid="0099ad4b" style:font-size-asian="8.75pt" style:font-size-complex="10pt"/>
    </style:style>
    <style:style style:name="P65" style:family="paragraph" style:parent-style-name="Standard">
      <style:text-properties style:font-name="Courier New" fo:font-size="10pt" fo:language="de" fo:country="DE" officeooo:rsid="003ab9e5" officeooo:paragraph-rsid="00760eb3" style:font-size-asian="8.75pt" style:font-size-complex="10pt"/>
    </style:style>
    <style:style style:name="P66" style:family="paragraph" style:parent-style-name="Standard">
      <style:text-properties style:font-name="Courier New" fo:font-size="10pt" fo:language="de" fo:country="DE" officeooo:rsid="0073c5b3" officeooo:paragraph-rsid="0073c5b3" style:font-size-asian="8.75pt" style:font-size-complex="10pt"/>
    </style:style>
    <style:style style:name="P67" style:family="paragraph" style:parent-style-name="Standard">
      <style:text-properties style:font-name="Courier New" fo:font-size="10pt" fo:language="de" fo:country="DE" officeooo:rsid="00760eb3" officeooo:paragraph-rsid="00760eb3" style:font-size-asian="8.75pt" style:font-size-complex="10pt"/>
    </style:style>
    <style:style style:name="P68" style:family="paragraph" style:parent-style-name="Standard">
      <style:text-properties style:font-name="Courier New" fo:font-size="10pt" fo:language="de" fo:country="DE" officeooo:rsid="00760eb3" officeooo:paragraph-rsid="02839ccc" style:font-size-asian="8.75pt" style:font-size-complex="10pt"/>
    </style:style>
    <style:style style:name="P69" style:family="paragraph" style:parent-style-name="Standard">
      <style:text-properties style:font-name="Courier New" fo:font-size="10pt" fo:language="de" fo:country="DE" officeooo:rsid="00760eb3" officeooo:paragraph-rsid="0095d947" style:font-size-asian="8.75pt" style:font-size-complex="10pt"/>
    </style:style>
    <style:style style:name="P70" style:family="paragraph" style:parent-style-name="Standard">
      <style:text-properties style:font-name="Courier New" fo:font-size="10pt" fo:language="de" fo:country="DE" officeooo:rsid="00760eb3" officeooo:paragraph-rsid="00973551" style:font-size-asian="8.75pt" style:font-size-complex="10pt"/>
    </style:style>
    <style:style style:name="P71" style:family="paragraph" style:parent-style-name="Standard">
      <style:text-properties style:font-name="Courier New" fo:font-size="10pt" fo:language="de" fo:country="DE" officeooo:rsid="00760eb3" officeooo:paragraph-rsid="0497c855" style:font-size-asian="8.75pt" style:font-size-complex="10pt"/>
    </style:style>
    <style:style style:name="P72" style:family="paragraph" style:parent-style-name="Standard">
      <style:text-properties style:font-name="Courier New" fo:font-size="10pt" fo:language="de" fo:country="DE" officeooo:rsid="009826f9" officeooo:paragraph-rsid="02b52099" style:font-size-asian="8.75pt" style:font-size-complex="10pt"/>
    </style:style>
    <style:style style:name="P73" style:family="paragraph" style:parent-style-name="Standard">
      <style:text-properties style:font-name="Courier New" fo:font-size="10pt" fo:language="de" fo:country="DE" officeooo:rsid="009826f9" officeooo:paragraph-rsid="0492e880" style:font-size-asian="8.75pt" style:font-size-complex="10pt"/>
    </style:style>
    <style:style style:name="P74" style:family="paragraph" style:parent-style-name="Standard">
      <style:text-properties style:font-name="Courier New" fo:font-size="10pt" fo:language="de" fo:country="DE" officeooo:rsid="02e66daf" officeooo:paragraph-rsid="038f3989" style:font-size-asian="8.75pt" style:font-size-complex="10pt"/>
    </style:style>
    <style:style style:name="P75" style:family="paragraph" style:parent-style-name="Standard">
      <style:text-properties style:font-name="Courier New" fo:font-size="10pt" fo:language="de" fo:country="DE" officeooo:rsid="02e66daf" officeooo:paragraph-rsid="03a40afe" style:font-size-asian="8.75pt" style:font-size-complex="10pt"/>
    </style:style>
    <style:style style:name="P76" style:family="paragraph" style:parent-style-name="Standard">
      <style:text-properties style:font-name="Courier New" fo:font-size="10pt" fo:language="de" fo:country="DE" officeooo:rsid="02e66daf" officeooo:paragraph-rsid="03bdcc8c" style:font-size-asian="8.75pt" style:font-size-complex="10pt"/>
    </style:style>
    <style:style style:name="P77" style:family="paragraph" style:parent-style-name="Standard">
      <style:text-properties style:font-name="Courier New" fo:font-size="10pt" fo:language="de" fo:country="DE" officeooo:rsid="02e66daf" officeooo:paragraph-rsid="05c28a42" style:font-size-asian="8.75pt" style:font-size-complex="10pt"/>
    </style:style>
    <style:style style:name="P78" style:family="paragraph" style:parent-style-name="Standard">
      <style:text-properties style:font-name="Courier New" fo:font-size="10pt" fo:language="de" fo:country="DE" officeooo:rsid="02eef786" officeooo:paragraph-rsid="02f07605" style:font-size-asian="8.75pt" style:font-size-complex="10pt"/>
    </style:style>
    <style:style style:name="P79" style:family="paragraph" style:parent-style-name="Standard">
      <style:text-properties style:font-name="Courier New" fo:font-size="10pt" fo:language="de" fo:country="DE" officeooo:rsid="02f13cee" officeooo:paragraph-rsid="02f13cee" style:font-size-asian="8.75pt" style:font-size-complex="10pt"/>
    </style:style>
    <style:style style:name="P80" style:family="paragraph" style:parent-style-name="Standard">
      <style:text-properties style:font-name="Courier New" fo:font-size="10pt" fo:language="de" fo:country="DE" officeooo:rsid="02f8de7a" officeooo:paragraph-rsid="03020896" style:font-size-asian="8.75pt" style:font-size-complex="10pt"/>
    </style:style>
    <style:style style:name="P81" style:family="paragraph" style:parent-style-name="Standard">
      <style:text-properties style:font-name="Courier New" fo:font-size="10pt" fo:language="de" fo:country="DE" officeooo:rsid="030c022b" officeooo:paragraph-rsid="030c022b" style:font-size-asian="8.75pt" style:font-size-complex="10pt"/>
    </style:style>
    <style:style style:name="P82" style:family="paragraph" style:parent-style-name="Standard">
      <style:text-properties style:font-name="Courier New" fo:font-size="10pt" fo:language="de" fo:country="DE" officeooo:rsid="03109200" officeooo:paragraph-rsid="03109200" style:font-size-asian="8.75pt" style:font-size-complex="10pt"/>
    </style:style>
    <style:style style:name="P83" style:family="paragraph" style:parent-style-name="Standard">
      <style:text-properties style:font-name="Courier New" fo:font-size="10pt" fo:language="de" fo:country="DE" officeooo:rsid="03141404" officeooo:paragraph-rsid="035ccc79" style:font-size-asian="8.75pt" style:font-size-complex="10pt"/>
    </style:style>
    <style:style style:name="P84" style:family="paragraph" style:parent-style-name="Standard">
      <style:text-properties style:font-name="Courier New" fo:font-size="10pt" fo:language="de" fo:country="DE" officeooo:rsid="031e3a72" officeooo:paragraph-rsid="033b4498" style:font-size-asian="8.75pt" style:font-size-complex="10pt"/>
    </style:style>
    <style:style style:name="P85" style:family="paragraph" style:parent-style-name="Standard">
      <style:text-properties style:font-name="Courier New" fo:font-size="10pt" fo:language="de" fo:country="DE" officeooo:rsid="031e3a72" officeooo:paragraph-rsid="0347427e" style:font-size-asian="8.75pt" style:font-size-complex="10pt"/>
    </style:style>
    <style:style style:name="P86" style:family="paragraph" style:parent-style-name="Standard">
      <style:text-properties style:font-name="Courier New" fo:font-size="10pt" fo:language="de" fo:country="DE" officeooo:rsid="033c1756" officeooo:paragraph-rsid="036bf888" style:font-size-asian="8.75pt" style:font-size-complex="10pt"/>
    </style:style>
    <style:style style:name="P87" style:family="paragraph" style:parent-style-name="Standard">
      <style:text-properties style:font-name="Courier New" fo:font-size="10pt" fo:language="de" fo:country="DE" officeooo:rsid="037e3831" officeooo:paragraph-rsid="037e3831" style:font-size-asian="8.75pt" style:font-size-complex="10pt"/>
    </style:style>
    <style:style style:name="P88" style:family="paragraph" style:parent-style-name="Standard">
      <style:text-properties style:font-name="Courier New" fo:font-size="10pt" fo:language="de" fo:country="DE" officeooo:rsid="037e6268" officeooo:paragraph-rsid="037e6268" style:font-size-asian="8.75pt" style:font-size-complex="10pt"/>
    </style:style>
    <style:style style:name="P89" style:family="paragraph" style:parent-style-name="Standard">
      <style:text-properties style:font-name="Courier New" fo:font-size="10pt" fo:language="de" fo:country="DE" officeooo:rsid="038f7233" officeooo:paragraph-rsid="038f7233" style:font-size-asian="8.75pt" style:font-size-complex="10pt"/>
    </style:style>
    <style:style style:name="P90" style:family="paragraph" style:parent-style-name="Standard">
      <style:text-properties style:font-name="Courier New" fo:font-size="10pt" fo:language="de" fo:country="DE" officeooo:rsid="038f7233" officeooo:paragraph-rsid="0399770f" style:font-size-asian="8.75pt" style:font-size-complex="10pt"/>
    </style:style>
    <style:style style:name="P91" style:family="paragraph" style:parent-style-name="Standard">
      <style:text-properties style:font-name="Courier New" fo:font-size="10pt" fo:language="de" fo:country="DE" officeooo:rsid="038f7233" officeooo:paragraph-rsid="03a40afe" style:font-size-asian="8.75pt" style:font-size-complex="10pt"/>
    </style:style>
    <style:style style:name="P92" style:family="paragraph" style:parent-style-name="Standard">
      <style:text-properties style:font-name="Courier New" fo:font-size="10pt" fo:language="de" fo:country="DE" officeooo:rsid="038f7233" officeooo:paragraph-rsid="04278863" style:font-size-asian="8.75pt" style:font-size-complex="10pt"/>
    </style:style>
    <style:style style:name="P93" style:family="paragraph" style:parent-style-name="Standard">
      <style:text-properties style:font-name="Courier New" fo:font-size="10pt" fo:language="de" fo:country="DE" officeooo:rsid="03a647fd" officeooo:paragraph-rsid="03a647fd" style:font-size-asian="8.75pt" style:font-size-complex="10pt"/>
    </style:style>
    <style:style style:name="P94" style:family="paragraph" style:parent-style-name="Standard">
      <style:text-properties style:font-name="Courier New" fo:font-size="10pt" fo:language="de" fo:country="DE" officeooo:rsid="03b7e6b5" officeooo:paragraph-rsid="03b7e6b5" style:font-size-asian="8.75pt" style:font-size-complex="10pt"/>
    </style:style>
    <style:style style:name="P95" style:family="paragraph" style:parent-style-name="Standard">
      <style:text-properties style:font-name="Courier New" fo:font-size="10pt" fo:language="de" fo:country="DE" officeooo:rsid="03b9b958" officeooo:paragraph-rsid="03b9b958" style:font-size-asian="8.75pt" style:font-size-complex="10pt"/>
    </style:style>
    <style:style style:name="P96" style:family="paragraph" style:parent-style-name="Standard">
      <style:text-properties style:font-name="Courier New" fo:font-size="10pt" fo:language="de" fo:country="DE" officeooo:rsid="000d4136" officeooo:paragraph-rsid="0430981e" style:font-size-asian="8.75pt" style:font-size-complex="10pt"/>
    </style:style>
    <style:style style:name="P97" style:family="paragraph" style:parent-style-name="Standard">
      <style:text-properties style:font-name="Courier New" fo:font-size="10pt" fo:language="de" fo:country="DE" officeooo:rsid="0437cd95" officeooo:paragraph-rsid="043b00fd" style:font-size-asian="8.75pt" style:font-size-complex="10pt"/>
    </style:style>
    <style:style style:name="P98" style:family="paragraph" style:parent-style-name="Standard">
      <style:text-properties style:font-name="Courier New" fo:font-size="10pt" fo:language="de" fo:country="DE" officeooo:rsid="0437cd95" officeooo:paragraph-rsid="0463b2a2" style:font-size-asian="8.75pt" style:font-size-complex="10pt"/>
    </style:style>
    <style:style style:name="P99" style:family="paragraph" style:parent-style-name="Standard">
      <style:text-properties style:font-name="Courier New" fo:font-size="10pt" fo:language="de" fo:country="DE" officeooo:rsid="04456ceb" officeooo:paragraph-rsid="04556db4" style:font-size-asian="8.75pt" style:font-size-complex="10pt"/>
    </style:style>
    <style:style style:name="P100" style:family="paragraph" style:parent-style-name="Standard">
      <style:text-properties style:font-name="Courier New" fo:font-size="10pt" fo:language="de" fo:country="DE" officeooo:rsid="04456ceb" officeooo:paragraph-rsid="0465ad5e" style:font-size-asian="8.75pt" style:font-size-complex="10pt"/>
    </style:style>
    <style:style style:name="P101" style:family="paragraph" style:parent-style-name="Standard">
      <style:text-properties style:font-name="Courier New" fo:font-size="10pt" fo:language="de" fo:country="DE" officeooo:rsid="04456ceb" officeooo:paragraph-rsid="05142f33" style:font-size-asian="8.75pt" style:font-size-complex="10pt"/>
    </style:style>
    <style:style style:name="P102" style:family="paragraph" style:parent-style-name="Standard">
      <style:text-properties style:font-name="Courier New" fo:font-size="10pt" fo:language="de" fo:country="DE" officeooo:rsid="0456ca3b" officeooo:paragraph-rsid="0456ca3b" style:font-size-asian="8.75pt" style:font-size-complex="10pt"/>
    </style:style>
    <style:style style:name="P103" style:family="paragraph" style:parent-style-name="Standard">
      <style:text-properties style:font-name="Courier New" fo:font-size="10pt" fo:language="de" fo:country="DE" officeooo:rsid="0456ca3b" officeooo:paragraph-rsid="048301e5" style:font-size-asian="8.75pt" style:font-size-complex="10pt"/>
    </style:style>
    <style:style style:name="P104" style:family="paragraph" style:parent-style-name="Standard">
      <style:text-properties style:font-name="Courier New" fo:font-size="10pt" fo:language="de" fo:country="DE" officeooo:rsid="0456ca3b" officeooo:paragraph-rsid="04840ad7" style:font-size-asian="8.75pt" style:font-size-complex="10pt"/>
    </style:style>
    <style:style style:name="P105" style:family="paragraph" style:parent-style-name="Standard">
      <style:text-properties style:font-name="Courier New" fo:font-size="10pt" fo:language="de" fo:country="DE" officeooo:rsid="0099ad4b" officeooo:paragraph-rsid="0492e880" style:font-size-asian="8.75pt" style:font-size-complex="10pt"/>
    </style:style>
    <style:style style:name="P106" style:family="paragraph" style:parent-style-name="Standard">
      <style:text-properties style:font-name="Courier New" fo:font-size="10pt" fo:language="de" fo:country="DE" officeooo:rsid="0485d20c" officeooo:paragraph-rsid="0485d20c" style:font-size-asian="8.75pt" style:font-size-complex="10pt"/>
    </style:style>
    <style:style style:name="P107" style:family="paragraph" style:parent-style-name="Standard">
      <style:text-properties style:font-name="Courier New" fo:font-size="10pt" fo:language="de" fo:country="DE" officeooo:rsid="0485d20c" officeooo:paragraph-rsid="04aba60b" style:font-size-asian="8.75pt" style:font-size-complex="10pt"/>
    </style:style>
    <style:style style:name="P108" style:family="paragraph" style:parent-style-name="Standard">
      <style:text-properties style:font-name="Courier New" fo:font-size="10pt" fo:language="de" fo:country="DE" officeooo:rsid="0485d20c" officeooo:paragraph-rsid="04f6f6ac" style:font-size-asian="8.75pt" style:font-size-complex="10pt"/>
    </style:style>
    <style:style style:name="P109" style:family="paragraph" style:parent-style-name="Standard">
      <style:text-properties style:font-name="Courier New" fo:font-size="10pt" fo:language="de" fo:country="DE" officeooo:rsid="0485d20c" officeooo:paragraph-rsid="051548f0" style:font-size-asian="8.75pt" style:font-size-complex="10pt"/>
    </style:style>
    <style:style style:name="P110" style:family="paragraph" style:parent-style-name="Standard">
      <style:text-properties style:font-name="Courier New" fo:font-size="10pt" fo:language="de" fo:country="DE" officeooo:rsid="04bca75b" officeooo:paragraph-rsid="04aba60b" style:font-size-asian="8.75pt" style:font-size-complex="10pt"/>
    </style:style>
    <style:style style:name="P111" style:family="paragraph" style:parent-style-name="Standard">
      <style:text-properties style:font-name="Courier New" fo:font-size="10pt" fo:language="de" fo:country="DE" officeooo:rsid="04bca75b" officeooo:paragraph-rsid="04c1a8bd" style:font-size-asian="8.75pt" style:font-size-complex="10pt"/>
    </style:style>
    <style:style style:name="P112" style:family="paragraph" style:parent-style-name="Standard">
      <style:text-properties style:font-name="Courier New" fo:font-size="10pt" fo:language="de" fo:country="DE" officeooo:rsid="04c1c384" officeooo:paragraph-rsid="04c1c384" style:font-size-asian="8.75pt" style:font-size-complex="10pt"/>
    </style:style>
    <style:style style:name="P113" style:family="paragraph" style:parent-style-name="Standard">
      <style:text-properties style:font-name="Courier New" fo:font-size="10pt" fo:language="de" fo:country="DE" officeooo:rsid="04c9bb21" officeooo:paragraph-rsid="04c9bb21" style:font-size-asian="8.75pt" style:font-size-complex="10pt"/>
    </style:style>
    <style:style style:name="P114" style:family="paragraph" style:parent-style-name="Standard">
      <style:text-properties style:font-name="Courier New" fo:font-size="10pt" fo:language="de" fo:country="DE" officeooo:rsid="04caf9ce" officeooo:paragraph-rsid="04caf9ce" style:font-size-asian="8.75pt" style:font-size-complex="10pt"/>
    </style:style>
    <style:style style:name="P115" style:family="paragraph" style:parent-style-name="Standard">
      <style:text-properties style:font-name="Courier New" fo:font-size="10pt" fo:language="de" fo:country="DE" officeooo:rsid="04cd2eb2" officeooo:paragraph-rsid="04cd2eb2" style:font-size-asian="8.75pt" style:font-size-complex="10pt"/>
    </style:style>
    <style:style style:name="P116" style:family="paragraph" style:parent-style-name="Standard">
      <style:text-properties style:font-name="Courier New" fo:font-size="10pt" fo:language="de" fo:country="DE" officeooo:rsid="04cd2eb2" officeooo:paragraph-rsid="04ce8162" style:font-size-asian="8.75pt" style:font-size-complex="10pt"/>
    </style:style>
    <style:style style:name="P117" style:family="paragraph" style:parent-style-name="Standard">
      <style:text-properties style:font-name="Courier New" fo:font-size="10pt" fo:language="de" fo:country="DE" officeooo:rsid="04cd2eb2" officeooo:paragraph-rsid="04d804c2" style:font-size-asian="8.75pt" style:font-size-complex="10pt"/>
    </style:style>
    <style:style style:name="P118" style:family="paragraph" style:parent-style-name="Standard">
      <style:text-properties style:font-name="Courier New" fo:font-size="10pt" fo:language="de" fo:country="DE" officeooo:rsid="04cd2eb2" officeooo:paragraph-rsid="04e29ec3" style:font-size-asian="8.75pt" style:font-size-complex="10pt"/>
    </style:style>
    <style:style style:name="P119" style:family="paragraph" style:parent-style-name="Standard">
      <style:text-properties style:font-name="Courier New" fo:font-size="10pt" fo:language="de" fo:country="DE" officeooo:rsid="04856d1d" officeooo:paragraph-rsid="048301e5" style:font-size-asian="8.75pt" style:font-size-complex="10pt"/>
    </style:style>
    <style:style style:name="P120" style:family="paragraph" style:parent-style-name="Standard">
      <style:text-properties style:font-name="Courier New" fo:font-size="10pt" fo:language="de" fo:country="DE" officeooo:rsid="04ff6b71" officeooo:paragraph-rsid="05188458" style:font-size-asian="8.75pt" style:font-size-complex="10pt"/>
    </style:style>
    <style:style style:name="P121" style:family="paragraph" style:parent-style-name="Standard">
      <style:text-properties style:font-name="Courier New" fo:font-size="10pt" fo:language="de" fo:country="DE" officeooo:rsid="04ff6b71" officeooo:paragraph-rsid="05284963" style:font-size-asian="8.75pt" style:font-size-complex="10pt"/>
    </style:style>
    <style:style style:name="P122" style:family="paragraph" style:parent-style-name="Standard">
      <style:text-properties style:font-name="Courier New" fo:font-size="10pt" fo:language="de" fo:country="DE" officeooo:rsid="051a65b2" officeooo:paragraph-rsid="051a65b2" style:font-size-asian="8.75pt" style:font-size-complex="10pt"/>
    </style:style>
    <style:style style:name="P123" style:family="paragraph" style:parent-style-name="Standard">
      <style:text-properties style:font-name="Courier New" fo:font-size="10pt" fo:language="de" fo:country="DE" officeooo:rsid="051cdfb6" officeooo:paragraph-rsid="051cdfb6" style:font-size-asian="8.75pt" style:font-size-complex="10pt"/>
    </style:style>
    <style:style style:name="P124" style:family="paragraph" style:parent-style-name="Standard">
      <style:text-properties style:font-name="Courier New" fo:font-size="10pt" fo:language="de" fo:country="DE" officeooo:rsid="051cdfb6" officeooo:paragraph-rsid="053a2e01" style:font-size-asian="8.75pt" style:font-size-complex="10pt"/>
    </style:style>
    <style:style style:name="P125" style:family="paragraph" style:parent-style-name="Standard">
      <style:text-properties style:font-name="Courier New" fo:font-size="10pt" fo:language="de" fo:country="DE" officeooo:rsid="051d0ab3" officeooo:paragraph-rsid="051de6c7" style:font-size-asian="8.75pt" style:font-size-complex="10pt"/>
    </style:style>
    <style:style style:name="P126" style:family="paragraph" style:parent-style-name="Standard">
      <style:text-properties style:font-name="Courier New" fo:font-size="10pt" fo:language="de" fo:country="DE" officeooo:rsid="03625795" officeooo:paragraph-rsid="05305ef7" style:font-size-asian="8.75pt" style:font-size-complex="10pt"/>
    </style:style>
    <style:style style:name="P127" style:family="paragraph" style:parent-style-name="Standard">
      <style:text-properties style:font-name="Courier New" fo:font-size="10pt" fo:language="de" fo:country="DE" officeooo:rsid="051de13d" officeooo:paragraph-rsid="053fff93" style:font-size-asian="8.75pt" style:font-size-complex="10pt"/>
    </style:style>
    <style:style style:name="P128" style:family="paragraph" style:parent-style-name="Standard">
      <style:text-properties style:font-name="Courier New" fo:font-size="10pt" fo:language="de" fo:country="DE" officeooo:rsid="0540bce8" officeooo:paragraph-rsid="0545f93e" style:font-size-asian="8.75pt" style:font-size-complex="10pt"/>
    </style:style>
    <style:style style:name="P129" style:family="paragraph" style:parent-style-name="Standard">
      <style:text-properties style:font-name="Courier New" fo:font-size="10pt" fo:language="de" fo:country="DE" officeooo:rsid="0540bce8" officeooo:paragraph-rsid="054896df" style:font-size-asian="8.75pt" style:font-size-complex="10pt"/>
    </style:style>
    <style:style style:name="P130" style:family="paragraph" style:parent-style-name="Standard">
      <style:text-properties style:font-name="Courier New" fo:font-size="10pt" fo:language="de" fo:country="DE" officeooo:rsid="0544067a" officeooo:paragraph-rsid="0544067a" style:font-size-asian="8.75pt" style:font-size-complex="10pt"/>
    </style:style>
    <style:style style:name="P131" style:family="paragraph" style:parent-style-name="Standard">
      <style:text-properties style:font-name="Courier New" fo:font-size="10pt" fo:language="de" fo:country="DE" officeooo:rsid="0544067a" officeooo:paragraph-rsid="0544d02c" style:font-size-asian="8.75pt" style:font-size-complex="10pt"/>
    </style:style>
    <style:style style:name="P132" style:family="paragraph" style:parent-style-name="Standard">
      <style:text-properties style:font-name="Courier New" fo:font-size="10pt" fo:language="de" fo:country="DE" officeooo:rsid="0544067a" officeooo:paragraph-rsid="054d4b70" style:font-size-asian="8.75pt" style:font-size-complex="10pt"/>
    </style:style>
    <style:style style:name="P133" style:family="paragraph" style:parent-style-name="Standard">
      <style:text-properties style:font-name="Courier New" fo:font-size="10pt" fo:language="de" fo:country="DE" officeooo:rsid="054d4b70" officeooo:paragraph-rsid="054d4b70" style:font-size-asian="8.75pt" style:font-size-complex="10pt"/>
    </style:style>
    <style:style style:name="P134" style:family="paragraph" style:parent-style-name="Standard">
      <style:text-properties style:font-name="Courier New" fo:font-size="10pt" fo:language="de" fo:country="DE" officeooo:rsid="054f167d" officeooo:paragraph-rsid="054f167d" style:font-size-asian="8.75pt" style:font-size-complex="10pt"/>
    </style:style>
    <style:style style:name="P135" style:family="paragraph" style:parent-style-name="Standard">
      <style:text-properties style:font-name="Courier New" fo:font-size="10pt" fo:language="de" fo:country="DE" officeooo:rsid="05519389" officeooo:paragraph-rsid="05519389" style:font-size-asian="8.75pt" style:font-size-complex="10pt"/>
    </style:style>
    <style:style style:name="P136" style:family="paragraph" style:parent-style-name="Standard">
      <style:text-properties style:font-name="Courier New" fo:font-size="10pt" fo:language="de" fo:country="DE" officeooo:rsid="05667310" officeooo:paragraph-rsid="05aa4ff9" style:font-size-asian="8.75pt" style:font-size-complex="10pt"/>
    </style:style>
    <style:style style:name="P137" style:family="paragraph" style:parent-style-name="Standard">
      <style:text-properties style:font-name="Courier New" fo:font-size="10pt" fo:language="de" fo:country="DE" officeooo:rsid="05667310" officeooo:paragraph-rsid="05ae3c3d" style:font-size-asian="8.75pt" style:font-size-complex="10pt"/>
    </style:style>
    <style:style style:name="P138" style:family="paragraph" style:parent-style-name="Standard">
      <style:text-properties style:font-name="Courier New" fo:font-size="10pt" fo:language="de" fo:country="DE" officeooo:rsid="0566a3e2" officeooo:paragraph-rsid="0566a3e2" style:font-size-asian="8.75pt" style:font-size-complex="10pt"/>
    </style:style>
    <style:style style:name="P139" style:family="paragraph" style:parent-style-name="Standard">
      <style:text-properties style:font-name="Courier New" fo:font-size="10pt" fo:language="de" fo:country="DE" officeooo:rsid="056d6d9a" officeooo:paragraph-rsid="057bf459" style:font-size-asian="8.75pt" style:font-size-complex="10pt"/>
    </style:style>
    <style:style style:name="P140" style:family="paragraph" style:parent-style-name="Standard">
      <style:text-properties style:font-name="Courier New" fo:font-size="10pt" fo:language="de" fo:country="DE" officeooo:rsid="056d6d9a" officeooo:paragraph-rsid="0593e05b" style:font-size-asian="8.75pt" style:font-size-complex="10pt"/>
    </style:style>
    <style:style style:name="P141" style:family="paragraph" style:parent-style-name="Standard">
      <style:text-properties style:font-name="Courier New" fo:font-size="10pt" fo:language="de" fo:country="DE" officeooo:rsid="04de0efe" officeooo:paragraph-rsid="04e29ec3" style:font-size-asian="8.75pt" style:font-size-complex="10pt"/>
    </style:style>
    <style:style style:name="P142" style:family="paragraph" style:parent-style-name="Standard">
      <style:text-properties style:font-name="Courier New" fo:font-size="10pt" fo:language="de" fo:country="DE" officeooo:rsid="0594887d" officeooo:paragraph-rsid="0594887d" style:font-size-asian="8.75pt" style:font-size-complex="10pt"/>
    </style:style>
    <style:style style:name="P143" style:family="paragraph" style:parent-style-name="Standard">
      <style:text-properties style:font-name="Courier New" fo:font-size="10pt" fo:language="de" fo:country="DE" officeooo:rsid="0594887d" officeooo:paragraph-rsid="05a1ba1d" style:font-size-asian="8.75pt" style:font-size-complex="10pt"/>
    </style:style>
    <style:style style:name="P144" style:family="paragraph" style:parent-style-name="Standard">
      <style:text-properties style:font-name="Courier New" fo:font-size="10pt" fo:language="de" fo:country="DE" officeooo:rsid="0554668a" officeooo:paragraph-rsid="05a5d853" style:font-size-asian="8.75pt" style:font-size-complex="10pt"/>
    </style:style>
    <style:style style:name="P145" style:family="paragraph" style:parent-style-name="Standard">
      <style:text-properties style:font-name="Courier New" fo:font-size="10pt" fo:language="de" fo:country="DE" officeooo:rsid="0554668a" officeooo:paragraph-rsid="05aa4ff9" style:font-size-asian="8.75pt" style:font-size-complex="10pt"/>
    </style:style>
    <style:style style:name="P146" style:family="paragraph" style:parent-style-name="Standard">
      <style:text-properties style:font-name="Courier New" fo:font-size="10pt" fo:language="de" fo:country="DE" officeooo:rsid="0554668a" officeooo:paragraph-rsid="05b4684b" style:font-size-asian="8.75pt" style:font-size-complex="10pt"/>
    </style:style>
    <style:style style:name="P147" style:family="paragraph" style:parent-style-name="Standard">
      <style:text-properties style:font-name="Courier New" fo:font-size="10pt" fo:language="de" fo:country="DE" officeooo:rsid="0552cd1a" officeooo:paragraph-rsid="05aa4ff9" style:font-size-asian="8.75pt" style:font-size-complex="10pt"/>
    </style:style>
    <style:style style:name="P148" style:family="paragraph" style:parent-style-name="Standard">
      <style:text-properties style:font-name="Courier New" fo:font-size="10pt" fo:language="de" fo:country="DE" officeooo:rsid="0552cd1a" officeooo:paragraph-rsid="05536e52" style:font-size-asian="8.75pt" style:font-size-complex="10pt"/>
    </style:style>
    <style:style style:name="P149" style:family="paragraph" style:parent-style-name="Standard">
      <style:text-properties style:font-name="Courier New" fo:font-size="10pt" fo:language="de" fo:country="DE" officeooo:rsid="05602bfe" officeooo:paragraph-rsid="05aa4ff9" style:font-size-asian="8.75pt" style:font-size-complex="10pt"/>
    </style:style>
    <style:style style:name="P150" style:family="paragraph" style:parent-style-name="Standard">
      <style:text-properties style:font-name="Courier New" fo:font-size="10pt" fo:language="de" fo:country="DE" officeooo:rsid="057d7510" officeooo:paragraph-rsid="05aa4ff9" style:font-size-asian="8.75pt" style:font-size-complex="10pt"/>
    </style:style>
    <style:style style:name="P151" style:family="paragraph" style:parent-style-name="Standard">
      <style:text-properties style:font-name="Courier New" fo:font-size="10pt" fo:language="de" fo:country="DE" officeooo:rsid="0593e05b" officeooo:paragraph-rsid="05aa4ff9" style:font-size-asian="8.75pt" style:font-size-complex="10pt"/>
    </style:style>
    <style:style style:name="P152" style:family="paragraph" style:parent-style-name="Standard">
      <style:text-properties style:font-name="Courier New" fo:font-size="10pt" fo:language="de" fo:country="DE" officeooo:rsid="0611c750" officeooo:paragraph-rsid="062ce5d7" style:font-size-asian="8.75pt" style:font-size-complex="10pt"/>
    </style:style>
    <style:style style:name="P153" style:family="paragraph" style:parent-style-name="Standard">
      <style:text-properties style:font-name="Courier New" fo:font-size="10pt" fo:language="de" fo:country="DE" officeooo:rsid="0611c750" officeooo:paragraph-rsid="0643c810" style:font-size-asian="8.75pt" style:font-size-complex="10pt"/>
    </style:style>
    <style:style style:name="P154" style:family="paragraph" style:parent-style-name="Standard">
      <style:text-properties style:font-name="Courier New" fo:font-size="10pt" fo:language="de" fo:country="DE" officeooo:rsid="062f9496" officeooo:paragraph-rsid="062f9496" style:font-size-asian="8.75pt" style:font-size-complex="10pt"/>
    </style:style>
    <style:style style:name="P155" style:family="paragraph" style:parent-style-name="Standard">
      <style:text-properties style:font-name="Courier New" fo:language="de" fo:country="DE" officeooo:rsid="00364d39" officeooo:paragraph-rsid="00364d39"/>
    </style:style>
    <style:style style:name="P156" style:family="paragraph" style:parent-style-name="Standard">
      <style:text-properties style:font-name="Courier New" fo:language="de" fo:country="DE" officeooo:rsid="000cbe58" officeooo:paragraph-rsid="000cbe58"/>
    </style:style>
    <style:style style:name="P157" style:family="paragraph" style:parent-style-name="Text_20_body">
      <style:text-properties style:font-name="Courier New" fo:language="de" fo:country="DE" officeooo:paragraph-rsid="045495a4"/>
    </style:style>
    <style:style style:name="P158" style:family="paragraph" style:parent-style-name="Text_20_body">
      <style:text-properties style:font-name="Courier New" fo:language="de" fo:country="DE" officeooo:paragraph-rsid="052d0525"/>
    </style:style>
    <style:style style:name="P159" style:family="paragraph" style:parent-style-name="Text_20_body">
      <style:text-properties style:font-name="Courier New" fo:language="de" fo:country="DE" officeooo:rsid="00cef1f2" officeooo:paragraph-rsid="052d0525"/>
    </style:style>
    <style:style style:name="P160" style:family="paragraph" style:parent-style-name="Standard">
      <style:text-properties style:font-name="Courier New" fo:font-size="12pt" fo:language="de" fo:country="DE" officeooo:rsid="00225e3f" officeooo:paragraph-rsid="00225e3f" style:font-size-asian="12pt" style:font-size-complex="12pt"/>
    </style:style>
    <style:style style:name="P161" style:family="paragraph" style:parent-style-name="Standard">
      <style:text-properties style:font-name="Courier New" fo:font-size="12pt" fo:language="de" fo:country="DE" officeooo:rsid="00de1db0" officeooo:paragraph-rsid="00de1db0" style:font-size-asian="12pt" style:font-size-complex="12pt"/>
    </style:style>
    <style:style style:name="P162" style:family="paragraph" style:parent-style-name="Standard">
      <style:text-properties style:font-name="Courier New" fo:font-size="12pt" fo:language="de" fo:country="DE" officeooo:rsid="038618c8" officeooo:paragraph-rsid="038818fa" style:font-size-asian="12pt" style:font-size-complex="12pt"/>
    </style:style>
    <style:style style:name="P163" style:family="paragraph" style:parent-style-name="Standard">
      <style:text-properties style:font-name="Courier New" fo:font-size="12pt" fo:language="de" fo:country="DE" officeooo:rsid="02e66daf" officeooo:paragraph-rsid="02e66daf" style:font-size-asian="12pt" style:font-size-complex="12pt"/>
    </style:style>
    <style:style style:name="P164" style:family="paragraph" style:parent-style-name="Standard">
      <style:text-properties style:font-name="Courier New" fo:font-size="12pt" fo:language="de" fo:country="DE" officeooo:rsid="02e66daf" officeooo:paragraph-rsid="04365df8" style:font-size-asian="12pt" style:font-size-complex="12pt"/>
    </style:style>
    <style:style style:name="P165" style:family="paragraph" style:parent-style-name="Standard">
      <style:text-properties style:font-name="Courier New" fo:font-size="10pt" fo:language="de" fo:country="DE" officeooo:rsid="056d6d9a" officeooo:paragraph-rsid="064f5b3e" style:font-size-asian="8.75pt" style:font-size-complex="10pt"/>
    </style:style>
    <style:style style:name="P166" style:family="paragraph" style:parent-style-name="Standard">
      <style:text-properties style:font-name="Courier New" fo:font-size="10pt" fo:language="de" fo:country="DE" officeooo:rsid="0566a3e2" officeooo:paragraph-rsid="0650a297" style:font-size-asian="8.75pt" style:font-size-complex="10pt"/>
    </style:style>
    <style:style style:name="P167" style:family="paragraph" style:parent-style-name="Standard">
      <style:text-properties style:font-name="Courier New" fo:font-size="10pt" fo:language="de" fo:country="DE" officeooo:rsid="0544067a" officeooo:paragraph-rsid="0611c750" style:font-size-asian="8.75pt" style:font-size-complex="10pt"/>
    </style:style>
    <style:style style:name="P168" style:family="paragraph" style:parent-style-name="Standard">
      <style:text-properties style:font-name="Courier New" fo:font-size="12pt" fo:language="de" fo:country="DE" officeooo:rsid="0544067a" officeooo:paragraph-rsid="0611c750" style:font-size-asian="10.5pt" style:font-size-complex="12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4a3fb"/>
    </style:style>
    <style:style style:name="T31" style:family="text">
      <style:text-properties officeooo:rsid="0034e708"/>
    </style:style>
    <style:style style:name="T32" style:family="text">
      <style:text-properties officeooo:rsid="00364d39"/>
    </style:style>
    <style:style style:name="T33" style:family="text">
      <style:text-properties officeooo:rsid="003700a2"/>
    </style:style>
    <style:style style:name="T34" style:family="text">
      <style:text-properties officeooo:rsid="0038f655"/>
    </style:style>
    <style:style style:name="T35" style:family="text">
      <style:text-properties officeooo:rsid="003c3a60"/>
    </style:style>
    <style:style style:name="T36" style:family="text">
      <style:text-properties officeooo:rsid="003df5bb"/>
    </style:style>
    <style:style style:name="T37" style:family="text">
      <style:text-properties officeooo:rsid="003ee37e"/>
    </style:style>
    <style:style style:name="T38" style:family="text">
      <style:text-properties officeooo:rsid="003f9488"/>
    </style:style>
    <style:style style:name="T39" style:family="text">
      <style:text-properties officeooo:rsid="0040beb0"/>
    </style:style>
    <style:style style:name="T40" style:family="text">
      <style:text-properties officeooo:rsid="00427b4d"/>
    </style:style>
    <style:style style:name="T41" style:family="text">
      <style:text-properties officeooo:rsid="00441ad9"/>
    </style:style>
    <style:style style:name="T42" style:family="text">
      <style:text-properties officeooo:rsid="0045dcaa"/>
    </style:style>
    <style:style style:name="T43" style:family="text">
      <style:text-properties officeooo:rsid="0046021b"/>
    </style:style>
    <style:style style:name="T44" style:family="text">
      <style:text-properties officeooo:rsid="0046da2f"/>
    </style:style>
    <style:style style:name="T45" style:family="text">
      <style:text-properties officeooo:rsid="00479e3b"/>
    </style:style>
    <style:style style:name="T46" style:family="text">
      <style:text-properties officeooo:rsid="0049ccfc"/>
    </style:style>
    <style:style style:name="T47" style:family="text">
      <style:text-properties officeooo:rsid="004b6afc"/>
    </style:style>
    <style:style style:name="T48" style:family="text">
      <style:text-properties officeooo:rsid="004e92eb"/>
    </style:style>
    <style:style style:name="T49" style:family="text">
      <style:text-properties officeooo:rsid="00503124"/>
    </style:style>
    <style:style style:name="T50" style:family="text">
      <style:text-properties officeooo:rsid="0051c1cb"/>
    </style:style>
    <style:style style:name="T51" style:family="text">
      <style:text-properties officeooo:rsid="00532055"/>
    </style:style>
    <style:style style:name="T52" style:family="text">
      <style:text-properties officeooo:rsid="0053354b"/>
    </style:style>
    <style:style style:name="T53" style:family="text">
      <style:text-properties officeooo:rsid="0056c212"/>
    </style:style>
    <style:style style:name="T54" style:family="text">
      <style:text-properties officeooo:rsid="00572a26"/>
    </style:style>
    <style:style style:name="T55" style:family="text">
      <style:text-properties officeooo:rsid="00601e8e"/>
    </style:style>
    <style:style style:name="T56" style:family="text">
      <style:text-properties officeooo:rsid="00625a43"/>
    </style:style>
    <style:style style:name="T57" style:family="text">
      <style:text-properties officeooo:rsid="00670643"/>
    </style:style>
    <style:style style:name="T58" style:family="text">
      <style:text-properties officeooo:rsid="00682f78"/>
    </style:style>
    <style:style style:name="T59" style:family="text">
      <style:text-properties officeooo:rsid="0069be9d"/>
    </style:style>
    <style:style style:name="T60" style:family="text">
      <style:text-properties officeooo:rsid="006b25d1"/>
    </style:style>
    <style:style style:name="T61" style:family="text">
      <style:text-properties officeooo:rsid="006ba8ed"/>
    </style:style>
    <style:style style:name="T62" style:family="text">
      <style:text-properties officeooo:rsid="006de9d6"/>
    </style:style>
    <style:style style:name="T63" style:family="text">
      <style:text-properties officeooo:rsid="006fc29c"/>
    </style:style>
    <style:style style:name="T64" style:family="text">
      <style:text-properties officeooo:rsid="00707d52"/>
    </style:style>
    <style:style style:name="T65" style:family="text">
      <style:text-properties officeooo:rsid="0072156e"/>
    </style:style>
    <style:style style:name="T66" style:family="text">
      <style:text-properties officeooo:rsid="0073c5b3"/>
    </style:style>
    <style:style style:name="T67" style:family="text">
      <style:text-properties officeooo:rsid="007593cd"/>
    </style:style>
    <style:style style:name="T68" style:family="text">
      <style:text-properties officeooo:rsid="00760eb3"/>
    </style:style>
    <style:style style:name="T69" style:family="text">
      <style:text-properties officeooo:rsid="007716c5"/>
    </style:style>
    <style:style style:name="T70" style:family="text">
      <style:text-properties officeooo:rsid="00785e77"/>
    </style:style>
    <style:style style:name="T71" style:family="text">
      <style:text-properties officeooo:rsid="0078deb7"/>
    </style:style>
    <style:style style:name="T72" style:family="text">
      <style:text-properties officeooo:rsid="007900a6"/>
    </style:style>
    <style:style style:name="T73" style:family="text">
      <style:text-properties officeooo:rsid="00795a0a"/>
    </style:style>
    <style:style style:name="T74" style:family="text">
      <style:text-properties officeooo:rsid="007a7130"/>
    </style:style>
    <style:style style:name="T75" style:family="text">
      <style:text-properties officeooo:rsid="007af59a"/>
    </style:style>
    <style:style style:name="T76" style:family="text">
      <style:text-properties officeooo:rsid="007ce8a8"/>
    </style:style>
    <style:style style:name="T77" style:family="text">
      <style:text-properties officeooo:rsid="007fdd81"/>
    </style:style>
    <style:style style:name="T78" style:family="text">
      <style:text-properties officeooo:rsid="00810f5a"/>
    </style:style>
    <style:style style:name="T79" style:family="text">
      <style:text-properties officeooo:rsid="00819c61"/>
    </style:style>
    <style:style style:name="T80" style:family="text">
      <style:text-properties officeooo:rsid="008320c0"/>
    </style:style>
    <style:style style:name="T81" style:family="text">
      <style:text-properties officeooo:rsid="0083b859"/>
    </style:style>
    <style:style style:name="T82" style:family="text">
      <style:text-properties officeooo:rsid="00844e81"/>
    </style:style>
    <style:style style:name="T83" style:family="text">
      <style:text-properties officeooo:rsid="0085caf3"/>
    </style:style>
    <style:style style:name="T84" style:family="text">
      <style:text-properties officeooo:rsid="0085d7b6"/>
    </style:style>
    <style:style style:name="T85" style:family="text">
      <style:text-properties officeooo:rsid="008a49e1"/>
    </style:style>
    <style:style style:name="T86" style:family="text">
      <style:text-properties officeooo:rsid="008ab48f"/>
    </style:style>
    <style:style style:name="T87" style:family="text">
      <style:text-properties officeooo:rsid="008b5ea1"/>
    </style:style>
    <style:style style:name="T88" style:family="text">
      <style:text-properties officeooo:rsid="008b862e"/>
    </style:style>
    <style:style style:name="T89" style:family="text">
      <style:text-properties officeooo:rsid="008b899e"/>
    </style:style>
    <style:style style:name="T90" style:family="text">
      <style:text-properties officeooo:rsid="008d25af"/>
    </style:style>
    <style:style style:name="T91" style:family="text">
      <style:text-properties officeooo:rsid="008d7809"/>
    </style:style>
    <style:style style:name="T92" style:family="text">
      <style:text-properties officeooo:rsid="0090678c"/>
    </style:style>
    <style:style style:name="T93" style:family="text">
      <style:text-properties officeooo:rsid="009347b1"/>
    </style:style>
    <style:style style:name="T94" style:family="text">
      <style:text-properties officeooo:rsid="00950a35"/>
    </style:style>
    <style:style style:name="T95" style:family="text">
      <style:text-properties officeooo:rsid="0095d947"/>
    </style:style>
    <style:style style:name="T96" style:family="text">
      <style:text-properties officeooo:rsid="00973551"/>
    </style:style>
    <style:style style:name="T97" style:family="text">
      <style:text-properties officeooo:rsid="0099ad4b"/>
    </style:style>
    <style:style style:name="T98" style:family="text">
      <style:text-properties officeooo:rsid="009a3149"/>
    </style:style>
    <style:style style:name="T99" style:family="text">
      <style:text-properties officeooo:rsid="009ba3da"/>
    </style:style>
    <style:style style:name="T100" style:family="text">
      <style:text-properties officeooo:rsid="009c69b3"/>
    </style:style>
    <style:style style:name="T101" style:family="text">
      <style:text-properties officeooo:rsid="009d1cc1"/>
    </style:style>
    <style:style style:name="T102" style:family="text">
      <style:text-properties officeooo:rsid="009e98b4"/>
    </style:style>
    <style:style style:name="T103" style:family="text">
      <style:text-properties officeooo:rsid="00a0aa01"/>
    </style:style>
    <style:style style:name="T104" style:family="text">
      <style:text-properties officeooo:rsid="00a20434"/>
    </style:style>
    <style:style style:name="T105" style:family="text">
      <style:text-properties officeooo:rsid="00a33ac0"/>
    </style:style>
    <style:style style:name="T106" style:family="text">
      <style:text-properties officeooo:rsid="00a58099"/>
    </style:style>
    <style:style style:name="T107" style:family="text">
      <style:text-properties officeooo:rsid="00a7118c"/>
    </style:style>
    <style:style style:name="T108" style:family="text">
      <style:text-properties officeooo:rsid="00a89f31"/>
    </style:style>
    <style:style style:name="T109" style:family="text">
      <style:text-properties officeooo:rsid="00aa6dcc"/>
    </style:style>
    <style:style style:name="T110" style:family="text">
      <style:text-properties officeooo:rsid="00ac1d60"/>
    </style:style>
    <style:style style:name="T111" style:family="text">
      <style:text-properties officeooo:rsid="00ad0cc0"/>
    </style:style>
    <style:style style:name="T112" style:family="text">
      <style:text-properties officeooo:rsid="00ad2901"/>
    </style:style>
    <style:style style:name="T113" style:family="text">
      <style:text-properties officeooo:rsid="00ae1e80"/>
    </style:style>
    <style:style style:name="T114" style:family="text">
      <style:text-properties officeooo:rsid="00b05e8c"/>
    </style:style>
    <style:style style:name="T115" style:family="text">
      <style:text-properties officeooo:rsid="00b1be3e"/>
    </style:style>
    <style:style style:name="T116" style:family="text">
      <style:text-properties officeooo:rsid="00b2b379"/>
    </style:style>
    <style:style style:name="T117" style:family="text">
      <style:text-properties officeooo:rsid="00b3392d"/>
    </style:style>
    <style:style style:name="T118" style:family="text">
      <style:text-properties officeooo:rsid="00b3c9cf"/>
    </style:style>
    <style:style style:name="T119" style:family="text">
      <style:text-properties officeooo:rsid="00b5669e"/>
    </style:style>
    <style:style style:name="T120" style:family="text">
      <style:text-properties officeooo:rsid="00b5be7c"/>
    </style:style>
    <style:style style:name="T121" style:family="text">
      <style:text-properties officeooo:rsid="00b6490d"/>
    </style:style>
    <style:style style:name="T122" style:family="text">
      <style:text-properties officeooo:rsid="00b80749"/>
    </style:style>
    <style:style style:name="T123" style:family="text">
      <style:text-properties officeooo:rsid="00b9916c"/>
    </style:style>
    <style:style style:name="T124" style:family="text">
      <style:text-properties officeooo:rsid="00b9f2a0"/>
    </style:style>
    <style:style style:name="T125" style:family="text">
      <style:text-properties officeooo:rsid="00bc7278"/>
    </style:style>
    <style:style style:name="T126" style:family="text">
      <style:text-properties officeooo:rsid="00bcebfa"/>
    </style:style>
    <style:style style:name="T127" style:family="text">
      <style:text-properties officeooo:rsid="00bd473e"/>
    </style:style>
    <style:style style:name="T128" style:family="text">
      <style:text-properties officeooo:rsid="00be0536"/>
    </style:style>
    <style:style style:name="T129" style:family="text">
      <style:text-properties officeooo:rsid="00bf9c20"/>
    </style:style>
    <style:style style:name="T130" style:family="text">
      <style:text-properties officeooo:rsid="00c190fa"/>
    </style:style>
    <style:style style:name="T131" style:family="text">
      <style:text-properties officeooo:rsid="00c33789"/>
    </style:style>
    <style:style style:name="T132" style:family="text">
      <style:text-properties officeooo:rsid="00c87dc1"/>
    </style:style>
    <style:style style:name="T133" style:family="text">
      <style:text-properties officeooo:rsid="00c946de"/>
    </style:style>
    <style:style style:name="T134" style:family="text">
      <style:text-properties officeooo:rsid="00c956d0"/>
    </style:style>
    <style:style style:name="T135" style:family="text">
      <style:text-properties officeooo:rsid="00caacc2"/>
    </style:style>
    <style:style style:name="T136" style:family="text">
      <style:text-properties officeooo:rsid="00d04492"/>
    </style:style>
    <style:style style:name="T137" style:family="text">
      <style:text-properties officeooo:rsid="00d26739"/>
    </style:style>
    <style:style style:name="T138" style:family="text">
      <style:text-properties officeooo:rsid="00d586a0"/>
    </style:style>
    <style:style style:name="T139" style:family="text">
      <style:text-properties officeooo:rsid="00d681f8"/>
    </style:style>
    <style:style style:name="T140" style:family="text">
      <style:text-properties officeooo:rsid="00d86dcd"/>
    </style:style>
    <style:style style:name="T141" style:family="text">
      <style:text-properties officeooo:rsid="00da15a8"/>
    </style:style>
    <style:style style:name="T142" style:family="text">
      <style:text-properties officeooo:rsid="00dab9a0"/>
    </style:style>
    <style:style style:name="T143" style:family="text">
      <style:text-properties officeooo:rsid="00df963a"/>
    </style:style>
    <style:style style:name="T144" style:family="text">
      <style:text-properties officeooo:rsid="00dfc7b7"/>
    </style:style>
    <style:style style:name="T145" style:family="text">
      <style:text-properties officeooo:rsid="00e07d7f"/>
    </style:style>
    <style:style style:name="T146" style:family="text">
      <style:text-properties officeooo:rsid="00e17785"/>
    </style:style>
    <style:style style:name="T147" style:family="text">
      <style:text-properties officeooo:rsid="00e322d6"/>
    </style:style>
    <style:style style:name="T148" style:family="text">
      <style:text-properties officeooo:rsid="00e47f50"/>
    </style:style>
    <style:style style:name="T149" style:family="text">
      <style:text-properties officeooo:rsid="00e5ebcd"/>
    </style:style>
    <style:style style:name="T150" style:family="text">
      <style:text-properties officeooo:rsid="00e6c8a5"/>
    </style:style>
    <style:style style:name="T151" style:family="text">
      <style:text-properties officeooo:rsid="00eae2f8"/>
    </style:style>
    <style:style style:name="T152" style:family="text">
      <style:text-properties officeooo:rsid="00eb085e"/>
    </style:style>
    <style:style style:name="T153" style:family="text">
      <style:text-properties officeooo:rsid="00ecb756"/>
    </style:style>
    <style:style style:name="T154" style:family="text">
      <style:text-properties officeooo:rsid="00edb762"/>
    </style:style>
    <style:style style:name="T155" style:family="text">
      <style:text-properties officeooo:rsid="00ee632f"/>
    </style:style>
    <style:style style:name="T156" style:family="text">
      <style:text-properties officeooo:rsid="00f440fa"/>
    </style:style>
    <style:style style:name="T157" style:family="text">
      <style:text-properties officeooo:rsid="00f4ecf0"/>
    </style:style>
    <style:style style:name="T158" style:family="text">
      <style:text-properties officeooo:rsid="00f54160"/>
    </style:style>
    <style:style style:name="T159" style:family="text">
      <style:text-properties officeooo:rsid="00f9bfa3"/>
    </style:style>
    <style:style style:name="T160" style:family="text">
      <style:text-properties officeooo:rsid="00f9f9cd"/>
    </style:style>
    <style:style style:name="T161" style:family="text">
      <style:text-properties officeooo:rsid="00fb03fe"/>
    </style:style>
    <style:style style:name="T162" style:family="text">
      <style:text-properties officeooo:rsid="00fc47c4"/>
    </style:style>
    <style:style style:name="T163" style:family="text">
      <style:text-properties officeooo:rsid="00fea8b8"/>
    </style:style>
    <style:style style:name="T164" style:family="text">
      <style:text-properties style:font-name="Courier New" fo:font-size="10pt" style:font-size-asian="10pt" style:font-size-complex="10pt"/>
    </style:style>
    <style:style style:name="T165" style:family="text">
      <style:text-properties style:font-name="Courier New" fo:font-size="10pt" officeooo:rsid="00fc5abe" style:font-size-asian="10pt" style:font-size-complex="10pt"/>
    </style:style>
    <style:style style:name="T166" style:family="text">
      <style:text-properties style:font-name="Courier New" fo:font-size="10pt" officeooo:rsid="011daee5" style:font-size-asian="10pt" style:font-size-complex="10pt"/>
    </style:style>
    <style:style style:name="T167" style:family="text">
      <style:text-properties officeooo:rsid="01020c59"/>
    </style:style>
    <style:style style:name="T168" style:family="text">
      <style:text-properties officeooo:rsid="0102a52f"/>
    </style:style>
    <style:style style:name="T169" style:family="text">
      <style:text-properties officeooo:rsid="010698d6"/>
    </style:style>
    <style:style style:name="T170" style:family="text">
      <style:text-properties officeooo:rsid="0106a206"/>
    </style:style>
    <style:style style:name="T171" style:family="text">
      <style:text-properties officeooo:rsid="0108fb46"/>
    </style:style>
    <style:style style:name="T172" style:family="text">
      <style:text-properties officeooo:rsid="010ab7d9"/>
    </style:style>
    <style:style style:name="T173" style:family="text">
      <style:text-properties officeooo:rsid="010b4d96"/>
    </style:style>
    <style:style style:name="T174" style:family="text">
      <style:text-properties officeooo:rsid="010c7bab"/>
    </style:style>
    <style:style style:name="T175" style:family="text">
      <style:text-properties officeooo:rsid="010ca798"/>
    </style:style>
    <style:style style:name="T176" style:family="text">
      <style:text-properties officeooo:rsid="010e6e2c"/>
    </style:style>
    <style:style style:name="T177" style:family="text">
      <style:text-properties officeooo:rsid="010faf4b"/>
    </style:style>
    <style:style style:name="T178" style:family="text">
      <style:text-properties officeooo:rsid="010fc62c"/>
    </style:style>
    <style:style style:name="T179" style:family="text">
      <style:text-properties officeooo:rsid="011008e1"/>
    </style:style>
    <style:style style:name="T180" style:family="text">
      <style:text-properties officeooo:rsid="0111db25"/>
    </style:style>
    <style:style style:name="T181" style:family="text">
      <style:text-properties officeooo:rsid="011605ab"/>
    </style:style>
    <style:style style:name="T182" style:family="text">
      <style:text-properties officeooo:rsid="0117caaa"/>
    </style:style>
    <style:style style:name="T183" style:family="text">
      <style:text-properties officeooo:rsid="0118ca41"/>
    </style:style>
    <style:style style:name="T184" style:family="text">
      <style:text-properties officeooo:rsid="0119142b"/>
    </style:style>
    <style:style style:name="T185" style:family="text">
      <style:text-properties officeooo:rsid="011a6ef3"/>
    </style:style>
    <style:style style:name="T186" style:family="text">
      <style:text-properties officeooo:rsid="011cbb75"/>
    </style:style>
    <style:style style:name="T187" style:family="text">
      <style:text-properties officeooo:rsid="011d7ef5"/>
    </style:style>
    <style:style style:name="T188" style:family="text">
      <style:text-properties officeooo:rsid="011d9173"/>
    </style:style>
    <style:style style:name="T189" style:family="text">
      <style:text-properties fo:font-size="10pt" style:font-size-asian="10pt" style:font-size-complex="10pt"/>
    </style:style>
    <style:style style:name="T190" style:family="text">
      <style:text-properties fo:font-size="10pt" officeooo:rsid="0013b152" style:font-size-asian="10pt" style:font-size-complex="10pt"/>
    </style:style>
    <style:style style:name="T191" style:family="text">
      <style:text-properties fo:font-size="10pt" officeooo:rsid="001efb11" style:font-size-asian="10pt" style:font-size-complex="10pt"/>
    </style:style>
    <style:style style:name="T192" style:family="text">
      <style:text-properties fo:font-size="10pt" officeooo:rsid="001f982c" style:font-size-asian="10pt" style:font-size-complex="10pt"/>
    </style:style>
    <style:style style:name="T193" style:family="text">
      <style:text-properties fo:font-size="10pt" officeooo:rsid="0036d4c9" style:font-size-asian="10pt" style:font-size-complex="10pt"/>
    </style:style>
    <style:style style:name="T194" style:family="text">
      <style:text-properties fo:font-size="10pt" officeooo:rsid="041b34fa" style:font-size-asian="10pt" style:font-size-complex="10pt"/>
    </style:style>
    <style:style style:name="T195" style:family="text">
      <style:text-properties fo:font-size="10pt" officeooo:rsid="041c283d" style:font-size-asian="10pt" style:font-size-complex="10pt"/>
    </style:style>
    <style:style style:name="T196" style:family="text">
      <style:text-properties fo:font-size="10pt" officeooo:rsid="0453bcdb" style:font-size-asian="10pt" style:font-size-complex="10pt"/>
    </style:style>
    <style:style style:name="T197" style:family="text">
      <style:text-properties fo:font-size="10pt" officeooo:rsid="04546bb5" style:font-size-asian="10pt" style:font-size-complex="10pt"/>
    </style:style>
    <style:style style:name="T198" style:family="text">
      <style:text-properties fo:font-size="10pt" officeooo:rsid="04828598" style:font-size-asian="10pt" style:font-size-complex="10pt"/>
    </style:style>
    <style:style style:name="T199" style:family="text">
      <style:text-properties fo:font-size="10pt" officeooo:rsid="05a80786" style:font-size-asian="10pt" style:font-size-complex="10pt"/>
    </style:style>
    <style:style style:name="T200" style:family="text">
      <style:text-properties fo:font-size="10pt" officeooo:rsid="061a674c" style:font-size-asian="10pt" style:font-size-complex="10pt"/>
    </style:style>
    <style:style style:name="T201" style:family="text">
      <style:text-properties style:text-position="super 58%" style:font-name="Courier New" fo:font-size="10pt" officeooo:rsid="011eeea1" style:font-size-asian="10pt" style:font-size-complex="10pt"/>
    </style:style>
    <style:style style:name="T202" style:family="text">
      <style:text-properties officeooo:rsid="00fc5abe"/>
    </style:style>
    <style:style style:name="T203" style:family="text">
      <style:text-properties officeooo:rsid="011f0919"/>
    </style:style>
    <style:style style:name="T204" style:family="text">
      <style:text-properties officeooo:rsid="011fc9e9"/>
    </style:style>
    <style:style style:name="T205" style:family="text">
      <style:text-properties officeooo:rsid="012056d0"/>
    </style:style>
    <style:style style:name="T206" style:family="text">
      <style:text-properties officeooo:rsid="01211565"/>
    </style:style>
    <style:style style:name="T207" style:family="text">
      <style:text-properties officeooo:rsid="01224c10"/>
    </style:style>
    <style:style style:name="T208" style:family="text">
      <style:text-properties officeooo:rsid="01230d44"/>
    </style:style>
    <style:style style:name="T209" style:family="text">
      <style:text-properties officeooo:rsid="01233290"/>
    </style:style>
    <style:style style:name="T210" style:family="text">
      <style:text-properties officeooo:rsid="01240bb9"/>
    </style:style>
    <style:style style:name="T211" style:family="text">
      <style:text-properties officeooo:rsid="01269571"/>
    </style:style>
    <style:style style:name="T212" style:family="text">
      <style:text-properties officeooo:rsid="012dd232"/>
    </style:style>
    <style:style style:name="T213" style:family="text">
      <style:text-properties officeooo:rsid="012e4e75"/>
    </style:style>
    <style:style style:name="T214" style:family="text">
      <style:text-properties officeooo:rsid="012e7973"/>
    </style:style>
    <style:style style:name="T215" style:family="text">
      <style:text-properties officeooo:rsid="012fa07d"/>
    </style:style>
    <style:style style:name="T216" style:family="text">
      <style:text-properties officeooo:rsid="0130ae1f"/>
    </style:style>
    <style:style style:name="T217" style:family="text">
      <style:text-properties officeooo:rsid="01318e06"/>
    </style:style>
    <style:style style:name="T218" style:family="text">
      <style:text-properties officeooo:rsid="0132d91c"/>
    </style:style>
    <style:style style:name="T219" style:family="text">
      <style:text-properties officeooo:rsid="01338f22"/>
    </style:style>
    <style:style style:name="T220" style:family="text">
      <style:text-properties officeooo:rsid="0134615e"/>
    </style:style>
    <style:style style:name="T221" style:family="text">
      <style:text-properties officeooo:rsid="0135dfd3"/>
    </style:style>
    <style:style style:name="T222" style:family="text">
      <style:text-properties officeooo:rsid="0135f1af"/>
    </style:style>
    <style:style style:name="T223" style:family="text">
      <style:text-properties officeooo:rsid="0137c63a"/>
    </style:style>
    <style:style style:name="T224" style:family="text">
      <style:text-properties officeooo:rsid="01391062"/>
    </style:style>
    <style:style style:name="T225" style:family="text">
      <style:text-properties officeooo:rsid="0139abd5"/>
    </style:style>
    <style:style style:name="T226" style:family="text">
      <style:text-properties officeooo:rsid="013acbc4"/>
    </style:style>
    <style:style style:name="T227" style:family="text">
      <style:text-properties officeooo:rsid="013ae987"/>
    </style:style>
    <style:style style:name="T228" style:family="text">
      <style:text-properties officeooo:rsid="013e9405"/>
    </style:style>
    <style:style style:name="T229" style:family="text">
      <style:text-properties officeooo:rsid="0141307c"/>
    </style:style>
    <style:style style:name="T230" style:family="text">
      <style:text-properties officeooo:rsid="01421f1e"/>
    </style:style>
    <style:style style:name="T231" style:family="text">
      <style:text-properties officeooo:rsid="01432be3"/>
    </style:style>
    <style:style style:name="T232" style:family="text">
      <style:text-properties officeooo:rsid="014ada3a"/>
    </style:style>
    <style:style style:name="T233" style:family="text">
      <style:text-properties officeooo:rsid="014c38b7"/>
    </style:style>
    <style:style style:name="T234" style:family="text">
      <style:text-properties officeooo:rsid="014cab26"/>
    </style:style>
    <style:style style:name="T235" style:family="text">
      <style:text-properties officeooo:rsid="014e740a"/>
    </style:style>
    <style:style style:name="T236" style:family="text">
      <style:text-properties officeooo:rsid="014e92d5"/>
    </style:style>
    <style:style style:name="T237" style:family="text">
      <style:text-properties officeooo:rsid="014f58fd"/>
    </style:style>
    <style:style style:name="T238" style:family="text">
      <style:text-properties officeooo:rsid="015089cb"/>
    </style:style>
    <style:style style:name="T239" style:family="text">
      <style:text-properties officeooo:rsid="01513ae5"/>
    </style:style>
    <style:style style:name="T240" style:family="text">
      <style:text-properties officeooo:rsid="015308ea"/>
    </style:style>
    <style:style style:name="T241" style:family="text">
      <style:text-properties officeooo:rsid="0153e85d"/>
    </style:style>
    <style:style style:name="T242" style:family="text">
      <style:text-properties officeooo:rsid="015425a5"/>
    </style:style>
    <style:style style:name="T243" style:family="text">
      <style:text-properties officeooo:rsid="01561341"/>
    </style:style>
    <style:style style:name="T244" style:family="text">
      <style:text-properties officeooo:rsid="0157c833"/>
    </style:style>
    <style:style style:name="T245" style:family="text">
      <style:text-properties officeooo:rsid="01592bb5"/>
    </style:style>
    <style:style style:name="T246" style:family="text">
      <style:text-properties officeooo:rsid="0159d1da"/>
    </style:style>
    <style:style style:name="T247" style:family="text">
      <style:text-properties officeooo:rsid="015b5dd5"/>
    </style:style>
    <style:style style:name="T248" style:family="text">
      <style:text-properties officeooo:rsid="015b7fd6"/>
    </style:style>
    <style:style style:name="T249" style:family="text">
      <style:text-properties officeooo:rsid="015d72ca"/>
    </style:style>
    <style:style style:name="T250" style:family="text">
      <style:text-properties officeooo:rsid="015d741c"/>
    </style:style>
    <style:style style:name="T251" style:family="text">
      <style:text-properties officeooo:rsid="015e9170"/>
    </style:style>
    <style:style style:name="T252" style:family="text">
      <style:text-properties officeooo:rsid="015f0aa4"/>
    </style:style>
    <style:style style:name="T253" style:family="text">
      <style:text-properties officeooo:rsid="016245c1"/>
    </style:style>
    <style:style style:name="T254" style:family="text">
      <style:text-properties officeooo:rsid="0163ffbb"/>
    </style:style>
    <style:style style:name="T255" style:family="text">
      <style:text-properties officeooo:rsid="0164a8a5"/>
    </style:style>
    <style:style style:name="T256" style:family="text">
      <style:text-properties officeooo:rsid="0164b81e"/>
    </style:style>
    <style:style style:name="T257" style:family="text">
      <style:text-properties officeooo:rsid="01669e1e"/>
    </style:style>
    <style:style style:name="T258" style:family="text">
      <style:text-properties officeooo:rsid="016906da"/>
    </style:style>
    <style:style style:name="T259" style:family="text">
      <style:text-properties officeooo:rsid="016b05c3"/>
    </style:style>
    <style:style style:name="T260" style:family="text">
      <style:text-properties officeooo:rsid="016c854a"/>
    </style:style>
    <style:style style:name="T261" style:family="text">
      <style:text-properties officeooo:rsid="016e2909"/>
    </style:style>
    <style:style style:name="T262" style:family="text">
      <style:text-properties officeooo:rsid="016ef9f1"/>
    </style:style>
    <style:style style:name="T263" style:family="text">
      <style:text-properties officeooo:rsid="0170cb49"/>
    </style:style>
    <style:style style:name="T264" style:family="text">
      <style:text-properties officeooo:rsid="01723f67"/>
    </style:style>
    <style:style style:name="T265" style:family="text">
      <style:text-properties officeooo:rsid="017337f0"/>
    </style:style>
    <style:style style:name="T266" style:family="text">
      <style:text-properties officeooo:rsid="01751ebc"/>
    </style:style>
    <style:style style:name="T267" style:family="text">
      <style:text-properties officeooo:rsid="017b3c88"/>
    </style:style>
    <style:style style:name="T268" style:family="text">
      <style:text-properties officeooo:rsid="017d23f9"/>
    </style:style>
    <style:style style:name="T269" style:family="text">
      <style:text-properties officeooo:rsid="017d629b"/>
    </style:style>
    <style:style style:name="T270" style:family="text">
      <style:text-properties officeooo:rsid="017e74b1"/>
    </style:style>
    <style:style style:name="T271" style:family="text">
      <style:text-properties officeooo:rsid="017f1266"/>
    </style:style>
    <style:style style:name="T272" style:family="text">
      <style:text-properties officeooo:rsid="0180b7f9"/>
    </style:style>
    <style:style style:name="T273" style:family="text">
      <style:text-properties officeooo:rsid="01828a6f"/>
    </style:style>
    <style:style style:name="T274" style:family="text">
      <style:text-properties officeooo:rsid="0182ba9a"/>
    </style:style>
    <style:style style:name="T275" style:family="text">
      <style:text-properties officeooo:rsid="018351cb"/>
    </style:style>
    <style:style style:name="T276" style:family="text">
      <style:text-properties officeooo:rsid="018509b2"/>
    </style:style>
    <style:style style:name="T277" style:family="text">
      <style:text-properties officeooo:rsid="0186fb6f"/>
    </style:style>
    <style:style style:name="T278" style:family="text">
      <style:text-properties officeooo:rsid="0188a1d7"/>
    </style:style>
    <style:style style:name="T279" style:family="text">
      <style:text-properties officeooo:rsid="0189d678"/>
    </style:style>
    <style:style style:name="T280" style:family="text">
      <style:text-properties officeooo:rsid="018c90bc"/>
    </style:style>
    <style:style style:name="T281" style:family="text">
      <style:text-properties officeooo:rsid="018cd057"/>
    </style:style>
    <style:style style:name="T282" style:family="text">
      <style:text-properties officeooo:rsid="018db5c8"/>
    </style:style>
    <style:style style:name="T283" style:family="text">
      <style:text-properties officeooo:rsid="018efa8a"/>
    </style:style>
    <style:style style:name="T284" style:family="text">
      <style:text-properties officeooo:rsid="018f92f5"/>
    </style:style>
    <style:style style:name="T285" style:family="text">
      <style:text-properties officeooo:rsid="019144e7"/>
    </style:style>
    <style:style style:name="T286" style:family="text">
      <style:text-properties officeooo:rsid="01918105"/>
    </style:style>
    <style:style style:name="T287" style:family="text">
      <style:text-properties officeooo:rsid="019349bb"/>
    </style:style>
    <style:style style:name="T288" style:family="text">
      <style:text-properties officeooo:rsid="0193ed2b"/>
    </style:style>
    <style:style style:name="T289" style:family="text">
      <style:text-properties officeooo:rsid="0193f22e"/>
    </style:style>
    <style:style style:name="T290" style:family="text">
      <style:text-properties officeooo:rsid="0193f3d2"/>
    </style:style>
    <style:style style:name="T291" style:family="text">
      <style:text-properties officeooo:rsid="01968740"/>
    </style:style>
    <style:style style:name="T292" style:family="text">
      <style:text-properties officeooo:rsid="019854be"/>
    </style:style>
    <style:style style:name="T293" style:family="text">
      <style:text-properties officeooo:rsid="0198a24f"/>
    </style:style>
    <style:style style:name="T294" style:family="text">
      <style:text-properties officeooo:rsid="01994b87"/>
    </style:style>
    <style:style style:name="T295" style:family="text">
      <style:text-properties officeooo:rsid="019af119"/>
    </style:style>
    <style:style style:name="T296" style:family="text">
      <style:text-properties officeooo:rsid="019d8cab"/>
    </style:style>
    <style:style style:name="T297" style:family="text">
      <style:text-properties officeooo:rsid="019e1580"/>
    </style:style>
    <style:style style:name="T298" style:family="text">
      <style:text-properties officeooo:rsid="019f774e"/>
    </style:style>
    <style:style style:name="T299" style:family="text">
      <style:text-properties officeooo:rsid="01a0f242"/>
    </style:style>
    <style:style style:name="T300" style:family="text">
      <style:text-properties officeooo:rsid="01a1740b"/>
    </style:style>
    <style:style style:name="T301" style:family="text">
      <style:text-properties officeooo:rsid="01a1e706"/>
    </style:style>
    <style:style style:name="T302" style:family="text">
      <style:text-properties officeooo:rsid="01a2f773"/>
    </style:style>
    <style:style style:name="T303" style:family="text">
      <style:text-properties officeooo:rsid="01a3a2a8"/>
    </style:style>
    <style:style style:name="T304" style:family="text">
      <style:text-properties officeooo:rsid="01a3e5ec"/>
    </style:style>
    <style:style style:name="T305" style:family="text">
      <style:text-properties officeooo:rsid="01a767bd"/>
    </style:style>
    <style:style style:name="T306" style:family="text">
      <style:text-properties officeooo:rsid="01a8cfc9"/>
    </style:style>
    <style:style style:name="T307" style:family="text">
      <style:text-properties officeooo:rsid="01a9d320"/>
    </style:style>
    <style:style style:name="T308" style:family="text">
      <style:text-properties officeooo:rsid="01ab3cfd"/>
    </style:style>
    <style:style style:name="T309" style:family="text">
      <style:text-properties officeooo:rsid="01ac13aa"/>
    </style:style>
    <style:style style:name="T310" style:family="text">
      <style:text-properties officeooo:rsid="01ad30fd"/>
    </style:style>
    <style:style style:name="T311" style:family="text">
      <style:text-properties officeooo:rsid="01adc1aa"/>
    </style:style>
    <style:style style:name="T312" style:family="text">
      <style:text-properties officeooo:rsid="01add6dd"/>
    </style:style>
    <style:style style:name="T313" style:family="text">
      <style:text-properties officeooo:rsid="01ae1c8d"/>
    </style:style>
    <style:style style:name="T314" style:family="text">
      <style:text-properties officeooo:rsid="01afb45f"/>
    </style:style>
    <style:style style:name="T315" style:family="text">
      <style:text-properties officeooo:rsid="01b088c3"/>
    </style:style>
    <style:style style:name="T316" style:family="text">
      <style:text-properties officeooo:rsid="01b2015f"/>
    </style:style>
    <style:style style:name="T317" style:family="text">
      <style:text-properties officeooo:rsid="01b32ca9"/>
    </style:style>
    <style:style style:name="T318" style:family="text">
      <style:text-properties officeooo:rsid="01b526f2"/>
    </style:style>
    <style:style style:name="T319" style:family="text">
      <style:text-properties officeooo:rsid="01b7e0cb"/>
    </style:style>
    <style:style style:name="T320" style:family="text">
      <style:text-properties officeooo:rsid="01b923ee"/>
    </style:style>
    <style:style style:name="T321" style:family="text">
      <style:text-properties officeooo:rsid="01bb1a5c"/>
    </style:style>
    <style:style style:name="T322" style:family="text">
      <style:text-properties officeooo:rsid="01bc97b6"/>
    </style:style>
    <style:style style:name="T323" style:family="text">
      <style:text-properties officeooo:rsid="01be7363"/>
    </style:style>
    <style:style style:name="T324" style:family="text">
      <style:text-properties officeooo:rsid="01bf3db6"/>
    </style:style>
    <style:style style:name="T325" style:family="text">
      <style:text-properties officeooo:rsid="01c087b5"/>
    </style:style>
    <style:style style:name="T326" style:family="text">
      <style:text-properties officeooo:rsid="01c281fc"/>
    </style:style>
    <style:style style:name="T327" style:family="text">
      <style:text-properties officeooo:rsid="01c2b9fd"/>
    </style:style>
    <style:style style:name="T328" style:family="text">
      <style:text-properties officeooo:rsid="01c3cccd"/>
    </style:style>
    <style:style style:name="T329" style:family="text">
      <style:text-properties officeooo:rsid="01c50d3b"/>
    </style:style>
    <style:style style:name="T330" style:family="text">
      <style:text-properties officeooo:rsid="01c6a445"/>
    </style:style>
    <style:style style:name="T331" style:family="text">
      <style:text-properties officeooo:rsid="01c76ef6"/>
    </style:style>
    <style:style style:name="T332" style:family="text">
      <style:text-properties officeooo:rsid="01c7fb76"/>
    </style:style>
    <style:style style:name="T333" style:family="text">
      <style:text-properties officeooo:rsid="01c985de"/>
    </style:style>
    <style:style style:name="T334" style:family="text">
      <style:text-properties officeooo:rsid="01cb0a02"/>
    </style:style>
    <style:style style:name="T335" style:family="text">
      <style:text-properties officeooo:rsid="01ccaf08"/>
    </style:style>
    <style:style style:name="T336" style:family="text">
      <style:text-properties officeooo:rsid="01cded7b"/>
    </style:style>
    <style:style style:name="T337" style:family="text">
      <style:text-properties officeooo:rsid="01ce246a"/>
    </style:style>
    <style:style style:name="T338" style:family="text">
      <style:text-properties officeooo:rsid="01d15290"/>
    </style:style>
    <style:style style:name="T339" style:family="text">
      <style:text-properties officeooo:rsid="01d2a2d9"/>
    </style:style>
    <style:style style:name="T340" style:family="text">
      <style:text-properties officeooo:rsid="01d32d26"/>
    </style:style>
    <style:style style:name="T341" style:family="text">
      <style:text-properties officeooo:rsid="01d501ac"/>
    </style:style>
    <style:style style:name="T342" style:family="text">
      <style:text-properties officeooo:rsid="01d6056d"/>
    </style:style>
    <style:style style:name="T343" style:family="text">
      <style:text-properties officeooo:rsid="01d751e2"/>
    </style:style>
    <style:style style:name="T344" style:family="text">
      <style:text-properties officeooo:rsid="01d78fdb"/>
    </style:style>
    <style:style style:name="T345" style:family="text">
      <style:text-properties officeooo:rsid="01d89b12"/>
    </style:style>
    <style:style style:name="T346" style:family="text">
      <style:text-properties officeooo:rsid="01d9a484"/>
    </style:style>
    <style:style style:name="T347" style:family="text">
      <style:text-properties officeooo:rsid="01da1df1"/>
    </style:style>
    <style:style style:name="T348" style:family="text">
      <style:text-properties officeooo:rsid="01db63d8"/>
    </style:style>
    <style:style style:name="T349" style:family="text">
      <style:text-properties officeooo:rsid="01dc41a8"/>
    </style:style>
    <style:style style:name="T350" style:family="text">
      <style:text-properties officeooo:rsid="01dd0a14"/>
    </style:style>
    <style:style style:name="T351" style:family="text">
      <style:text-properties officeooo:rsid="01def95e"/>
    </style:style>
    <style:style style:name="T352" style:family="text">
      <style:text-properties officeooo:rsid="01df7e88"/>
    </style:style>
    <style:style style:name="T353" style:family="text">
      <style:text-properties officeooo:rsid="01e04af3"/>
    </style:style>
    <style:style style:name="T354" style:family="text">
      <style:text-properties officeooo:rsid="01e16a98"/>
    </style:style>
    <style:style style:name="T355" style:family="text">
      <style:text-properties officeooo:rsid="01e31045"/>
    </style:style>
    <style:style style:name="T356" style:family="text">
      <style:text-properties officeooo:rsid="01e4076b"/>
    </style:style>
    <style:style style:name="T357" style:family="text">
      <style:text-properties officeooo:rsid="01e5a711"/>
    </style:style>
    <style:style style:name="T358" style:family="text">
      <style:text-properties officeooo:rsid="01e71182"/>
    </style:style>
    <style:style style:name="T359" style:family="text">
      <style:text-properties officeooo:rsid="01e8dd22"/>
    </style:style>
    <style:style style:name="T360" style:family="text">
      <style:text-properties officeooo:rsid="01e9f330"/>
    </style:style>
    <style:style style:name="T361" style:family="text">
      <style:text-properties officeooo:rsid="01ea0ce5"/>
    </style:style>
    <style:style style:name="T362" style:family="text">
      <style:text-properties officeooo:rsid="01ee862b"/>
    </style:style>
    <style:style style:name="T363" style:family="text">
      <style:text-properties officeooo:rsid="01f2e767"/>
    </style:style>
    <style:style style:name="T364" style:family="text">
      <style:text-properties officeooo:rsid="01f36f43"/>
    </style:style>
    <style:style style:name="T365" style:family="text">
      <style:text-properties officeooo:rsid="01f43a73"/>
    </style:style>
    <style:style style:name="T366" style:family="text">
      <style:text-properties officeooo:rsid="01f58a2e"/>
    </style:style>
    <style:style style:name="T367" style:family="text">
      <style:text-properties officeooo:rsid="01f630a0"/>
    </style:style>
    <style:style style:name="T368" style:family="text">
      <style:text-properties officeooo:rsid="01f6a1f6"/>
    </style:style>
    <style:style style:name="T369" style:family="text">
      <style:text-properties officeooo:rsid="01f7c985"/>
    </style:style>
    <style:style style:name="T370" style:family="text">
      <style:text-properties officeooo:rsid="01f817f2"/>
    </style:style>
    <style:style style:name="T371" style:family="text">
      <style:text-properties officeooo:rsid="01fae923"/>
    </style:style>
    <style:style style:name="T372" style:family="text">
      <style:text-properties officeooo:rsid="01fb117b"/>
    </style:style>
    <style:style style:name="T373" style:family="text">
      <style:text-properties officeooo:rsid="01fd0b97"/>
    </style:style>
    <style:style style:name="T374" style:family="text">
      <style:text-properties officeooo:rsid="01fe6866"/>
    </style:style>
    <style:style style:name="T375" style:family="text">
      <style:text-properties officeooo:rsid="01fe9bca"/>
    </style:style>
    <style:style style:name="T376" style:family="text">
      <style:text-properties officeooo:rsid="01fefd8b"/>
    </style:style>
    <style:style style:name="T377" style:family="text">
      <style:text-properties officeooo:rsid="01ff5f3f"/>
    </style:style>
    <style:style style:name="T378" style:family="text">
      <style:text-properties officeooo:rsid="01ffa5d4"/>
    </style:style>
    <style:style style:name="T379" style:family="text">
      <style:text-properties officeooo:rsid="01ffce32"/>
    </style:style>
    <style:style style:name="T380" style:family="text">
      <style:text-properties officeooo:rsid="02002d84"/>
    </style:style>
    <style:style style:name="T381" style:family="text">
      <style:text-properties officeooo:rsid="02019e6d"/>
    </style:style>
    <style:style style:name="T382" style:family="text">
      <style:text-properties officeooo:rsid="0202c43d"/>
    </style:style>
    <style:style style:name="T383" style:family="text">
      <style:text-properties officeooo:rsid="0204ba96"/>
    </style:style>
    <style:style style:name="T384" style:family="text">
      <style:text-properties officeooo:rsid="02060a73"/>
    </style:style>
    <style:style style:name="T385" style:family="text">
      <style:text-properties officeooo:rsid="0206e437"/>
    </style:style>
    <style:style style:name="T386" style:family="text">
      <style:text-properties officeooo:rsid="020edc2a"/>
    </style:style>
    <style:style style:name="T387" style:family="text">
      <style:text-properties officeooo:rsid="020f249f"/>
    </style:style>
    <style:style style:name="T388" style:family="text">
      <style:text-properties officeooo:rsid="0211c94c"/>
    </style:style>
    <style:style style:name="T389" style:family="text">
      <style:text-properties officeooo:rsid="0212cf80"/>
    </style:style>
    <style:style style:name="T390" style:family="text">
      <style:text-properties officeooo:rsid="0213367d"/>
    </style:style>
    <style:style style:name="T391" style:family="text">
      <style:text-properties officeooo:rsid="02148e6c"/>
    </style:style>
    <style:style style:name="T392" style:family="text">
      <style:text-properties officeooo:rsid="02166c71"/>
    </style:style>
    <style:style style:name="T393" style:family="text">
      <style:text-properties officeooo:rsid="0217f79b"/>
    </style:style>
    <style:style style:name="T394" style:family="text">
      <style:text-properties officeooo:rsid="021962f5"/>
    </style:style>
    <style:style style:name="T395" style:family="text">
      <style:text-properties officeooo:rsid="021b1214"/>
    </style:style>
    <style:style style:name="T396" style:family="text">
      <style:text-properties officeooo:rsid="021c6d95"/>
    </style:style>
    <style:style style:name="T397" style:family="text">
      <style:text-properties officeooo:rsid="021e621d"/>
    </style:style>
    <style:style style:name="T398" style:family="text">
      <style:text-properties officeooo:rsid="021f74a9"/>
    </style:style>
    <style:style style:name="T399" style:family="text">
      <style:text-properties officeooo:rsid="0220d075"/>
    </style:style>
    <style:style style:name="T400" style:family="text">
      <style:text-properties officeooo:rsid="0221c18e"/>
    </style:style>
    <style:style style:name="T401" style:family="text">
      <style:text-properties officeooo:rsid="022415c5"/>
    </style:style>
    <style:style style:name="T402" style:family="text">
      <style:text-properties officeooo:rsid="022521fa"/>
    </style:style>
    <style:style style:name="T403" style:family="text">
      <style:text-properties officeooo:rsid="0226c1c9"/>
    </style:style>
    <style:style style:name="T404" style:family="text">
      <style:text-properties officeooo:rsid="02277eee"/>
    </style:style>
    <style:style style:name="T405" style:family="text">
      <style:text-properties officeooo:rsid="022875a8"/>
    </style:style>
    <style:style style:name="T406" style:family="text">
      <style:text-properties officeooo:rsid="0229878e"/>
    </style:style>
    <style:style style:name="T407" style:family="text">
      <style:text-properties officeooo:rsid="022cacbf"/>
    </style:style>
    <style:style style:name="T408" style:family="text">
      <style:text-properties officeooo:rsid="022dc402"/>
    </style:style>
    <style:style style:name="T409" style:family="text">
      <style:text-properties officeooo:rsid="022ec996"/>
    </style:style>
    <style:style style:name="T410" style:family="text">
      <style:text-properties officeooo:rsid="022f8959"/>
    </style:style>
    <style:style style:name="T411" style:family="text">
      <style:text-properties officeooo:rsid="023126b9"/>
    </style:style>
    <style:style style:name="T412" style:family="text">
      <style:text-properties officeooo:rsid="0232a166"/>
    </style:style>
    <style:style style:name="T413" style:family="text">
      <style:text-properties officeooo:rsid="023473f2"/>
    </style:style>
    <style:style style:name="T414" style:family="text">
      <style:text-properties officeooo:rsid="02362f4c"/>
    </style:style>
    <style:style style:name="T415" style:family="text">
      <style:text-properties officeooo:rsid="0237bfbe"/>
    </style:style>
    <style:style style:name="T416" style:family="text">
      <style:text-properties officeooo:rsid="02396a07"/>
    </style:style>
    <style:style style:name="T417" style:family="text">
      <style:text-properties officeooo:rsid="023aed1a"/>
    </style:style>
    <style:style style:name="T418" style:family="text">
      <style:text-properties officeooo:rsid="023c0a30"/>
    </style:style>
    <style:style style:name="T419" style:family="text">
      <style:text-properties officeooo:rsid="023c290c"/>
    </style:style>
    <style:style style:name="T420" style:family="text">
      <style:text-properties officeooo:rsid="023c3c07"/>
    </style:style>
    <style:style style:name="T421" style:family="text">
      <style:text-properties officeooo:rsid="023dce15"/>
    </style:style>
    <style:style style:name="T422" style:family="text">
      <style:text-properties officeooo:rsid="023f838f"/>
    </style:style>
    <style:style style:name="T423" style:family="text">
      <style:text-properties officeooo:rsid="023fd38e"/>
    </style:style>
    <style:style style:name="T424" style:family="text">
      <style:text-properties officeooo:rsid="0240f067"/>
    </style:style>
    <style:style style:name="T425" style:family="text">
      <style:text-properties officeooo:rsid="0241666a"/>
    </style:style>
    <style:style style:name="T426" style:family="text">
      <style:text-properties officeooo:rsid="02435116"/>
    </style:style>
    <style:style style:name="T427" style:family="text">
      <style:text-properties officeooo:rsid="02452b13"/>
    </style:style>
    <style:style style:name="T428" style:family="text">
      <style:text-properties officeooo:rsid="02455acc"/>
    </style:style>
    <style:style style:name="T429" style:family="text">
      <style:text-properties officeooo:rsid="024678d8"/>
    </style:style>
    <style:style style:name="T430" style:family="text">
      <style:text-properties officeooo:rsid="0246b80f"/>
    </style:style>
    <style:style style:name="T431" style:family="text">
      <style:text-properties officeooo:rsid="0248485d"/>
    </style:style>
    <style:style style:name="T432" style:family="text">
      <style:text-properties officeooo:rsid="02487683"/>
    </style:style>
    <style:style style:name="T433" style:family="text">
      <style:text-properties officeooo:rsid="0248f48c"/>
    </style:style>
    <style:style style:name="T434" style:family="text">
      <style:text-properties officeooo:rsid="0249d04b"/>
    </style:style>
    <style:style style:name="T435" style:family="text">
      <style:text-properties officeooo:rsid="024ae513"/>
    </style:style>
    <style:style style:name="T436" style:family="text">
      <style:text-properties officeooo:rsid="024cc779"/>
    </style:style>
    <style:style style:name="T437" style:family="text">
      <style:text-properties officeooo:rsid="024d2c22"/>
    </style:style>
    <style:style style:name="T438" style:family="text">
      <style:text-properties officeooo:rsid="024d511f"/>
    </style:style>
    <style:style style:name="T439" style:family="text">
      <style:text-properties officeooo:rsid="024eea14"/>
    </style:style>
    <style:style style:name="T440" style:family="text">
      <style:text-properties officeooo:rsid="024fec1f"/>
    </style:style>
    <style:style style:name="T441" style:family="text">
      <style:text-properties officeooo:rsid="0250015a"/>
    </style:style>
    <style:style style:name="T442" style:family="text">
      <style:text-properties officeooo:rsid="0251c5d9"/>
    </style:style>
    <style:style style:name="T443" style:family="text">
      <style:text-properties officeooo:rsid="0251e642"/>
    </style:style>
    <style:style style:name="T444" style:family="text">
      <style:text-properties officeooo:rsid="0253c48d"/>
    </style:style>
    <style:style style:name="T445" style:family="text">
      <style:text-properties officeooo:rsid="0253ea73"/>
    </style:style>
    <style:style style:name="T446" style:family="text">
      <style:text-properties officeooo:rsid="0255cf52"/>
    </style:style>
    <style:style style:name="T447" style:family="text">
      <style:text-properties officeooo:rsid="02560125"/>
    </style:style>
    <style:style style:name="T448" style:family="text">
      <style:text-properties officeooo:rsid="0257f4fa"/>
    </style:style>
    <style:style style:name="T449" style:family="text">
      <style:text-properties officeooo:rsid="0258e9c7"/>
    </style:style>
    <style:style style:name="T450" style:family="text">
      <style:text-properties officeooo:rsid="025a48ae"/>
    </style:style>
    <style:style style:name="T451" style:family="text">
      <style:text-properties officeooo:rsid="025b8cf6"/>
    </style:style>
    <style:style style:name="T452" style:family="text">
      <style:text-properties officeooo:rsid="025d2488"/>
    </style:style>
    <style:style style:name="T453" style:family="text">
      <style:text-properties officeooo:rsid="025ee4ad"/>
    </style:style>
    <style:style style:name="T454" style:family="text">
      <style:text-properties officeooo:rsid="025efeed"/>
    </style:style>
    <style:style style:name="T455" style:family="text">
      <style:text-properties officeooo:rsid="025f6721"/>
    </style:style>
    <style:style style:name="T456" style:family="text">
      <style:text-properties officeooo:rsid="025fdf18"/>
    </style:style>
    <style:style style:name="T457" style:family="text">
      <style:text-properties officeooo:rsid="02617a89"/>
    </style:style>
    <style:style style:name="T458" style:family="text">
      <style:text-properties officeooo:rsid="02637399"/>
    </style:style>
    <style:style style:name="T459" style:family="text">
      <style:text-properties officeooo:rsid="02645d16"/>
    </style:style>
    <style:style style:name="T460" style:family="text">
      <style:text-properties officeooo:rsid="02648a61"/>
    </style:style>
    <style:style style:name="T461" style:family="text">
      <style:text-properties officeooo:rsid="026612c4"/>
    </style:style>
    <style:style style:name="T462" style:family="text">
      <style:text-properties officeooo:rsid="0266203b"/>
    </style:style>
    <style:style style:name="T463" style:family="text">
      <style:text-properties officeooo:rsid="0266c91e"/>
    </style:style>
    <style:style style:name="T464" style:family="text">
      <style:text-properties officeooo:rsid="026705d5"/>
    </style:style>
    <style:style style:name="T465" style:family="text">
      <style:text-properties officeooo:rsid="026871c2"/>
    </style:style>
    <style:style style:name="T466" style:family="text">
      <style:text-properties officeooo:rsid="026a33d8"/>
    </style:style>
    <style:style style:name="T467" style:family="text">
      <style:text-properties officeooo:rsid="026ad76a"/>
    </style:style>
    <style:style style:name="T468" style:family="text">
      <style:text-properties officeooo:rsid="026bf339"/>
    </style:style>
    <style:style style:name="T469" style:family="text">
      <style:text-properties officeooo:rsid="026d080a"/>
    </style:style>
    <style:style style:name="T470" style:family="text">
      <style:text-properties officeooo:rsid="026d5c35"/>
    </style:style>
    <style:style style:name="T471" style:family="text">
      <style:text-properties officeooo:rsid="026e395c"/>
    </style:style>
    <style:style style:name="T472" style:family="text">
      <style:text-properties officeooo:rsid="0270c564"/>
    </style:style>
    <style:style style:name="T473" style:family="text">
      <style:text-properties officeooo:rsid="02713f6b"/>
    </style:style>
    <style:style style:name="T474" style:family="text">
      <style:text-properties officeooo:rsid="027308d6"/>
    </style:style>
    <style:style style:name="T475" style:family="text">
      <style:text-properties officeooo:rsid="0273e9a4"/>
    </style:style>
    <style:style style:name="T476" style:family="text">
      <style:text-properties officeooo:rsid="0274bcb3"/>
    </style:style>
    <style:style style:name="T477" style:family="text">
      <style:text-properties officeooo:rsid="02763597"/>
    </style:style>
    <style:style style:name="T478" style:family="text">
      <style:text-properties officeooo:rsid="0277e5d3"/>
    </style:style>
    <style:style style:name="T479" style:family="text">
      <style:text-properties officeooo:rsid="0277e8b3"/>
    </style:style>
    <style:style style:name="T480" style:family="text">
      <style:text-properties officeooo:rsid="027851cc"/>
    </style:style>
    <style:style style:name="T481" style:family="text">
      <style:text-properties officeooo:rsid="027a50fd"/>
    </style:style>
    <style:style style:name="T482" style:family="text">
      <style:text-properties officeooo:rsid="027c1a34"/>
    </style:style>
    <style:style style:name="T483" style:family="text">
      <style:text-properties officeooo:rsid="027d087a"/>
    </style:style>
    <style:style style:name="T484" style:family="text">
      <style:text-properties officeooo:rsid="027e72a6"/>
    </style:style>
    <style:style style:name="T485" style:family="text">
      <style:text-properties officeooo:rsid="027ec741"/>
    </style:style>
    <style:style style:name="T486" style:family="text">
      <style:text-properties officeooo:rsid="027fdb76"/>
    </style:style>
    <style:style style:name="T487" style:family="text">
      <style:text-properties officeooo:rsid="0281bf8f"/>
    </style:style>
    <style:style style:name="T488" style:family="text">
      <style:text-properties officeooo:rsid="0282182d"/>
    </style:style>
    <style:style style:name="T489" style:family="text">
      <style:text-properties officeooo:rsid="02837a71"/>
    </style:style>
    <style:style style:name="T490" style:family="text">
      <style:text-properties officeooo:rsid="02839ccc"/>
    </style:style>
    <style:style style:name="T491" style:family="text">
      <style:text-properties officeooo:rsid="0284b20c"/>
    </style:style>
    <style:style style:name="T492" style:family="text">
      <style:text-properties officeooo:rsid="02850b7a"/>
    </style:style>
    <style:style style:name="T493" style:family="text">
      <style:text-properties officeooo:rsid="028677b9"/>
    </style:style>
    <style:style style:name="T494" style:family="text">
      <style:text-properties officeooo:rsid="02870012"/>
    </style:style>
    <style:style style:name="T495" style:family="text">
      <style:text-properties officeooo:rsid="0287366a"/>
    </style:style>
    <style:style style:name="T496" style:family="text">
      <style:text-properties officeooo:rsid="02893107"/>
    </style:style>
    <style:style style:name="T497" style:family="text">
      <style:text-properties officeooo:rsid="028ae9e0"/>
    </style:style>
    <style:style style:name="T498" style:family="text">
      <style:text-properties officeooo:rsid="028cd8b1"/>
    </style:style>
    <style:style style:name="T499" style:family="text">
      <style:text-properties officeooo:rsid="028d38a8"/>
    </style:style>
    <style:style style:name="T500" style:family="text">
      <style:text-properties officeooo:rsid="028f14d9"/>
    </style:style>
    <style:style style:name="T501" style:family="text">
      <style:text-properties officeooo:rsid="0290a877"/>
    </style:style>
    <style:style style:name="T502" style:family="text">
      <style:text-properties officeooo:rsid="0290ada9"/>
    </style:style>
    <style:style style:name="T503" style:family="text">
      <style:text-properties officeooo:rsid="0292172b"/>
    </style:style>
    <style:style style:name="T504" style:family="text">
      <style:text-properties officeooo:rsid="02938ba5"/>
    </style:style>
    <style:style style:name="T505" style:family="text">
      <style:text-properties officeooo:rsid="0294bd2d"/>
    </style:style>
    <style:style style:name="T506" style:family="text">
      <style:text-properties officeooo:rsid="0295d5a1"/>
    </style:style>
    <style:style style:name="T507" style:family="text">
      <style:text-properties officeooo:rsid="0296b26b"/>
    </style:style>
    <style:style style:name="T508" style:family="text">
      <style:text-properties officeooo:rsid="02971b59"/>
    </style:style>
    <style:style style:name="T509" style:family="text">
      <style:text-properties officeooo:rsid="0297d92f"/>
    </style:style>
    <style:style style:name="T510" style:family="text">
      <style:text-properties officeooo:rsid="02990283"/>
    </style:style>
    <style:style style:name="T511" style:family="text">
      <style:text-properties officeooo:rsid="0299788b"/>
    </style:style>
    <style:style style:name="T512" style:family="text">
      <style:text-properties officeooo:rsid="029a8e35"/>
    </style:style>
    <style:style style:name="T513" style:family="text">
      <style:text-properties officeooo:rsid="029c41d3"/>
    </style:style>
    <style:style style:name="T514" style:family="text">
      <style:text-properties officeooo:rsid="029cd808"/>
    </style:style>
    <style:style style:name="T515" style:family="text">
      <style:text-properties officeooo:rsid="029e0f93"/>
    </style:style>
    <style:style style:name="T516" style:family="text">
      <style:text-properties officeooo:rsid="029f155b"/>
    </style:style>
    <style:style style:name="T517" style:family="text">
      <style:text-properties officeooo:rsid="029fa06d"/>
    </style:style>
    <style:style style:name="T518" style:family="text">
      <style:text-properties officeooo:rsid="02a13917"/>
    </style:style>
    <style:style style:name="T519" style:family="text">
      <style:text-properties officeooo:rsid="02a22823"/>
    </style:style>
    <style:style style:name="T520" style:family="text">
      <style:text-properties officeooo:rsid="02a3ed1b"/>
    </style:style>
    <style:style style:name="T521" style:family="text">
      <style:text-properties officeooo:rsid="02a4bf12"/>
    </style:style>
    <style:style style:name="T522" style:family="text">
      <style:text-properties officeooo:rsid="02a57058"/>
    </style:style>
    <style:style style:name="T523" style:family="text">
      <style:text-properties officeooo:rsid="02a70ee4"/>
    </style:style>
    <style:style style:name="T524" style:family="text">
      <style:text-properties officeooo:rsid="02a77c0e"/>
    </style:style>
    <style:style style:name="T525" style:family="text">
      <style:text-properties officeooo:rsid="02a8e458"/>
    </style:style>
    <style:style style:name="T526" style:family="text">
      <style:text-properties officeooo:rsid="02aa068a"/>
    </style:style>
    <style:style style:name="T527" style:family="text">
      <style:text-properties officeooo:rsid="02aa5513"/>
    </style:style>
    <style:style style:name="T528" style:family="text">
      <style:text-properties officeooo:rsid="02ab12e8"/>
    </style:style>
    <style:style style:name="T529" style:family="text">
      <style:text-properties officeooo:rsid="02acbb70"/>
    </style:style>
    <style:style style:name="T530" style:family="text">
      <style:text-properties officeooo:rsid="02ad8c81"/>
    </style:style>
    <style:style style:name="T531" style:family="text">
      <style:text-properties officeooo:rsid="02ae6619"/>
    </style:style>
    <style:style style:name="T532" style:family="text">
      <style:text-properties officeooo:rsid="02b032a5"/>
    </style:style>
    <style:style style:name="T533" style:family="text">
      <style:text-properties officeooo:rsid="02b0a4d7"/>
    </style:style>
    <style:style style:name="T534" style:family="text">
      <style:text-properties officeooo:rsid="02b240ac"/>
    </style:style>
    <style:style style:name="T535" style:family="text">
      <style:text-properties officeooo:rsid="02b3544e"/>
    </style:style>
    <style:style style:name="T536" style:family="text">
      <style:text-properties officeooo:rsid="02b3be9c"/>
    </style:style>
    <style:style style:name="T537" style:family="text">
      <style:text-properties officeooo:rsid="02b4c133"/>
    </style:style>
    <style:style style:name="T538" style:family="text">
      <style:text-properties officeooo:rsid="02b70d1e"/>
    </style:style>
    <style:style style:name="T539" style:family="text">
      <style:text-properties officeooo:rsid="02b8c281"/>
    </style:style>
    <style:style style:name="T540" style:family="text">
      <style:text-properties officeooo:rsid="02b8fb96"/>
    </style:style>
    <style:style style:name="T541" style:family="text">
      <style:text-properties officeooo:rsid="02ba4df1"/>
    </style:style>
    <style:style style:name="T542" style:family="text">
      <style:text-properties officeooo:rsid="02bb807e"/>
    </style:style>
    <style:style style:name="T543" style:family="text">
      <style:text-properties officeooo:rsid="02bbd34c"/>
    </style:style>
    <style:style style:name="T544" style:family="text">
      <style:text-properties officeooo:rsid="02bbf1fb"/>
    </style:style>
    <style:style style:name="T545" style:family="text">
      <style:text-properties officeooo:rsid="02bc8301"/>
    </style:style>
    <style:style style:name="T546" style:family="text">
      <style:text-properties officeooo:rsid="02be9f52"/>
    </style:style>
    <style:style style:name="T547" style:family="text">
      <style:text-properties officeooo:rsid="02bee39b"/>
    </style:style>
    <style:style style:name="T548" style:family="text">
      <style:text-properties officeooo:rsid="02bfba55"/>
    </style:style>
    <style:style style:name="T549" style:family="text">
      <style:text-properties officeooo:rsid="02c19bd0"/>
    </style:style>
    <style:style style:name="T550" style:family="text">
      <style:text-properties officeooo:rsid="02c399a3"/>
    </style:style>
    <style:style style:name="T551" style:family="text">
      <style:text-properties officeooo:rsid="02c3be99"/>
    </style:style>
    <style:style style:name="T552" style:family="text">
      <style:text-properties officeooo:rsid="02c3c616"/>
    </style:style>
    <style:style style:name="T553" style:family="text">
      <style:text-properties officeooo:rsid="02c715af"/>
    </style:style>
    <style:style style:name="T554" style:family="text">
      <style:text-properties officeooo:rsid="02c8dc64"/>
    </style:style>
    <style:style style:name="T555" style:family="text">
      <style:text-properties officeooo:rsid="02cbdd0c"/>
    </style:style>
    <style:style style:name="T556" style:family="text">
      <style:text-properties officeooo:rsid="02cc436b"/>
    </style:style>
    <style:style style:name="T557" style:family="text">
      <style:text-properties officeooo:rsid="02cc4789"/>
    </style:style>
    <style:style style:name="T558" style:family="text">
      <style:text-properties officeooo:rsid="02cd403d"/>
    </style:style>
    <style:style style:name="T559" style:family="text">
      <style:text-properties officeooo:rsid="02cea5de"/>
    </style:style>
    <style:style style:name="T560" style:family="text">
      <style:text-properties officeooo:rsid="02d0457b"/>
    </style:style>
    <style:style style:name="T561" style:family="text">
      <style:text-properties officeooo:rsid="02d163da"/>
    </style:style>
    <style:style style:name="T562" style:family="text">
      <style:text-properties officeooo:rsid="02d1f7eb"/>
    </style:style>
    <style:style style:name="T563" style:family="text">
      <style:text-properties officeooo:rsid="02d34f67"/>
    </style:style>
    <style:style style:name="T564" style:family="text">
      <style:text-properties officeooo:rsid="02d54d5f"/>
    </style:style>
    <style:style style:name="T565" style:family="text">
      <style:text-properties officeooo:rsid="02d6926f"/>
    </style:style>
    <style:style style:name="T566" style:family="text">
      <style:text-properties officeooo:rsid="02d80194"/>
    </style:style>
    <style:style style:name="T567" style:family="text">
      <style:text-properties officeooo:rsid="02d9440c"/>
    </style:style>
    <style:style style:name="T568" style:family="text">
      <style:text-properties officeooo:rsid="02e1470a"/>
    </style:style>
    <style:style style:name="T569" style:family="text">
      <style:text-properties officeooo:rsid="02e1a78e"/>
    </style:style>
    <style:style style:name="T570" style:family="text">
      <style:text-properties officeooo:rsid="02e2bcbb"/>
    </style:style>
    <style:style style:name="T571" style:family="text">
      <style:text-properties officeooo:rsid="02e68eaf"/>
    </style:style>
    <style:style style:name="T572" style:family="text">
      <style:text-properties officeooo:rsid="02e7764b"/>
    </style:style>
    <style:style style:name="T573" style:family="text">
      <style:text-properties officeooo:rsid="02e942c0"/>
    </style:style>
    <style:style style:name="T574" style:family="text">
      <style:text-properties officeooo:rsid="02f07605"/>
    </style:style>
    <style:style style:name="T575" style:family="text">
      <style:text-properties officeooo:rsid="02f32996"/>
    </style:style>
    <style:style style:name="T576" style:family="text">
      <style:text-properties officeooo:rsid="02f3b030"/>
    </style:style>
    <style:style style:name="T577" style:family="text">
      <style:text-properties officeooo:rsid="02f4f4c3"/>
    </style:style>
    <style:style style:name="T578" style:family="text">
      <style:text-properties officeooo:rsid="02f93011"/>
    </style:style>
    <style:style style:name="T579" style:family="text">
      <style:text-properties officeooo:rsid="02fad6b3"/>
    </style:style>
    <style:style style:name="T580" style:family="text">
      <style:text-properties officeooo:rsid="02fadb1e"/>
    </style:style>
    <style:style style:name="T581" style:family="text">
      <style:text-properties officeooo:rsid="02fc18b6"/>
    </style:style>
    <style:style style:name="T582" style:family="text">
      <style:text-properties officeooo:rsid="02fdaa66"/>
    </style:style>
    <style:style style:name="T583" style:family="text">
      <style:text-properties officeooo:rsid="02ff57e1"/>
    </style:style>
    <style:style style:name="T584" style:family="text">
      <style:text-properties officeooo:rsid="0300932b"/>
    </style:style>
    <style:style style:name="T585" style:family="text">
      <style:text-properties officeooo:rsid="03020896"/>
    </style:style>
    <style:style style:name="T586" style:family="text">
      <style:text-properties officeooo:rsid="0303432f"/>
    </style:style>
    <style:style style:name="T587" style:family="text">
      <style:text-properties officeooo:rsid="0305c76d"/>
    </style:style>
    <style:style style:name="T588" style:family="text">
      <style:text-properties officeooo:rsid="0309e638"/>
    </style:style>
    <style:style style:name="T589" style:family="text">
      <style:text-properties officeooo:rsid="030aafa9"/>
    </style:style>
    <style:style style:name="T590" style:family="text">
      <style:text-properties officeooo:rsid="030d4ccc"/>
    </style:style>
    <style:style style:name="T591" style:family="text">
      <style:text-properties officeooo:rsid="0311c883"/>
    </style:style>
    <style:style style:name="T592" style:family="text">
      <style:text-properties officeooo:rsid="03127e04"/>
    </style:style>
    <style:style style:name="T593" style:family="text">
      <style:text-properties officeooo:rsid="031538a7"/>
    </style:style>
    <style:style style:name="T594" style:family="text">
      <style:text-properties officeooo:rsid="0316f9c2"/>
    </style:style>
    <style:style style:name="T595" style:family="text">
      <style:text-properties officeooo:rsid="0318d0af"/>
    </style:style>
    <style:style style:name="T596" style:family="text">
      <style:text-properties officeooo:rsid="031c6238"/>
    </style:style>
    <style:style style:name="T597" style:family="text">
      <style:text-properties officeooo:rsid="031fb1c0"/>
    </style:style>
    <style:style style:name="T598" style:family="text">
      <style:text-properties officeooo:rsid="0325d4bf"/>
    </style:style>
    <style:style style:name="T599" style:family="text">
      <style:text-properties officeooo:rsid="032a4933"/>
    </style:style>
    <style:style style:name="T600" style:family="text">
      <style:text-properties officeooo:rsid="032b7e99"/>
    </style:style>
    <style:style style:name="T601" style:family="text">
      <style:text-properties officeooo:rsid="032d653f"/>
    </style:style>
    <style:style style:name="T602" style:family="text">
      <style:text-properties officeooo:rsid="033067a9"/>
    </style:style>
    <style:style style:name="T603" style:family="text">
      <style:text-properties officeooo:rsid="0331575c"/>
    </style:style>
    <style:style style:name="T604" style:family="text">
      <style:text-properties officeooo:rsid="033200cd"/>
    </style:style>
    <style:style style:name="T605" style:family="text">
      <style:text-properties officeooo:rsid="0333313a"/>
    </style:style>
    <style:style style:name="T606" style:family="text">
      <style:text-properties officeooo:rsid="033397f4"/>
    </style:style>
    <style:style style:name="T607" style:family="text">
      <style:text-properties officeooo:rsid="03351516"/>
    </style:style>
    <style:style style:name="T608" style:family="text">
      <style:text-properties officeooo:rsid="0336d01c"/>
    </style:style>
    <style:style style:name="T609" style:family="text">
      <style:text-properties officeooo:rsid="033dcc13"/>
    </style:style>
    <style:style style:name="T610" style:family="text">
      <style:text-properties officeooo:rsid="0340e4ca"/>
    </style:style>
    <style:style style:name="T611" style:family="text">
      <style:text-properties officeooo:rsid="034203e8"/>
    </style:style>
    <style:style style:name="T612" style:family="text">
      <style:text-properties officeooo:rsid="0345e466"/>
    </style:style>
    <style:style style:name="T613" style:family="text">
      <style:text-properties officeooo:rsid="03468875"/>
    </style:style>
    <style:style style:name="T614" style:family="text">
      <style:text-properties officeooo:rsid="03493fdf"/>
    </style:style>
    <style:style style:name="T615" style:family="text">
      <style:text-properties officeooo:rsid="0358e664"/>
    </style:style>
    <style:style style:name="T616" style:family="text">
      <style:text-properties officeooo:rsid="0359b3af"/>
    </style:style>
    <style:style style:name="T617" style:family="text">
      <style:text-properties officeooo:rsid="035ada4b"/>
    </style:style>
    <style:style style:name="T618" style:family="text">
      <style:text-properties officeooo:rsid="035afa7b"/>
    </style:style>
    <style:style style:name="T619" style:family="text">
      <style:text-properties officeooo:rsid="031e3a72"/>
    </style:style>
    <style:style style:name="T620" style:family="text">
      <style:text-properties officeooo:rsid="035ccc79"/>
    </style:style>
    <style:style style:name="T621" style:family="text">
      <style:text-properties officeooo:rsid="035d24d5"/>
    </style:style>
    <style:style style:name="T622" style:family="text">
      <style:text-properties officeooo:rsid="035d5119"/>
    </style:style>
    <style:style style:name="T623" style:family="text">
      <style:text-properties officeooo:rsid="035e5bf4"/>
    </style:style>
    <style:style style:name="T624" style:family="text">
      <style:text-properties officeooo:rsid="035f8818"/>
    </style:style>
    <style:style style:name="T625" style:family="text">
      <style:text-properties officeooo:rsid="036120e3"/>
    </style:style>
    <style:style style:name="T626" style:family="text">
      <style:text-properties officeooo:rsid="03629e34"/>
    </style:style>
    <style:style style:name="T627" style:family="text">
      <style:text-properties officeooo:rsid="03630c68"/>
    </style:style>
    <style:style style:name="T628" style:family="text">
      <style:text-properties officeooo:rsid="0363e569"/>
    </style:style>
    <style:style style:name="T629" style:family="text">
      <style:text-properties officeooo:rsid="03656471"/>
    </style:style>
    <style:style style:name="T630" style:family="text">
      <style:text-properties officeooo:rsid="0366c101"/>
    </style:style>
    <style:style style:name="T631" style:family="text">
      <style:text-properties officeooo:rsid="036753e9"/>
    </style:style>
    <style:style style:name="T632" style:family="text">
      <style:text-properties officeooo:rsid="0368dd2d"/>
    </style:style>
    <style:style style:name="T633" style:family="text">
      <style:text-properties officeooo:rsid="0369ffc9"/>
    </style:style>
    <style:style style:name="T634" style:family="text">
      <style:text-properties officeooo:rsid="036dcfa3"/>
    </style:style>
    <style:style style:name="T635" style:family="text">
      <style:text-properties officeooo:rsid="03700aba"/>
    </style:style>
    <style:style style:name="T636" style:family="text">
      <style:text-properties officeooo:rsid="0372116c"/>
    </style:style>
    <style:style style:name="T637" style:family="text">
      <style:text-properties officeooo:rsid="03726d00"/>
    </style:style>
    <style:style style:name="T638" style:family="text">
      <style:text-properties officeooo:rsid="03732f95"/>
    </style:style>
    <style:style style:name="T639" style:family="text">
      <style:text-properties officeooo:rsid="0373f704"/>
    </style:style>
    <style:style style:name="T640" style:family="text">
      <style:text-properties officeooo:rsid="03744905"/>
    </style:style>
    <style:style style:name="T641" style:family="text">
      <style:text-properties officeooo:rsid="0374cc25"/>
    </style:style>
    <style:style style:name="T642" style:family="text">
      <style:text-properties officeooo:rsid="03776711"/>
    </style:style>
    <style:style style:name="T643" style:family="text">
      <style:text-properties officeooo:rsid="037a1a88"/>
    </style:style>
    <style:style style:name="T644" style:family="text">
      <style:text-properties officeooo:rsid="037a3fed"/>
    </style:style>
    <style:style style:name="T645" style:family="text">
      <style:text-properties officeooo:rsid="037bfd22"/>
    </style:style>
    <style:style style:name="T646" style:family="text">
      <style:text-properties officeooo:rsid="037c70ab"/>
    </style:style>
    <style:style style:name="T647" style:family="text">
      <style:text-properties officeooo:rsid="037f8c1d"/>
    </style:style>
    <style:style style:name="T648" style:family="text">
      <style:text-properties officeooo:rsid="037fa47e"/>
    </style:style>
    <style:style style:name="T649" style:family="text">
      <style:text-properties officeooo:rsid="03811662"/>
    </style:style>
    <style:style style:name="T650" style:family="text">
      <style:text-properties officeooo:rsid="038301a4"/>
    </style:style>
    <style:style style:name="T651" style:family="text">
      <style:text-properties officeooo:rsid="0384ebf8"/>
    </style:style>
    <style:style style:name="T652" style:family="text">
      <style:text-properties officeooo:rsid="038618c8"/>
    </style:style>
    <style:style style:name="T653" style:family="text">
      <style:text-properties officeooo:rsid="038a1460"/>
    </style:style>
    <style:style style:name="T654" style:family="text">
      <style:text-properties officeooo:rsid="038d9b6f"/>
    </style:style>
    <style:style style:name="T655" style:family="text">
      <style:text-properties officeooo:rsid="038f3989"/>
    </style:style>
    <style:style style:name="T656" style:family="text">
      <style:text-properties officeooo:rsid="038f7233"/>
    </style:style>
    <style:style style:name="T657" style:family="text">
      <style:text-properties officeooo:rsid="0390cf88"/>
    </style:style>
    <style:style style:name="T658" style:family="text">
      <style:text-properties officeooo:rsid="0391e8ba"/>
    </style:style>
    <style:style style:name="T659" style:family="text">
      <style:text-properties officeooo:rsid="0393b4ba"/>
    </style:style>
    <style:style style:name="T660" style:family="text">
      <style:text-properties officeooo:rsid="03965c13"/>
    </style:style>
    <style:style style:name="T661" style:family="text">
      <style:text-properties officeooo:rsid="0397b37c"/>
    </style:style>
    <style:style style:name="T662" style:family="text">
      <style:text-properties officeooo:rsid="0398df41"/>
    </style:style>
    <style:style style:name="T663" style:family="text">
      <style:text-properties officeooo:rsid="0399770f"/>
    </style:style>
    <style:style style:name="T664" style:family="text">
      <style:text-properties officeooo:rsid="039a6802"/>
    </style:style>
    <style:style style:name="T665" style:family="text">
      <style:text-properties officeooo:rsid="039b187e"/>
    </style:style>
    <style:style style:name="T666" style:family="text">
      <style:text-properties officeooo:rsid="039b3133"/>
    </style:style>
    <style:style style:name="T667" style:family="text">
      <style:text-properties officeooo:rsid="039dff88"/>
    </style:style>
    <style:style style:name="T668" style:family="text">
      <style:text-properties officeooo:rsid="03a1d0ac"/>
    </style:style>
    <style:style style:name="T669" style:family="text">
      <style:text-properties officeooo:rsid="03a40afe"/>
    </style:style>
    <style:style style:name="T670" style:family="text">
      <style:text-properties officeooo:rsid="03a51abd"/>
    </style:style>
    <style:style style:name="T671" style:family="text">
      <style:text-properties officeooo:rsid="03a94ced"/>
    </style:style>
    <style:style style:name="T672" style:family="text">
      <style:text-properties officeooo:rsid="03aaf76b"/>
    </style:style>
    <style:style style:name="T673" style:family="text">
      <style:text-properties officeooo:rsid="03acb886"/>
    </style:style>
    <style:style style:name="T674" style:family="text">
      <style:text-properties officeooo:rsid="03acb8cc"/>
    </style:style>
    <style:style style:name="T675" style:family="text">
      <style:text-properties officeooo:rsid="03ad8aae"/>
    </style:style>
    <style:style style:name="T676" style:family="text">
      <style:text-properties officeooo:rsid="03af2172"/>
    </style:style>
    <style:style style:name="T677" style:family="text">
      <style:text-properties officeooo:rsid="03af6e84"/>
    </style:style>
    <style:style style:name="T678" style:family="text">
      <style:text-properties officeooo:rsid="03b0b590"/>
    </style:style>
    <style:style style:name="T679" style:family="text">
      <style:text-properties officeooo:rsid="03b1b46b"/>
    </style:style>
    <style:style style:name="T680" style:family="text">
      <style:text-properties officeooo:rsid="03b212fa"/>
    </style:style>
    <style:style style:name="T681" style:family="text">
      <style:text-properties officeooo:rsid="03b55490"/>
    </style:style>
    <style:style style:name="T682" style:family="text">
      <style:text-properties officeooo:rsid="03b736ea"/>
    </style:style>
    <style:style style:name="T683" style:family="text">
      <style:text-properties officeooo:rsid="03b80618"/>
    </style:style>
    <style:style style:name="T684" style:family="text">
      <style:text-properties officeooo:rsid="03b87018"/>
    </style:style>
    <style:style style:name="T685" style:family="text">
      <style:text-properties officeooo:rsid="03b9b958"/>
    </style:style>
    <style:style style:name="T686" style:family="text">
      <style:text-properties officeooo:rsid="03ba376a"/>
    </style:style>
    <style:style style:name="T687" style:family="text">
      <style:text-properties officeooo:rsid="03bbe1e2"/>
    </style:style>
    <style:style style:name="T688" style:family="text">
      <style:text-properties officeooo:rsid="03bdcc8c"/>
    </style:style>
    <style:style style:name="T689" style:family="text">
      <style:text-properties officeooo:rsid="03c0282b"/>
    </style:style>
    <style:style style:name="T690" style:family="text">
      <style:text-properties officeooo:rsid="03c1ba25"/>
    </style:style>
    <style:style style:name="T691" style:family="text">
      <style:text-properties officeooo:rsid="03c515db"/>
    </style:style>
    <style:style style:name="T692" style:family="text">
      <style:text-properties officeooo:rsid="03c58534"/>
    </style:style>
    <style:style style:name="T693" style:family="text">
      <style:text-properties officeooo:rsid="03c588fc"/>
    </style:style>
    <style:style style:name="T694" style:family="text">
      <style:text-properties officeooo:rsid="03c7762f"/>
    </style:style>
    <style:style style:name="T695" style:family="text">
      <style:text-properties officeooo:rsid="03c8f229"/>
    </style:style>
    <style:style style:name="T696" style:family="text">
      <style:text-properties officeooo:rsid="03c92aab"/>
    </style:style>
    <style:style style:name="T697" style:family="text">
      <style:text-properties officeooo:rsid="03ca4c05"/>
    </style:style>
    <style:style style:name="T698" style:family="text">
      <style:text-properties officeooo:rsid="03cc110a"/>
    </style:style>
    <style:style style:name="T699" style:family="text">
      <style:text-properties officeooo:rsid="03ceb00b"/>
    </style:style>
    <style:style style:name="T700" style:family="text">
      <style:text-properties officeooo:rsid="03cf4562"/>
    </style:style>
    <style:style style:name="T701" style:family="text">
      <style:text-properties officeooo:rsid="03cf8772"/>
    </style:style>
    <style:style style:name="T702" style:family="text">
      <style:text-properties officeooo:rsid="03cf950d"/>
    </style:style>
    <style:style style:name="T703" style:family="text">
      <style:text-properties officeooo:rsid="03d0f147"/>
    </style:style>
    <style:style style:name="T704" style:family="text">
      <style:text-properties officeooo:rsid="03d19874"/>
    </style:style>
    <style:style style:name="T705" style:family="text">
      <style:text-properties officeooo:rsid="03d3f4d1"/>
    </style:style>
    <style:style style:name="T706" style:family="text">
      <style:text-properties officeooo:rsid="03d5c0ac"/>
    </style:style>
    <style:style style:name="T707" style:family="text">
      <style:text-properties officeooo:rsid="03d6cf7f"/>
    </style:style>
    <style:style style:name="T708" style:family="text">
      <style:text-properties officeooo:rsid="03d8d80e"/>
    </style:style>
    <style:style style:name="T709" style:family="text">
      <style:text-properties officeooo:rsid="03dc2568"/>
    </style:style>
    <style:style style:name="T710" style:family="text">
      <style:text-properties officeooo:rsid="03dd3c4f"/>
    </style:style>
    <style:style style:name="T711" style:family="text">
      <style:text-properties officeooo:rsid="03dd766c"/>
    </style:style>
    <style:style style:name="T712" style:family="text">
      <style:text-properties officeooo:rsid="03dfb5d6"/>
    </style:style>
    <style:style style:name="T713" style:family="text">
      <style:text-properties officeooo:rsid="03e23b8f"/>
    </style:style>
    <style:style style:name="T714" style:family="text">
      <style:text-properties officeooo:rsid="03e7af58"/>
    </style:style>
    <style:style style:name="T715" style:family="text">
      <style:text-properties officeooo:rsid="03e85d5e"/>
    </style:style>
    <style:style style:name="T716" style:family="text">
      <style:text-properties officeooo:rsid="03ef053d"/>
    </style:style>
    <style:style style:name="T717" style:family="text">
      <style:text-properties officeooo:rsid="03f0a57e"/>
    </style:style>
    <style:style style:name="T718" style:family="text">
      <style:text-properties officeooo:rsid="03f0f13b"/>
    </style:style>
    <style:style style:name="T719" style:family="text">
      <style:text-properties officeooo:rsid="03f11055"/>
    </style:style>
    <style:style style:name="T720" style:family="text">
      <style:text-properties officeooo:rsid="03f266e1"/>
    </style:style>
    <style:style style:name="T721" style:family="text">
      <style:text-properties officeooo:rsid="03f45306"/>
    </style:style>
    <style:style style:name="T722" style:family="text">
      <style:text-properties officeooo:rsid="03f56a0b"/>
    </style:style>
    <style:style style:name="T723" style:family="text">
      <style:text-properties officeooo:rsid="03f87067"/>
    </style:style>
    <style:style style:name="T724" style:family="text">
      <style:text-properties officeooo:rsid="03f8a213"/>
    </style:style>
    <style:style style:name="T725" style:family="text">
      <style:text-properties officeooo:rsid="03fa85b6"/>
    </style:style>
    <style:style style:name="T726" style:family="text">
      <style:text-properties officeooo:rsid="03fd4632"/>
    </style:style>
    <style:style style:name="T727" style:family="text">
      <style:text-properties officeooo:rsid="03fdb198"/>
    </style:style>
    <style:style style:name="T728" style:family="text">
      <style:text-properties officeooo:rsid="040037ed"/>
    </style:style>
    <style:style style:name="T729" style:family="text">
      <style:text-properties officeooo:rsid="0402ecb0"/>
    </style:style>
    <style:style style:name="T730" style:family="text">
      <style:text-properties officeooo:rsid="0403d145"/>
    </style:style>
    <style:style style:name="T731" style:family="text">
      <style:text-properties officeooo:rsid="04060494"/>
    </style:style>
    <style:style style:name="T732" style:family="text">
      <style:text-properties officeooo:rsid="0413b367"/>
    </style:style>
    <style:style style:name="T733" style:family="text">
      <style:text-properties officeooo:rsid="041471e5"/>
    </style:style>
    <style:style style:name="T734" style:family="text">
      <style:text-properties officeooo:rsid="0423413f"/>
    </style:style>
    <style:style style:name="T735" style:family="text">
      <style:text-properties officeooo:rsid="042571da"/>
    </style:style>
    <style:style style:name="T736" style:family="text">
      <style:text-properties officeooo:rsid="04272718"/>
    </style:style>
    <style:style style:name="T737" style:family="text">
      <style:text-properties officeooo:rsid="04278863"/>
    </style:style>
    <style:style style:name="T738" style:family="text">
      <style:text-properties officeooo:rsid="042d596c"/>
    </style:style>
    <style:style style:name="T739" style:family="text">
      <style:text-properties officeooo:rsid="0437cd95"/>
    </style:style>
    <style:style style:name="T740" style:family="text">
      <style:text-properties officeooo:rsid="04385460"/>
    </style:style>
    <style:style style:name="T741" style:family="text">
      <style:text-properties officeooo:rsid="043b00fd"/>
    </style:style>
    <style:style style:name="T742" style:family="text">
      <style:text-properties officeooo:rsid="043bb678"/>
    </style:style>
    <style:style style:name="T743" style:family="text">
      <style:text-properties officeooo:rsid="043dac8c"/>
    </style:style>
    <style:style style:name="T744" style:family="text">
      <style:text-properties officeooo:rsid="043f4d9f"/>
    </style:style>
    <style:style style:name="T745" style:family="text">
      <style:text-properties officeooo:rsid="043f8b20"/>
    </style:style>
    <style:style style:name="T746" style:family="text">
      <style:text-properties officeooo:rsid="043fb0c4"/>
    </style:style>
    <style:style style:name="T747" style:family="text">
      <style:text-properties officeooo:rsid="0440d2bc"/>
    </style:style>
    <style:style style:name="T748" style:family="text">
      <style:text-properties officeooo:rsid="04414945"/>
    </style:style>
    <style:style style:name="T749" style:family="text">
      <style:text-properties officeooo:rsid="04415754"/>
    </style:style>
    <style:style style:name="T750" style:family="text">
      <style:text-properties officeooo:rsid="0449851f"/>
    </style:style>
    <style:style style:name="T751" style:family="text">
      <style:text-properties officeooo:rsid="044a4a06"/>
    </style:style>
    <style:style style:name="T752" style:family="text">
      <style:text-properties officeooo:rsid="044a52b1"/>
    </style:style>
    <style:style style:name="T753" style:family="text">
      <style:text-properties officeooo:rsid="044e79c3"/>
    </style:style>
    <style:style style:name="T754" style:family="text">
      <style:text-properties officeooo:rsid="04507c0a"/>
    </style:style>
    <style:style style:name="T755" style:family="text">
      <style:text-properties officeooo:rsid="04554b75"/>
    </style:style>
    <style:style style:name="T756" style:family="text">
      <style:text-properties officeooo:rsid="04556db4"/>
    </style:style>
    <style:style style:name="T757" style:family="text">
      <style:text-properties officeooo:rsid="0456ca3b"/>
    </style:style>
    <style:style style:name="T758" style:family="text">
      <style:text-properties officeooo:rsid="0457258f"/>
    </style:style>
    <style:style style:name="T759" style:family="text">
      <style:text-properties officeooo:rsid="04576a14"/>
    </style:style>
    <style:style style:name="T760" style:family="text">
      <style:text-properties officeooo:rsid="0458f5e0"/>
    </style:style>
    <style:style style:name="T761" style:family="text">
      <style:text-properties officeooo:rsid="0459d0aa"/>
    </style:style>
    <style:style style:name="T762" style:family="text">
      <style:text-properties officeooo:rsid="045f6c8f"/>
    </style:style>
    <style:style style:name="T763" style:family="text">
      <style:text-properties officeooo:rsid="04601477"/>
    </style:style>
    <style:style style:name="T764" style:family="text">
      <style:text-properties officeooo:rsid="046107ec"/>
    </style:style>
    <style:style style:name="T765" style:family="text">
      <style:text-properties officeooo:rsid="0462cced"/>
    </style:style>
    <style:style style:name="T766" style:family="text">
      <style:text-properties officeooo:rsid="0462d648"/>
    </style:style>
    <style:style style:name="T767" style:family="text">
      <style:text-properties officeooo:rsid="0463b2a2"/>
    </style:style>
    <style:style style:name="T768" style:family="text">
      <style:text-properties officeooo:rsid="0464565b"/>
    </style:style>
    <style:style style:name="T769" style:family="text">
      <style:text-properties officeooo:rsid="0464c5b0"/>
    </style:style>
    <style:style style:name="T770" style:family="text">
      <style:text-properties officeooo:rsid="04675f71"/>
    </style:style>
    <style:style style:name="T771" style:family="text">
      <style:text-properties officeooo:rsid="046970ad"/>
    </style:style>
    <style:style style:name="T772" style:family="text">
      <style:text-properties officeooo:rsid="04699b22"/>
    </style:style>
    <style:style style:name="T773" style:family="text">
      <style:text-properties officeooo:rsid="04699c4b"/>
    </style:style>
    <style:style style:name="T774" style:family="text">
      <style:text-properties officeooo:rsid="046c5f1f"/>
    </style:style>
    <style:style style:name="T775" style:family="text">
      <style:text-properties officeooo:rsid="046deeac"/>
    </style:style>
    <style:style style:name="T776" style:family="text">
      <style:text-properties officeooo:rsid="046eb19a"/>
    </style:style>
    <style:style style:name="T777" style:family="text">
      <style:text-properties officeooo:rsid="047cfbba"/>
    </style:style>
    <style:style style:name="T778" style:family="text">
      <style:text-properties officeooo:rsid="047ea3f2"/>
    </style:style>
    <style:style style:name="T779" style:family="text">
      <style:text-properties officeooo:rsid="0480976e"/>
    </style:style>
    <style:style style:name="T780" style:family="text">
      <style:text-properties officeooo:rsid="0480aa83"/>
    </style:style>
    <style:style style:name="T781" style:family="text">
      <style:text-properties officeooo:rsid="0481669d"/>
    </style:style>
    <style:style style:name="T782" style:family="text">
      <style:text-properties officeooo:rsid="04822b55"/>
    </style:style>
    <style:style style:name="T783" style:family="text">
      <style:text-properties officeooo:rsid="048301e5"/>
    </style:style>
    <style:style style:name="T784" style:family="text">
      <style:text-properties officeooo:rsid="04840ad7"/>
    </style:style>
    <style:style style:name="T785" style:family="text">
      <style:text-properties officeooo:rsid="0484c811"/>
    </style:style>
    <style:style style:name="T786" style:family="text">
      <style:text-properties officeooo:rsid="04856d1d"/>
    </style:style>
    <style:style style:name="T787" style:family="text">
      <style:text-properties officeooo:rsid="0485d20c"/>
    </style:style>
    <style:style style:name="T788" style:family="text">
      <style:text-properties officeooo:rsid="0485e415"/>
    </style:style>
    <style:style style:name="T789" style:family="text">
      <style:text-properties officeooo:rsid="0487d416"/>
    </style:style>
    <style:style style:name="T790" style:family="text">
      <style:text-properties officeooo:rsid="0488cdeb"/>
    </style:style>
    <style:style style:name="T791" style:family="text">
      <style:text-properties officeooo:rsid="048c0079"/>
    </style:style>
    <style:style style:name="T792" style:family="text">
      <style:text-properties officeooo:rsid="048d580d"/>
    </style:style>
    <style:style style:name="T793" style:family="text">
      <style:text-properties officeooo:rsid="048fc61b"/>
    </style:style>
    <style:style style:name="T794" style:family="text">
      <style:text-properties officeooo:rsid="04917912"/>
    </style:style>
    <style:style style:name="T795" style:family="text">
      <style:text-properties officeooo:rsid="0492e880"/>
    </style:style>
    <style:style style:name="T796" style:family="text">
      <style:text-properties officeooo:rsid="0492e880" style:font-size-asian="8.75pt"/>
    </style:style>
    <style:style style:name="T797" style:family="text">
      <style:text-properties officeooo:rsid="0494d4e5"/>
    </style:style>
    <style:style style:name="T798" style:family="text">
      <style:text-properties officeooo:rsid="049602a9"/>
    </style:style>
    <style:style style:name="T799" style:family="text">
      <style:text-properties officeooo:rsid="0496db5c"/>
    </style:style>
    <style:style style:name="T800" style:family="text">
      <style:text-properties officeooo:rsid="0497c855"/>
    </style:style>
    <style:style style:name="T801" style:family="text">
      <style:text-properties officeooo:rsid="0499f0b0"/>
    </style:style>
    <style:style style:name="T802" style:family="text">
      <style:text-properties officeooo:rsid="049f8754"/>
    </style:style>
    <style:style style:name="T803" style:family="text">
      <style:text-properties officeooo:rsid="04a0ccc9"/>
    </style:style>
    <style:style style:name="T804" style:family="text">
      <style:text-properties officeooo:rsid="04a2d976"/>
    </style:style>
    <style:style style:name="T805" style:family="text">
      <style:text-properties officeooo:rsid="04a38b4e"/>
    </style:style>
    <style:style style:name="T806" style:family="text">
      <style:text-properties officeooo:rsid="04a45625"/>
    </style:style>
    <style:style style:name="T807" style:family="text">
      <style:text-properties officeooo:rsid="04a4900f"/>
    </style:style>
    <style:style style:name="T808" style:family="text">
      <style:text-properties officeooo:rsid="04a6000a"/>
    </style:style>
    <style:style style:name="T809" style:family="text">
      <style:text-properties officeooo:rsid="04a9b074"/>
    </style:style>
    <style:style style:name="T810" style:family="text">
      <style:text-properties officeooo:rsid="04aba60b"/>
    </style:style>
    <style:style style:name="T811" style:family="text">
      <style:text-properties officeooo:rsid="04ad5e49"/>
    </style:style>
    <style:style style:name="T812" style:family="text">
      <style:text-properties officeooo:rsid="04b283ed"/>
    </style:style>
    <style:style style:name="T813" style:family="text">
      <style:text-properties officeooo:rsid="04b318dd"/>
    </style:style>
    <style:style style:name="T814" style:family="text">
      <style:text-properties officeooo:rsid="04b4c000"/>
    </style:style>
    <style:style style:name="T815" style:family="text">
      <style:text-properties officeooo:rsid="04b60727"/>
    </style:style>
    <style:style style:name="T816" style:family="text">
      <style:text-properties officeooo:rsid="04b8a867"/>
    </style:style>
    <style:style style:name="T817" style:family="text">
      <style:text-properties officeooo:rsid="04b92a82"/>
    </style:style>
    <style:style style:name="T818" style:family="text">
      <style:text-properties officeooo:rsid="04bac660"/>
    </style:style>
    <style:style style:name="T819" style:family="text">
      <style:text-properties officeooo:rsid="04bba0bb"/>
    </style:style>
    <style:style style:name="T820" style:family="text">
      <style:text-properties officeooo:rsid="04bca75b"/>
    </style:style>
    <style:style style:name="T821" style:family="text">
      <style:text-properties officeooo:rsid="04bed998"/>
    </style:style>
    <style:style style:name="T822" style:family="text">
      <style:text-properties officeooo:rsid="04c09afb"/>
    </style:style>
    <style:style style:name="T823" style:family="text">
      <style:text-properties officeooo:rsid="04c1a8bd"/>
    </style:style>
    <style:style style:name="T824" style:family="text">
      <style:text-properties officeooo:rsid="04c1c384"/>
    </style:style>
    <style:style style:name="T825" style:family="text">
      <style:text-properties officeooo:rsid="04c2e1c0"/>
    </style:style>
    <style:style style:name="T826" style:family="text">
      <style:text-properties officeooo:rsid="04c4163d"/>
    </style:style>
    <style:style style:name="T827" style:family="text">
      <style:text-properties officeooo:rsid="04c4d1da"/>
    </style:style>
    <style:style style:name="T828" style:family="text">
      <style:text-properties officeooo:rsid="04c6570f"/>
    </style:style>
    <style:style style:name="T829" style:family="text">
      <style:text-properties officeooo:rsid="04c80345"/>
    </style:style>
    <style:style style:name="T830" style:family="text">
      <style:text-properties officeooo:rsid="04c9bb21"/>
    </style:style>
    <style:style style:name="T831" style:family="text">
      <style:text-properties officeooo:rsid="04caf9ce"/>
    </style:style>
    <style:style style:name="T832" style:family="text">
      <style:text-properties officeooo:rsid="04cb83a3"/>
    </style:style>
    <style:style style:name="T833" style:family="text">
      <style:text-properties officeooo:rsid="04cb9870"/>
    </style:style>
    <style:style style:name="T834" style:family="text">
      <style:text-properties officeooo:rsid="04cc9102"/>
    </style:style>
    <style:style style:name="T835" style:family="text">
      <style:text-properties officeooo:rsid="04cca393"/>
    </style:style>
    <style:style style:name="T836" style:family="text">
      <style:text-properties officeooo:rsid="04cd6b21"/>
    </style:style>
    <style:style style:name="T837" style:family="text">
      <style:text-properties officeooo:rsid="04ce8162"/>
    </style:style>
    <style:style style:name="T838" style:family="text">
      <style:text-properties officeooo:rsid="04cf2ac0"/>
    </style:style>
    <style:style style:name="T839" style:family="text">
      <style:text-properties officeooo:rsid="04d1f986"/>
    </style:style>
    <style:style style:name="T840" style:family="text">
      <style:text-properties officeooo:rsid="04d27623"/>
    </style:style>
    <style:style style:name="T841" style:family="text">
      <style:text-properties officeooo:rsid="04d32891"/>
    </style:style>
    <style:style style:name="T842" style:family="text">
      <style:text-properties officeooo:rsid="04d4f7bc"/>
    </style:style>
    <style:style style:name="T843" style:family="text">
      <style:text-properties officeooo:rsid="04d6234c"/>
    </style:style>
    <style:style style:name="T844" style:family="text">
      <style:text-properties officeooo:rsid="04d96a99"/>
    </style:style>
    <style:style style:name="T845" style:family="text">
      <style:text-properties officeooo:rsid="04da5664"/>
    </style:style>
    <style:style style:name="T846" style:family="text">
      <style:text-properties officeooo:rsid="04db14f7"/>
    </style:style>
    <style:style style:name="T847" style:family="text">
      <style:text-properties officeooo:rsid="04dd7056"/>
    </style:style>
    <style:style style:name="T848" style:family="text">
      <style:text-properties officeooo:rsid="04df6e4d"/>
    </style:style>
    <style:style style:name="T849" style:family="text">
      <style:text-properties officeooo:rsid="04e29ec3"/>
    </style:style>
    <style:style style:name="T850" style:family="text">
      <style:text-properties officeooo:rsid="04e34e3d"/>
    </style:style>
    <style:style style:name="T851" style:family="text">
      <style:text-properties officeooo:rsid="04e4da9d"/>
    </style:style>
    <style:style style:name="T852" style:family="text">
      <style:text-properties officeooo:rsid="04e58266"/>
    </style:style>
    <style:style style:name="T853" style:family="text">
      <style:text-properties officeooo:rsid="04e68818"/>
    </style:style>
    <style:style style:name="T854" style:family="text">
      <style:text-properties officeooo:rsid="04e7aaf9"/>
    </style:style>
    <style:style style:name="T855" style:family="text">
      <style:text-properties officeooo:rsid="04e90c1f"/>
    </style:style>
    <style:style style:name="T856" style:family="text">
      <style:text-properties officeooo:rsid="04ea3b28"/>
    </style:style>
    <style:style style:name="T857" style:family="text">
      <style:text-properties officeooo:rsid="04ea6a44"/>
    </style:style>
    <style:style style:name="T858" style:family="text">
      <style:text-properties officeooo:rsid="04ebf774"/>
    </style:style>
    <style:style style:name="T859" style:family="text">
      <style:text-properties officeooo:rsid="04ec768c"/>
    </style:style>
    <style:style style:name="T860" style:family="text">
      <style:text-properties officeooo:rsid="04ee037e"/>
    </style:style>
    <style:style style:name="T861" style:family="text">
      <style:text-properties officeooo:rsid="04eeb834"/>
    </style:style>
    <style:style style:name="T862" style:family="text">
      <style:text-properties officeooo:rsid="04efde5e"/>
    </style:style>
    <style:style style:name="T863" style:family="text">
      <style:text-properties officeooo:rsid="04efe72f"/>
    </style:style>
    <style:style style:name="T864" style:family="text">
      <style:text-properties officeooo:rsid="04f27786"/>
    </style:style>
    <style:style style:name="T865" style:family="text">
      <style:text-properties officeooo:rsid="04f32dab"/>
    </style:style>
    <style:style style:name="T866" style:family="text">
      <style:text-properties officeooo:rsid="04f6ee9f"/>
    </style:style>
    <style:style style:name="T867" style:family="text">
      <style:text-properties officeooo:rsid="04f6f6ac"/>
    </style:style>
    <style:style style:name="T868" style:family="text">
      <style:text-properties officeooo:rsid="04f973aa"/>
    </style:style>
    <style:style style:name="T869" style:family="text">
      <style:text-properties officeooo:rsid="04faab47"/>
    </style:style>
    <style:style style:name="T870" style:family="text">
      <style:text-properties officeooo:rsid="04fd7498"/>
    </style:style>
    <style:style style:name="T871" style:family="text">
      <style:text-properties officeooo:rsid="04ff6b71"/>
    </style:style>
    <style:style style:name="T872" style:family="text">
      <style:text-properties officeooo:rsid="04ff7b6a"/>
    </style:style>
    <style:style style:name="T873" style:family="text">
      <style:text-properties officeooo:rsid="05008257"/>
    </style:style>
    <style:style style:name="T874" style:family="text">
      <style:text-properties officeooo:rsid="05097f4f"/>
    </style:style>
    <style:style style:name="T875" style:family="text">
      <style:text-properties officeooo:rsid="050bd895"/>
    </style:style>
    <style:style style:name="T876" style:family="text">
      <style:text-properties officeooo:rsid="050deb55"/>
    </style:style>
    <style:style style:name="T877" style:family="text">
      <style:text-properties officeooo:rsid="050f586e"/>
    </style:style>
    <style:style style:name="T878" style:family="text">
      <style:text-properties officeooo:rsid="051505fd"/>
    </style:style>
    <style:style style:name="T879" style:family="text">
      <style:text-properties officeooo:rsid="05164d93"/>
    </style:style>
    <style:style style:name="T880" style:family="text">
      <style:text-properties officeooo:rsid="0518373a"/>
    </style:style>
    <style:style style:name="T881" style:family="text">
      <style:text-properties officeooo:rsid="05188458"/>
    </style:style>
    <style:style style:name="T882" style:family="text">
      <style:text-properties officeooo:rsid="051b7377"/>
    </style:style>
    <style:style style:name="T883" style:family="text">
      <style:text-properties officeooo:rsid="051cdfb6"/>
    </style:style>
    <style:style style:name="T884" style:family="text">
      <style:text-properties officeooo:rsid="051d0ab3"/>
    </style:style>
    <style:style style:name="T885" style:family="text">
      <style:text-properties officeooo:rsid="051de13d"/>
    </style:style>
    <style:style style:name="T886" style:family="text">
      <style:text-properties officeooo:rsid="051de6c7"/>
    </style:style>
    <style:style style:name="T887" style:family="text">
      <style:text-properties officeooo:rsid="051e9fcd"/>
    </style:style>
    <style:style style:name="T888" style:family="text">
      <style:text-properties officeooo:rsid="051f712c"/>
    </style:style>
    <style:style style:name="T889" style:family="text">
      <style:text-properties officeooo:rsid="05221728"/>
    </style:style>
    <style:style style:name="T890" style:family="text">
      <style:text-properties officeooo:rsid="05223fc9"/>
    </style:style>
    <style:style style:name="T891" style:family="text">
      <style:text-properties officeooo:rsid="05230596"/>
    </style:style>
    <style:style style:name="T892" style:family="text">
      <style:text-properties officeooo:rsid="05258c42"/>
    </style:style>
    <style:style style:name="T893" style:family="text">
      <style:text-properties officeooo:rsid="0527121c"/>
    </style:style>
    <style:style style:name="T894" style:family="text">
      <style:text-properties officeooo:rsid="05278970"/>
    </style:style>
    <style:style style:name="T895" style:family="text">
      <style:text-properties officeooo:rsid="05284963"/>
    </style:style>
    <style:style style:name="T896" style:family="text">
      <style:text-properties officeooo:rsid="0529e02d"/>
    </style:style>
    <style:style style:name="T897" style:family="text">
      <style:text-properties officeooo:rsid="052a481a"/>
    </style:style>
    <style:style style:name="T898" style:family="text">
      <style:text-properties officeooo:rsid="052ab565"/>
    </style:style>
    <style:style style:name="T899" style:family="text">
      <style:text-properties fo:font-weight="normal" style:font-weight-asian="normal" style:font-weight-complex="normal"/>
    </style:style>
    <style:style style:name="T900" style:family="text">
      <style:text-properties officeooo:rsid="0530b481"/>
    </style:style>
    <style:style style:name="T901" style:family="text">
      <style:text-properties officeooo:rsid="05329e3f"/>
    </style:style>
    <style:style style:name="T902" style:family="text">
      <style:text-properties officeooo:rsid="053452ca"/>
    </style:style>
    <style:style style:name="T903" style:family="text">
      <style:text-properties officeooo:rsid="0535cec6"/>
    </style:style>
    <style:style style:name="T904" style:family="text">
      <style:text-properties officeooo:rsid="05393ed0"/>
    </style:style>
    <style:style style:name="T905" style:family="text">
      <style:text-properties officeooo:rsid="053a2e01"/>
    </style:style>
    <style:style style:name="T906" style:family="text">
      <style:text-properties officeooo:rsid="053d03c9"/>
    </style:style>
    <style:style style:name="T907" style:family="text">
      <style:text-properties officeooo:rsid="053e1e91"/>
    </style:style>
    <style:style style:name="T908" style:family="text">
      <style:text-properties officeooo:rsid="053fff93"/>
    </style:style>
    <style:style style:name="T909" style:family="text">
      <style:text-properties officeooo:rsid="0541dfe9"/>
    </style:style>
    <style:style style:name="T910" style:family="text">
      <style:text-properties officeooo:rsid="05438f4b"/>
    </style:style>
    <style:style style:name="T911" style:family="text">
      <style:text-properties officeooo:rsid="0544067a"/>
    </style:style>
    <style:style style:name="T912" style:family="text">
      <style:text-properties officeooo:rsid="0545f93e"/>
    </style:style>
    <style:style style:name="T913" style:family="text">
      <style:text-properties officeooo:rsid="054622d4"/>
    </style:style>
    <style:style style:name="T914" style:family="text">
      <style:text-properties officeooo:rsid="0546c495"/>
    </style:style>
    <style:style style:name="T915" style:family="text">
      <style:text-properties officeooo:rsid="054b94b3"/>
    </style:style>
    <style:style style:name="T916" style:family="text">
      <style:text-properties officeooo:rsid="054d4b70"/>
    </style:style>
    <style:style style:name="T917" style:family="text">
      <style:text-properties officeooo:rsid="054f167d"/>
    </style:style>
    <style:style style:name="T918" style:family="text">
      <style:text-properties officeooo:rsid="05519389"/>
    </style:style>
    <style:style style:name="T919" style:family="text">
      <style:text-properties officeooo:rsid="05536e52"/>
    </style:style>
    <style:style style:name="T920" style:family="text">
      <style:text-properties officeooo:rsid="0556398e"/>
    </style:style>
    <style:style style:name="T921" style:family="text">
      <style:text-properties officeooo:rsid="0557525e"/>
    </style:style>
    <style:style style:name="T922" style:family="text">
      <style:text-properties officeooo:rsid="05589e7e"/>
    </style:style>
    <style:style style:name="T923" style:family="text">
      <style:text-properties officeooo:rsid="0559559b"/>
    </style:style>
    <style:style style:name="T924" style:family="text">
      <style:text-properties officeooo:rsid="0559d712"/>
    </style:style>
    <style:style style:name="T925" style:family="text">
      <style:text-properties officeooo:rsid="055c9be2"/>
    </style:style>
    <style:style style:name="T926" style:family="text">
      <style:text-properties officeooo:rsid="05602bfe"/>
    </style:style>
    <style:style style:name="T927" style:family="text">
      <style:text-properties officeooo:rsid="0561e4ea"/>
    </style:style>
    <style:style style:name="T928" style:family="text">
      <style:text-properties officeooo:rsid="05644ab1"/>
    </style:style>
    <style:style style:name="T929" style:family="text">
      <style:text-properties officeooo:rsid="0564e699"/>
    </style:style>
    <style:style style:name="T930" style:family="text">
      <style:text-properties officeooo:rsid="05651620"/>
    </style:style>
    <style:style style:name="T931" style:family="text">
      <style:text-properties officeooo:rsid="0565766e"/>
    </style:style>
    <style:style style:name="T932" style:family="text">
      <style:text-properties officeooo:rsid="0565a0f9"/>
    </style:style>
    <style:style style:name="T933" style:family="text">
      <style:text-properties officeooo:rsid="0566a3e2"/>
    </style:style>
    <style:style style:name="T934" style:family="text">
      <style:text-properties officeooo:rsid="05672d57"/>
    </style:style>
    <style:style style:name="T935" style:family="text">
      <style:text-properties officeooo:rsid="05681635"/>
    </style:style>
    <style:style style:name="T936" style:family="text">
      <style:text-properties officeooo:rsid="056a5555"/>
    </style:style>
    <style:style style:name="T937" style:family="text">
      <style:text-properties officeooo:rsid="056cd195"/>
    </style:style>
    <style:style style:name="T938" style:family="text">
      <style:text-properties officeooo:rsid="056d6d9a"/>
    </style:style>
    <style:style style:name="T939" style:family="text">
      <style:text-properties officeooo:rsid="056e3192"/>
    </style:style>
    <style:style style:name="T940" style:family="text">
      <style:text-properties officeooo:rsid="056f33fe"/>
    </style:style>
    <style:style style:name="T941" style:family="text">
      <style:text-properties officeooo:rsid="0570934c"/>
    </style:style>
    <style:style style:name="T942" style:family="text">
      <style:text-properties officeooo:rsid="05734b27"/>
    </style:style>
    <style:style style:name="T943" style:family="text">
      <style:text-properties officeooo:rsid="05773546"/>
    </style:style>
    <style:style style:name="T944" style:family="text">
      <style:text-properties officeooo:rsid="05794b98"/>
    </style:style>
    <style:style style:name="T945" style:family="text">
      <style:text-properties officeooo:rsid="0579dedc"/>
    </style:style>
    <style:style style:name="T946" style:family="text">
      <style:text-properties officeooo:rsid="057aff6a"/>
    </style:style>
    <style:style style:name="T947" style:family="text">
      <style:text-properties officeooo:rsid="057bf459"/>
    </style:style>
    <style:style style:name="T948" style:family="text">
      <style:text-properties officeooo:rsid="057d7510"/>
    </style:style>
    <style:style style:name="T949" style:family="text">
      <style:text-properties officeooo:rsid="057d851b"/>
    </style:style>
    <style:style style:name="T950" style:family="text">
      <style:text-properties officeooo:rsid="057f7212"/>
    </style:style>
    <style:style style:name="T951" style:family="text">
      <style:text-properties officeooo:rsid="05813aea"/>
    </style:style>
    <style:style style:name="T952" style:family="text">
      <style:text-properties officeooo:rsid="05824474"/>
    </style:style>
    <style:style style:name="T953" style:family="text">
      <style:text-properties officeooo:rsid="05853288"/>
    </style:style>
    <style:style style:name="T954" style:family="text">
      <style:text-properties officeooo:rsid="0586983f"/>
    </style:style>
    <style:style style:name="T955" style:family="text">
      <style:text-properties officeooo:rsid="058904b6"/>
    </style:style>
    <style:style style:name="T956" style:family="text">
      <style:text-properties officeooo:rsid="05898f83"/>
    </style:style>
    <style:style style:name="T957" style:family="text">
      <style:text-properties officeooo:rsid="058d0f8c"/>
    </style:style>
    <style:style style:name="T958" style:family="text">
      <style:text-properties officeooo:rsid="058e9d9d"/>
    </style:style>
    <style:style style:name="T959" style:family="text">
      <style:text-properties officeooo:rsid="05902fcc"/>
    </style:style>
    <style:style style:name="T960" style:family="text">
      <style:text-properties officeooo:rsid="0590c494"/>
    </style:style>
    <style:style style:name="T961" style:family="text">
      <style:text-properties officeooo:rsid="0591ff0b"/>
    </style:style>
    <style:style style:name="T962" style:family="text">
      <style:text-properties officeooo:rsid="0593e05b"/>
    </style:style>
    <style:style style:name="T963" style:family="text">
      <style:text-properties officeooo:rsid="0594887d"/>
    </style:style>
    <style:style style:name="T964" style:family="text">
      <style:text-properties officeooo:rsid="0595a4b8"/>
    </style:style>
    <style:style style:name="T965" style:family="text">
      <style:text-properties officeooo:rsid="0597748f"/>
    </style:style>
    <style:style style:name="T966" style:family="text">
      <style:text-properties officeooo:rsid="059938c9"/>
    </style:style>
    <style:style style:name="T967" style:family="text">
      <style:text-properties officeooo:rsid="05997b14"/>
    </style:style>
    <style:style style:name="T968" style:family="text">
      <style:text-properties officeooo:rsid="059d9d0e"/>
    </style:style>
    <style:style style:name="T969" style:family="text">
      <style:text-properties officeooo:rsid="059e86e4"/>
    </style:style>
    <style:style style:name="T970" style:family="text">
      <style:text-properties officeooo:rsid="05a1ba1d"/>
    </style:style>
    <style:style style:name="T971" style:family="text">
      <style:text-properties officeooo:rsid="05a64ba9"/>
    </style:style>
    <style:style style:name="T972" style:family="text">
      <style:text-properties officeooo:rsid="05aa4ff9"/>
    </style:style>
    <style:style style:name="T973" style:family="text">
      <style:text-properties officeooo:rsid="05b0bef8"/>
    </style:style>
    <style:style style:name="T974" style:family="text">
      <style:text-properties officeooo:rsid="05b15f19"/>
    </style:style>
    <style:style style:name="T975" style:family="text">
      <style:text-properties officeooo:rsid="05b24933"/>
    </style:style>
    <style:style style:name="T976" style:family="text">
      <style:text-properties officeooo:rsid="05b4098d"/>
    </style:style>
    <style:style style:name="T977" style:family="text">
      <style:text-properties officeooo:rsid="05b4684b"/>
    </style:style>
    <style:style style:name="T978" style:family="text">
      <style:text-properties officeooo:rsid="05b556a0"/>
    </style:style>
    <style:style style:name="T979" style:family="text">
      <style:text-properties officeooo:rsid="05b56bf1"/>
    </style:style>
    <style:style style:name="T980" style:family="text">
      <style:text-properties officeooo:rsid="05b6d8ff"/>
    </style:style>
    <style:style style:name="T981" style:family="text">
      <style:text-properties officeooo:rsid="05b710f5"/>
    </style:style>
    <style:style style:name="T982" style:family="text">
      <style:text-properties officeooo:rsid="05be144e"/>
    </style:style>
    <style:style style:name="T983" style:family="text">
      <style:text-properties officeooo:rsid="05be1598"/>
    </style:style>
    <style:style style:name="T984" style:family="text">
      <style:text-properties officeooo:rsid="05bfab4c"/>
    </style:style>
    <style:style style:name="T985" style:family="text">
      <style:text-properties officeooo:rsid="05c16ea9"/>
    </style:style>
    <style:style style:name="T986" style:family="text">
      <style:text-properties officeooo:rsid="05c2a0dd"/>
    </style:style>
    <style:style style:name="T987" style:family="text">
      <style:text-properties officeooo:rsid="05c45468"/>
    </style:style>
    <style:style style:name="T988" style:family="text">
      <style:text-properties officeooo:rsid="05c521a0"/>
    </style:style>
    <style:style style:name="T989" style:family="text">
      <style:text-properties officeooo:rsid="05c6f3a8"/>
    </style:style>
    <style:style style:name="T990" style:family="text">
      <style:text-properties officeooo:rsid="05c7756b"/>
    </style:style>
    <style:style style:name="T991" style:family="text">
      <style:text-properties officeooo:rsid="05c92591"/>
    </style:style>
    <style:style style:name="T992" style:family="text">
      <style:text-properties officeooo:rsid="05cbb6fc"/>
    </style:style>
    <style:style style:name="T993" style:family="text">
      <style:text-properties officeooo:rsid="05cd5d4f"/>
    </style:style>
    <style:style style:name="T994" style:family="text">
      <style:text-properties officeooo:rsid="05cf52a5"/>
    </style:style>
    <style:style style:name="T995" style:family="text">
      <style:text-properties officeooo:rsid="05d02b6d"/>
    </style:style>
    <style:style style:name="T996" style:family="text">
      <style:text-properties officeooo:rsid="05d21e94"/>
    </style:style>
    <style:style style:name="T997" style:family="text">
      <style:text-properties officeooo:rsid="05d4ddf0"/>
    </style:style>
    <style:style style:name="T998" style:family="text">
      <style:text-properties officeooo:rsid="05d84525"/>
    </style:style>
    <style:style style:name="T999" style:family="text">
      <style:text-properties officeooo:rsid="05d97dd1"/>
    </style:style>
    <style:style style:name="T1000" style:family="text">
      <style:text-properties officeooo:rsid="05d9e263"/>
    </style:style>
    <style:style style:name="T1001" style:family="text">
      <style:text-properties officeooo:rsid="05dac101"/>
    </style:style>
    <style:style style:name="T1002" style:family="text">
      <style:text-properties officeooo:rsid="05dd51f3"/>
    </style:style>
    <style:style style:name="T1003" style:family="text">
      <style:text-properties officeooo:rsid="05e05a3d"/>
    </style:style>
    <style:style style:name="T1004" style:family="text">
      <style:text-properties officeooo:rsid="05e266ab"/>
    </style:style>
    <style:style style:name="T1005" style:family="text">
      <style:text-properties officeooo:rsid="05e536b8"/>
    </style:style>
    <style:style style:name="T1006" style:family="text">
      <style:text-properties officeooo:rsid="05e718bc"/>
    </style:style>
    <style:style style:name="T1007" style:family="text">
      <style:text-properties officeooo:rsid="05e82451"/>
    </style:style>
    <style:style style:name="T1008" style:family="text">
      <style:text-properties officeooo:rsid="05e9f5c8"/>
    </style:style>
    <style:style style:name="T1009" style:family="text">
      <style:text-properties officeooo:rsid="05ee8573"/>
    </style:style>
    <style:style style:name="T1010" style:family="text">
      <style:text-properties officeooo:rsid="05f2465f"/>
    </style:style>
    <style:style style:name="T1011" style:family="text">
      <style:text-properties officeooo:rsid="05f4403e"/>
    </style:style>
    <style:style style:name="T1012" style:family="text">
      <style:text-properties officeooo:rsid="05f94a93"/>
    </style:style>
    <style:style style:name="T1013" style:family="text">
      <style:text-properties officeooo:rsid="05fb70ee"/>
    </style:style>
    <style:style style:name="T1014" style:family="text">
      <style:text-properties officeooo:rsid="05fe017d"/>
    </style:style>
    <style:style style:name="T1015" style:family="text">
      <style:text-properties officeooo:rsid="060261d9"/>
    </style:style>
    <style:style style:name="T1016" style:family="text">
      <style:text-properties officeooo:rsid="060507a0"/>
    </style:style>
    <style:style style:name="T1017" style:family="text">
      <style:text-properties officeooo:rsid="060687ef"/>
    </style:style>
    <style:style style:name="T1018" style:family="text">
      <style:text-properties officeooo:rsid="0608fa30"/>
    </style:style>
    <style:style style:name="T1019" style:family="text">
      <style:text-properties officeooo:rsid="060d4b23"/>
    </style:style>
    <style:style style:name="T1020" style:family="text">
      <style:text-properties officeooo:rsid="060eb00a"/>
    </style:style>
    <style:style style:name="T1021" style:family="text">
      <style:text-properties officeooo:rsid="0611c750"/>
    </style:style>
    <style:style style:name="T1022" style:family="text">
      <style:text-properties officeooo:rsid="06134236"/>
    </style:style>
    <style:style style:name="T1023" style:family="text">
      <style:text-properties officeooo:rsid="0614388e"/>
    </style:style>
    <style:style style:name="T1024" style:family="text">
      <style:text-properties officeooo:rsid="061ed833"/>
    </style:style>
    <style:style style:name="T1025" style:family="text">
      <style:text-properties officeooo:rsid="062096fe"/>
    </style:style>
    <style:style style:name="T1026" style:family="text">
      <style:text-properties officeooo:rsid="0621a932"/>
    </style:style>
    <style:style style:name="T1027" style:family="text">
      <style:text-properties officeooo:rsid="0621db2b"/>
    </style:style>
    <style:style style:name="T1028" style:family="text">
      <style:text-properties officeooo:rsid="06227b8d"/>
    </style:style>
    <style:style style:name="T1029" style:family="text">
      <style:text-properties officeooo:rsid="0622947a"/>
    </style:style>
    <style:style style:name="T1030" style:family="text">
      <style:text-properties officeooo:rsid="06238dcd"/>
    </style:style>
    <style:style style:name="T1031" style:family="text">
      <style:text-properties officeooo:rsid="06255de7"/>
    </style:style>
    <style:style style:name="T1032" style:family="text">
      <style:text-properties officeooo:rsid="0626802f"/>
    </style:style>
    <style:style style:name="T1033" style:family="text">
      <style:text-properties officeooo:rsid="062b7c0b"/>
    </style:style>
    <style:style style:name="T1034" style:family="text">
      <style:text-properties officeooo:rsid="062e9cbb"/>
    </style:style>
    <style:style style:name="T1035" style:family="text">
      <style:text-properties officeooo:rsid="0631836e"/>
    </style:style>
    <style:style style:name="T1036" style:family="text">
      <style:text-properties officeooo:rsid="063441de"/>
    </style:style>
    <style:style style:name="T1037" style:family="text">
      <style:text-properties officeooo:rsid="06354c0d"/>
    </style:style>
    <style:style style:name="T1038" style:family="text">
      <style:text-properties officeooo:rsid="0638d735"/>
    </style:style>
    <style:style style:name="T1039" style:family="text">
      <style:text-properties officeooo:rsid="063c3d2f"/>
    </style:style>
    <style:style style:name="T1040" style:family="text">
      <style:text-properties officeooo:rsid="063c9747"/>
    </style:style>
    <style:style style:name="T1041" style:family="text">
      <style:text-properties officeooo:rsid="063d649c"/>
    </style:style>
    <style:style style:name="T1042" style:family="text">
      <style:text-properties officeooo:rsid="063f5ec2"/>
    </style:style>
    <style:style style:name="T1043" style:family="text">
      <style:text-properties officeooo:rsid="063fb00f"/>
    </style:style>
    <style:style style:name="T1044" style:family="text">
      <style:text-properties officeooo:rsid="06425336"/>
    </style:style>
    <style:style style:name="T1045" style:family="text">
      <style:text-properties officeooo:rsid="064276f2"/>
    </style:style>
    <style:style style:name="T1046" style:family="text">
      <style:text-properties officeooo:rsid="06449f97"/>
    </style:style>
    <style:style style:name="T1047" style:family="text">
      <style:text-properties officeooo:rsid="0645bdba"/>
    </style:style>
    <style:style style:name="T1048" style:family="text">
      <style:text-properties officeooo:rsid="064806c6"/>
    </style:style>
    <style:style style:name="T1049" style:family="text">
      <style:text-properties officeooo:rsid="064dd1be"/>
    </style:style>
    <style:style style:name="T1050" style:family="text">
      <style:text-properties officeooo:rsid="064f5b3e"/>
    </style:style>
    <style:style style:name="T1051" style:family="text">
      <style:text-properties officeooo:rsid="0650a297"/>
    </style:style>
    <style:style style:name="T1052" style:family="text">
      <style:text-properties officeooo:rsid="065518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pan text:style-name="T135">Prolog – </text:span>Ozymandias</text:p>
      <text:p text:style-name="P37"/>
      <text:p text:style-name="P38">Es war <text:span text:style-name="T734">erst</text:span> früher <text:span text:style-name="T18">Morgen</text:span> in der Hafenstadt und dennoch war die Luft so <text:span text:style-name="T732">heiß</text:span> und stickig, dass man sie beinahe mit einem Messer hätte durchschneiden könne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3">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77">trugen sie die Schätze ihrer Vorfahren auf das Boot </text:span><text:span text:style-name="T778">aus </text:span><text:span text:style-name="T779">dem </text:span><text:span text:style-name="T778">fernen Land</text:span>. Ein von der Sonne rot gebrannter Europäer stand derweil an Deck und wies lauthals unter dem hämischen Kreischen der Möwen den Lastenzug ein, welcher <text:span text:style-name="T754">gerade </text:span>eine der größeren Fracht<text:span text:style-name="T754">stücke </text:span><text:span text:style-name="T753">in den Schiffsbauch herabließ</text:span>. Das Schiff ächzte, als <text:span text:style-name="T754">sich d</text:span><text:span text:style-name="T780">ie</text:span><text:span text:style-name="T754"> große in Lacken gewickelte Last auf den Boden </text:span><text:span text:style-name="T781">setzte</text:span>.</text:p>
      <text:p text:style-name="P36">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38">n</text:span>eiden des Bugs durch die Wellen oder dem gelegentlichen Seesturm unterbrochen wurde, verbrachte Ozymandias nun zwischen Schiffszwieback und Gewürzen die <text:span text:style-name="T782">l</text:span>ange Fahrt durch das Mittelmeer, über die Straße von Gibraltar, durch den Ärmelkanal, bis hin zur Mündung der Themse.</text:p>
      <text:p text:style-name="P157"><text:span text:style-name="T189">Die </text:span><text:span text:style-name="T198">n</text:span><text:span text:style-name="T189">eue Welt hatte er sich anders vorgestellt. Es stank grauenhaft und anstatt </text:span><text:span text:style-name="T190">Staub</text:span><text:span text:style-name="T189"> hatten die Menschen hier Ruß in der Lunge. Wenn die Fabriken am Horizont im Morgen</text:span><text:span text:style-name="T198">grauen</text:span><text:span text:style-name="T189"> ihre Arbeit aufnahmen, verdunkelten </text:span><text:span text:style-name="T198">alsbald </text:span><text:span text:style-name="T189">Rauschschwaden den Himmel und verpesteten den Städtern die Luft. Die Menschen die hier lebten waren ganz anders als seine </text:span><text:span text:style-name="T190">einstigen </text:span><text:span text:style-name="T189">Untertanen in der Heimat. Ihre Blicke wirkten apathisch, die grauen Pfützen in den gepflasterten Straßen spiegelten ihre müden Augen, die nur zu glänzen anfingen, wenn das Feuerwasser in Strömen floss. </text:span><text:span text:style-name="T194">Er konnte nicht ahnen</text:span><text:span text:style-name="T189">, dass es sich um die Hauptstadt eines Imperiums handelt</text:span><text:span text:style-name="T194">e</text:span><text:span text:style-name="T189">, welches beinahe ein Viertel der Welt unter seiner Kontrolle h</text:span><text:span text:style-name="T194">ielt</text:span><text:span text:style-name="T189">. Zehn Jahre vor der Jahr</text:span><text:span text:style-name="T199">hundert</text:span><text:span text:style-name="T189">wende empfing London Gäste zur Weltausstellung um seine florierenden Fortschritte in der Technik und Wissenschaft zu präsentieren. Der Zeitpunkt der Machtdemostation war strategisch gewählt, denn die </text:span><text:span text:style-name="T195">A</text:span><text:span text:style-name="T189">nfangs noch unbeachtete und zu lange geduldete Backett-Bande hatte ihren Einfluss durch den </text:span><text:span text:style-name="T200">Opiumhandel</text:span><text:span text:style-name="T189">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6">Polizisten</text:span><text:span text:style-name="T189"> mehr gewagt. Es war ein offenes Geheimnis und </text:span><text:span text:style-name="T197">Scotland Yard</text:span><text:span text:style-name="T189"> ein Dorn im Auge, dass </text:span><text:span text:style-name="T198">in der Stadt </text:span><text:span text:style-name="T189">kein Machtmonopol mehr existierte. </text:span></text:p>
      <text:p text:style-name="P158"><text:span text:style-name="T189">Solange man sich nicht gegenseitig in die Quere kommen würde, könne man nebeneinander leben, ja sogar von einander profitieren - dieser Status Quo begann mit dem Einsetzen des neuen Polizei-</text:span><text:span text:style-name="T190">I</text:span><text:span text:style-name="T189">nspe</text:span><text:span text:style-name="T190">k</text:span><text:span text:style-name="T189">teurs Stück für Stück zu bröckeln. Ein neuer Wind bring Nachricht von einem bevorstehenden </text:span><text:span text:style-name="T191">Kampf</text:span><text:span text:style-name="T189"> um die </text:span><text:span text:style-name="T192">Macht in den Straßen Londons</text:span><text:span text:style-name="T189"> - ein Krieg, dessen Vorstellung wohl selbst Ozymandias' leblose Knochen zum </text:span><text:span text:style-name="T193">Erbeben</text:span><text:span text:style-name="T189"> bringen würde.</text:span></text:p>
      <text:p text:style-name="P159"><text:soft-page-break/>Dampfballons</text:p>
      <text:p text:style-name="P156"/>
      <text:p text:style-name="P39">Cornelius Findibaldus war ausgesprochen aufgeregt an diesem Vormittag, sogar fast noch aufgeregter als vor dem <text:span text:style-name="T4">vierten </text:span><text:span text:style-name="T7">F</text:span>lug seines Dampfballons als Kind in <text:span text:style-name="T762">Ohmheim</text:span>. Damals war er noch grün hinter den Ohren gewesen – <text:span text:style-name="T12">im übertragenden</text:span> und wortwörtlich<text:span text:style-name="T13">en </text:span><text:span text:style-name="T12">Sinn</text:span>, da bei Findlingen der <text:span text:style-name="T114">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62">V</text:span>olk meist so verrußt und verdreckt von der Arbeit in den kleinen Werkstädten am Rand der Stadt <text:span text:style-name="T115">ihr</text:span><text:span text:style-name="T122">e</text:span><text:span text:style-name="T115"> Tage </text:span><text:span text:style-name="T122">fristeten</text:span>, dass <text:span text:style-name="T116">nie</text:span> ein Mensch <text:span text:style-name="T117">je</text:span><text:span text:style-name="T118">mals</text:span><text:span text:style-name="T117"> </text:span><text:span text:style-name="T3">auf die Idee gekommen</text:span> wäre <text:span text:style-name="T3">zu fragen. </text:span><text:span text:style-name="T1016">Z</text:span><text:span text:style-name="T119">umal </text:span><text:span text:style-name="T1016">war </text:span><text:span text:style-name="T119">Kinderarbeit durchaus keine Außergewöhnlichkeit </text:span><text:span text:style-name="T120">und </text:span><text:span text:style-name="T1016">es war leicht</text:span><text:span text:style-name="T120"> Findlinge mit </text:span><text:span text:style-name="T123">älteren</text:span><text:span text:style-name="T120"> Menschenkindern </text:span><text:span text:style-name="T1016">zu </text:span><text:span text:style-name="T120">verwechseln</text:span>. <text:span text:style-name="T120">Alleine die außergewöhnliche </text:span><text:span text:style-name="T1018">t</text:span><text:span text:style-name="T120">echnische Fertigkeit der </text:span><text:span text:style-name="T1017">vermeintlichen Kinder</text:span><text:span text:style-name="T120"> ließ den einen oder anderen stutzig werden.</text:span></text:p>
      <text:p text:style-name="P39"/>
      <text:p text:style-name="P39"><text:span text:style-name="T124">Es</text:span><text:span text:style-name="T120"> </text:span>verließen <text:span text:style-name="T121">wirklich </text:span><text:span text:style-name="T1">nur sehr </text:span>wenige Grünlinge – so der Name für junge Findlinge – Ohmheim vor dem Erreichen ihres Erwachsenenalters. </text:p>
      <text:p text:style-name="P96"><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5">s</text:span>kind am <text:span text:style-name="T127">den in Ohmheim</text:span> alljährlich <text:span text:style-name="T128">stattfindenden</text:span> <text:span text:style-name="T126">Dampfb</text:span>allon<text:span text:style-name="T126">flug</text:span> teilnehmen und die <text:span text:style-name="T14">Zie</text:span>llinie erreiche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29">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96"/>
      <text:p text:style-name="P96">Für Menschen vollkommen unverständlich – so war es für den verhältnismäßig kleinen Stamm der Findlinge, <text:span text:style-name="T2">welche</text:span><text:span text:style-name="T6">r</text:span><text:span text:style-name="T2"> in der Welt </text:span><text:span text:style-name="T130">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40">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41">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 natürlich aus dem Dampfkessel von Opa Findibaldus. <text:span text:style-name="T4">Die</text:span> großen Semmelstücken <text:span text:style-name="T4">machten sie so unverkenn</text:span><text:span text:style-name="T763">bar</text:span><text:span text:style-name="T4"> zu den besten <text:s/>von ganz Ohmheim – zumindest seiner Meinung nach. Er wusste bis heute nicht woher der Alte nur seinen Gams-käse her bekam, er hatte </text:span><text:span text:style-name="T1019">oft</text:span><text:span text:style-name="T4"> versucht die Knödel nachzudampfen – immer ohne Erfolg.</text:span></text:p>
      <text:p text:style-name="P41"/>
      <text:p text:style-name="P42">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text:span><text:soft-page-break/><text:span text:style-name="T5">Bewunderung und Neid sicher. Sogar die Queen soll regelmäßig in einem Ballon abheben um dem Trubel des königlichen Hofes zu entkommen.</text:span></text:p>
      <text:p text:style-name="P15">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6">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blauen Himmel über London mit seine<text:span text:style-name="T764">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7">Die Dampfballons waren jedoch nicht der Grund für Cornelius Aufregung.</text:p>
      <text:p text:style-name="P18">Der <text:span text:style-name="T11">Präsentation</text:span> seiner neuen Erfindung <text:span text:style-name="T131">widmete</text:span> er seine ganzen Sorgen. Er war mit seiner Vorstellung dem Paneel “Elektronische und Elektrotechnische Vergnüglichkeit<text:span text:style-name="T801">en</text:span>” zugeteilt worden, was für eine Frechheit. Ein elektronischer Android war doch keine Vergnüglichkeit! Zugegebenermaßen handelte es sich um einen Prototypen in einer kleineren Version, <text:span text:style-name="T132">als für</text:span> die später für all mögliche Tätigkeiten vorgesehen <text:span text:style-name="T133">maschinellen Helferlein.</text:span> <text:span text:style-name="T134">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p>
      <text:p text:style-name="P18"/>
      <text:p text:style-name="P19"><text:span text:style-name="T19">Er hatte sich schon wieder in Rage geredet, und zog auf dem Weg nach Draußen die Tür zu seiner Werkstatt in der Gibbs Road ein wenig zu fest zu. Die Klingel, welche über der Tür angebracht war und normalerweise die Anku</text:span><text:span text:style-name="T765">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vergewisser</text:span><text:span text:style-name="T1020">te sich</text:span><text:span text:style-name="T20">, dass </text:span><text:span text:style-name="T1020">seine Werkstatt </text:span><text:span text:style-name="T20">auch </text:span><text:span text:style-name="T1020">wirklich </text:span><text:span text:style-name="T20">abgeschlossen war, bevor er eilig in die Kutsche stie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60">Unter<text:span text:style-name="T47">stadt</text:span></text:p>
      <text:p text:style-name="P160"/>
      <text:p text:style-name="P45"><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6">t</text:span><text:span text:style-name="T25">en</text:span><text:span text:style-name="T21">, dr</text:span><text:span text:style-name="T386">ang</text:span><text:span text:style-name="T21"> hallend durch die vergitterte Einlassung zur Kanalisation. Der Mond sch</text:span><text:span text:style-name="T387">ien</text:span><text:span text:style-name="T21"> </text:span><text:span text:style-name="T388">wieder </text:span><text:span text:style-name="T29">kräftiger </text:span><text:span text:style-name="T24">seitdem der </text:span><text:span text:style-name="T29">Smog</text:span><text:span text:style-name="T24"> </text:span><text:span text:style-name="T1014">abgezogen war </text:span><text:span text:style-name="T21">und w</text:span><text:span text:style-name="T389">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90">t</text:span><text:span text:style-name="T22">en Silhouetten von Mänteln an den Ratten vorbei, welche müßig an dem kleinen Bach aus Regenwasser </text:span><text:span text:style-name="T390">saßen, </text:span><text:span text:style-name="T22">welcher den Kanal herabfl</text:span><text:span text:style-name="T901">oss</text:span><text:span text:style-name="T22">. </text:span><text:span text:style-name="T23">Sie schr</text:span><text:span text:style-name="T391">aken</text:span><text:span text:style-name="T23"> zurück und flüchte</text:span><text:span text:style-name="T392">te</text:span><text:span text:style-name="T23">n </text:span><text:span text:style-name="T24">rasch </text:span><text:span text:style-name="T23">als e</text:span><text:span text:style-name="T22">iner der Schatten vor dem Einlass h</text:span><text:span text:style-name="T393">ielt</text:span><text:span text:style-name="T22">, eine Hand in das Dunkel </text:span><text:span text:style-name="T23">aus</text:span><text:span text:style-name="T22">streckt</text:span><text:span text:style-name="T394">e </text:span><text:span text:style-name="T22">und gezielt eine kleine Flasche in den Strom von Abwasser </text:span><text:span text:style-name="T394">warf</text:span><text:span text:style-name="T22">. Die verkorkte und </text:span><text:span text:style-name="T228">mit Wachs </text:span><text:span text:style-name="T22">versiegelte Flasche </text:span><text:span text:style-name="T395">trug </text:span><text:span text:style-name="T22">ein kleines </text:span><text:span text:style-name="T23">zusammengerolltes </text:span><text:span text:style-name="T22">Pergament in sich. </text:span><text:span text:style-name="T23">Ihr Verfasser </text:span><text:span text:style-name="T396">war </text:span><text:span text:style-name="T23">schon weg, da </text:span><text:span text:style-name="T397">schwamm </text:span><text:span text:style-name="T23">sie mit dem Hals hin und her wackelnd </text:span><text:span text:style-name="T24">mutig </text:span><text:span text:style-name="T23">in die Finsternis. Sie passiert</text:span><text:span text:style-name="T398">e</text:span><text:span text:style-name="T23"> noch ein paar weitere Fenster welche ihr de</text:span><text:span text:style-name="T25">n</text:span><text:span text:style-name="T23"> Weg mit Mondlicht freileuchte</text:span><text:span text:style-name="T399">te</text:span><text:span text:style-name="T23">n, bevor sie durch ein paar Stromschnellen nach nicht allzu langer Zeit </text:span><text:span text:style-name="T48">un</text:span><text:span text:style-name="T23">sacht an eine zugemauerte Wand eckt</text:span><text:span text:style-name="T400">e,</text:span><text:span text:style-name="T23"> das Wasser </text:span><text:span text:style-name="T401">trug</text:span><text:span text:style-name="T23"> sie jedoch den Weg des geringsten Widerstandes </text:span><text:span text:style-name="T402">durch </text:span><text:span text:style-name="T23">einen </text:span><text:span text:style-name="T1015">behelfsmäßig gegrabenen </text:span><text:span text:style-name="T23">Schacht </text:span><text:span text:style-name="T25">immer </text:span><text:span text:style-name="T23">tief</text:span><text:span text:style-name="T25">er</text:span><text:span text:style-name="T23"> unter London. </text:span></text:p>
      <text:p text:style-name="P45"><text:span text:style-name="T25">Die Flasche wirbelt</text:span><text:span text:style-name="T403">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4">eten und die Flasche mit diesen übergo</text:span><text:span text:style-name="T405">ss</text:span><text:span text:style-name="T404">en</text:span><text:span text:style-name="T25">. Immer wilder </text:span><text:span text:style-name="T406">wurde </text:span><text:span text:style-name="T25">das Wasser bis sich der Kanal in der Ferne zu öffnen </text:span><text:span text:style-name="T407">schien</text:span><text:span text:style-name="T25">, ein bläulich sanftes Licht </text:span><text:span text:style-name="T408">war </text:span><text:span text:style-name="T25">zu erkennen.</text:span></text:p>
      <text:p text:style-name="P43"><text:span text:style-name="T26">Die Flasche überschr</text:span><text:span text:style-name="T409">itt</text:span><text:span text:style-name="T26"> die Schwelle dem Licht entgegen und </text:span><text:span text:style-name="T410">fiel </text:span><text:span text:style-name="T26">einen rauschenden Wasserfall hinab, hinein in ein kühles dunkles Nass. Alsbald reckt</text:span><text:span text:style-name="T411">e </text:span><text:span text:style-name="T26">sie </text:span><text:span text:style-name="T411">je</text:span><text:span text:style-name="T26">doch wieder ihren Kopf über die Oberfläche und </text:span><text:span text:style-name="T412">trieb </text:span><text:span text:style-name="T26">in einer ruhigen Strömung entlang eines Kanals, eine große gemauerte Wölbung über ihr. Das diffuse hellblaue Licht </text:span><text:span text:style-name="T413">schien </text:span><text:span text:style-name="T26">keinen Ursprung zu haben, eine leichte Nebelschicht wabert</text:span><text:span text:style-name="T414">e</text:span><text:span text:style-name="T26"> und kr</text:span><text:span text:style-name="T415">och </text:span><text:span text:style-name="T26">über </text:span><text:span text:style-name="T902">das Abwasser</text:span><text:span text:style-name="T26"> im Untergrund, welche</text:span><text:span text:style-name="T903">s</text:span><text:span text:style-name="T26"> hinter einer Ecke </text:span><text:span text:style-name="T416">verschwand</text:span><text:span text:style-name="T26">. Hallend </text:span><text:span text:style-name="T417">waren </text:span><text:span text:style-name="T26">undeutliche Gesprächsfetzen zu hören, sie </text:span><text:span text:style-name="T418">schienen </text:span><text:span text:style-name="T26">von zwei Kindern zu stammen. Die Strömung </text:span><text:span text:style-name="T419">trug </text:span><text:span text:style-name="T26">die Flasche langsam doch bestimmt den Stimmen entgegen, das Glas </text:span><text:span text:style-name="T419">brach</text:span><text:span text:style-name="T26"> das Licht </text:span><text:span text:style-name="T27">und projizierte tanzend umschlungene Kreisel an die nicht weit entfernte Decke. </text:span></text:p>
      <text:p text:style-name="P44"><text:line-break/>“<text:span text:style-name="T27">Da ist noch eine!” </text:span><text:span text:style-name="T420">war</text:span><text:span text:style-name="T27"> der kleinere der beiden Kinder nun deutlich zu vernehmen. “Fisch sie raus!”.</text:span></text:p>
      <text:p text:style-name="P44"/>
      <text:p text:style-name="P46">Vom Steg, welcher quer über den Kanal verl<text:span text:style-name="T421">ie</text:span>f, führt<text:span text:style-name="T421">e</text:span> der Größere geschickt einen langen Stab, an dessen Ende ein Netz befestigt <text:span text:style-name="T421">war </text:span>zielstrebig zu der Flasche und hascht<text:span text:style-name="T421">e</text:span> nach dieser. <text:span text:style-name="T30">E</text:span>r <text:span text:style-name="T422">zog</text:span> die <text:span text:style-name="T30">tropfende </text:span>in das Netz gegangene Flasche nach oben und setzt<text:span text:style-name="T423">e</text:span> diese auf dem Steg ab. Der Kleine <text:span text:style-name="T423">sprang </text:span>auf und hüpft<text:span text:style-name="T423">e</text:span> spielend zu dem improvisierten Kescher, befreit<text:span text:style-name="T423">e</text:span> die Flasche und mustert<text:span text:style-name="T423">e </text:span>sie mit seinen großen Knopfaugen <text:span text:style-name="T28">neugierig</text:span>.</text:p>
      <text:p text:style-name="P47"/>
      <text:p text:style-name="P48">“Blauer Wachs… Das ist doch für…”</text:p>
      <text:p text:style-name="P48"/>
      <text:p text:style-name="P48">“Flynn.” <text:span text:style-name="T423">kam </text:span>ihm der Größere zu Hilfe.</text:p>
      <text:p text:style-name="P48"/>
      <text:p text:style-name="P48">“Ah, stimmt” murmelt<text:span text:style-name="T423">e</text:span> der Kleine und <text:span text:style-name="T31">s</text:span>teckt<text:span text:style-name="T423">e</text:span> sich die Flasche in die Umhängetasche, welche aus einer alten Jacke und Fetzen einer Hose <text:span text:style-name="T423">liebevoll </text:span>von seiner großen Schwester zusammengenäht worden war.</text:p>
      <text:p text:style-name="P48"/>
      <text:p text:style-name="P49">“Bin gleich wieder da” grinst<text:span text:style-name="T423">e</text:span> er dem Großen zu, dreht<text:span text:style-name="T423">e</text:span> sich die Tasche auf den Rücken und <text:span text:style-name="T423">lief </text:span>den Steg hinab, weg vom Strom, in einen <text:span text:style-name="T32">der </text:span><text:span text:style-name="T33">vielen</text:span><text:span text:style-name="T32"> </text:span>niedrigen Tunnel. <text:span text:style-name="T33">Eifrig huscht</text:span><text:span text:style-name="T423">e</text:span><text:span text:style-name="T33"> er durch die Tunnel, seinen Kopf braucht</text:span><text:span text:style-name="T423">e</text:span><text:span text:style-name="T33"> er noch nicht einzuziehen, in ein oder zwei Jahren würde er jedoch nicht mehr in der Lage sein aufrecht in den Gängen zu stehen. Dutzende Abzweigungen später hört</text:span><text:span text:style-name="T423">e</text:span><text:span text:style-name="T33"> er schon die vertrauten Laute und ein leichter Windzug </text:span><text:span text:style-name="T423">wies</text:span><text:span text:style-name="T33"> ihm den Weg. Die letzten Meter auf allen </text:span><text:span text:style-name="T34">V</text:span><text:span text:style-name="T33">ieren durch den klaustrophobischen Schacht krabbelnd, zwängt</text:span><text:span text:style-name="T423">e</text:span><text:span text:style-name="T33"> </text:span><text:soft-page-break/><text:span text:style-name="T33">er sich, den verdreckten Kopf voran ins innere der gigantischen Kuppel </text:span><text:span text:style-name="T37">der Unterstadt</text:span><text:span text:style-name="T33">, welche sich vor ihm auft</text:span><text:span text:style-name="T423">a</text:span><text:span text:style-name="T33">t. </text:span></text:p>
      <text:p text:style-name="P49"/>
      <text:p text:style-name="P50"><text:span text:style-name="T35">Von dem feuchten Gewölbe </text:span><text:span text:style-name="T37">h</text:span><text:span text:style-name="T424">i</text:span><text:span text:style-name="T37">ngen</text:span><text:span text:style-name="T35"> Kalksteine wie messerscharfe Zähne eines Haifischmauls und tropf</text:span><text:span text:style-name="T424">t</text:span><text:span text:style-name="T35">en unaufhörlich </text:span><text:span text:style-name="T36">hinab </text:span><text:span text:style-name="T35">auf das Gesindel der Stadt, die Diebe, Schmuggler, Falschspieler und Hochstapler welche in dem Reich von Backett Zuflucht such</text:span><text:span text:style-name="T424">t</text:span><text:span text:style-name="T35">en. </text:span><text:span text:style-name="T799">Zwischen</text:span><text:span text:style-name="T37"> den </text:span><text:span text:style-name="T799">ver</text:span><text:span text:style-name="T37">hangenen Läden </text:span><text:span text:style-name="T424">roch </text:span><text:span text:style-name="T37">die Luft nach dem Moder der Kanalisation und den fettigen Suppen, welche die Fleischer aus den Knochenresten köchel</text:span><text:span text:style-name="T424">te</text:span><text:span text:style-name="T37">n. Quacksalber und Alchemisten lüfte</text:span><text:span text:style-name="T424">te</text:span><text:span text:style-name="T37">n ab und zu ihre Hütten und ein Dunst von Grün gesellt</text:span><text:span text:style-name="T424">e</text:span><text:span text:style-name="T37"> sich zu dem diffusen Blau der Schimmeraale, welche durch d</text:span><text:span text:style-name="T42">as Wasser unter der auf Pfählen errichteten</text:span><text:span text:style-name="T37"> Stadt schw</text:span><text:span text:style-name="T424">a</text:span><text:span text:style-name="T49">mmen, </text:span><text:span text:style-name="T136">immer </text:span><text:span text:style-name="T37">auf der Suche nach Beute. </text:span><text:span text:style-name="T38">Wankende, hustende Gestalten säum</text:span><text:span text:style-name="T424">t</text:span><text:span text:style-name="T38">en die Opiumhö</text:span><text:span text:style-name="T799">h</text:span><text:span text:style-name="T38">len, welche in der Stadt verteilt </text:span><text:span text:style-name="T424">waren</text:span><text:span text:style-name="T38"> und lehn</text:span><text:span text:style-name="T424">t</text:span><text:span text:style-name="T38">en im Rausch abwesend an </text:span><text:span text:style-name="T424">die</text:span><text:span text:style-name="T38"> Pfosten der Läden der Händler, welche die von den Dieben in der Oberstadt erbeuteten Schmuckstücke anpr</text:span><text:span text:style-name="T425">ie</text:span><text:span text:style-name="T38">sen. Tätowierte Grobiane lach</text:span><text:span text:style-name="T426">t</text:span><text:span text:style-name="T38">en schallend und verschütte</text:span><text:span text:style-name="T426">te</text:span><text:span text:style-name="T38">n beim Anstoßen mit ihren Humpen die Hälfte des Inhaltes </text:span><text:span text:style-name="T137">auf die durch die Nässe modrig gewordenen Holzdielen</text:span><text:span text:style-name="T38">.</text:span></text:p>
      <text:p text:style-name="P51">Eine Hütte st<text:span text:style-name="T426">a</text:span><text:span text:style-name="T50">ch </text:span>unter den grauen Bruchbuden und schlecht zusammengeschusterten Zelten sofort heraus, weswegen der <text:span text:style-name="T39">k</text:span>leine Junge auch kein Problem hat<text:span text:style-name="T426">te</text:span> sie trotz des Trubels zu finden. Da die<text:span text:style-name="T42"> </text:span>Hütten und Verkaufsstände beinahe täglich umgebaut <text:span text:style-name="T426">wurden </text:span><text:span text:style-name="T39">oder umz</text:span><text:span text:style-name="T426">oge</text:span><text:span text:style-name="T39">n, sah die Unterstadt nie gleich aus. Vor der Hütte g</text:span><text:span text:style-name="T427">a</text:span><text:span text:style-name="T39">b </text:span><text:span text:style-name="T427">der kleine Junge </text:span><text:span text:style-name="T39">einem der zwei Männer die Flasche, bevor er wieder im Gewimmel des hinter ihm liegenden Schwarzmarktes </text:span><text:span text:style-name="T428">untertauchte</text:span><text:span text:style-name="T39">. Der Mann, der die Flasche entgegengenommen hat</text:span><text:span text:style-name="T429">te</text:span><text:span text:style-name="T39"> </text:span><text:span text:style-name="T429">schob </text:span><text:span text:style-name="T39">das Laken, welche die Innenseite der Hütte von draußen abschirmt</text:span><text:span text:style-name="T430">e</text:span><text:span text:style-name="T39"> mit einer Hand beiseite und tr</text:span><text:span text:style-name="T429">a</text:span><text:span text:style-name="T39">t ein.</text:span></text:p>
      <text:p text:style-name="P52"/>
      <text:p text:style-name="P54">Flynn <text:span text:style-name="T431">war</text:span> gerade <text:span text:style-name="T40">im Gespräch mit einem asiatisch aussehenden, gut gekleidete</text:span><text:span text:style-name="T51">n</text:span><text:span text:style-name="T40"> Mann vertieft, als Bodo die Flasche auf den Tisch stellt</text:span><text:span text:style-name="T432">e</text:span><text:span text:style-name="T40"> und wieder auf seinen Posten zurückkehrt</text:span><text:span text:style-name="T432">e</text:span><text:span text:style-name="T40">. Flynn bedeutet</text:span><text:span text:style-name="T433">e</text:span><text:span text:style-name="T40"> dem Asiaten höflich, er solle sich setzen und g</text:span><text:span text:style-name="T433">a</text:span><text:span text:style-name="T52">b</text:span><text:span text:style-name="T40"> einem Mädchen, welches mit einer Karaffe </text:span><text:span text:style-name="T138">in den zierlichen Händen </text:span><text:span text:style-name="T40">abseits </text:span><text:span text:style-name="T434">der beiden stand</text:span><text:span text:style-name="T40"> ein Wink. Das Mädchen tr</text:span><text:span text:style-name="T434">at</text:span><text:span text:style-name="T40"> sogleich </text:span><text:span text:style-name="T53">he</text:span><text:span text:style-name="T54">r</text:span><text:span text:style-name="T40">vor und schüttet</text:span><text:span text:style-name="T434">e </text:span><text:span text:style-name="T40">dem Gast sowie Flynn </text:span><text:span text:style-name="T82">eine bräunliche, heiß dampfende Flüssigkeit </text:span><text:span text:style-name="T40">in die Silberbecher. Der Asiat </text:span><text:span text:style-name="T435">hob</text:span><text:span text:style-name="T40"> den Becher und r</text:span><text:span text:style-name="T436">och</text:span><text:span text:style-name="T40"> an de</text:span><text:span text:style-name="T82">m</text:span><text:span text:style-name="T40"> </text:span><text:span text:style-name="T82">brodelnden Gemisch</text:span><text:span text:style-name="T40">, nippt</text:span><text:span text:style-name="T437">e</text:span><text:span text:style-name="T40"> kurz daran, bevor er mit gerümpfter Nase aber dennoch bedacht darauf seine Abneigung zu verbergen den Becher auf den Tisch zurückstellt</text:span><text:span text:style-name="T437">e</text:span><text:span text:style-name="T40">. Flynn hingegen </text:span><text:span text:style-name="T438">nahm </text:span><text:span text:style-name="T40">genüsslich einen großen Schluck </text:span><text:span text:style-name="T802">vom Blubbergin</text:span><text:span text:style-name="T40">, sichtlich amüsiert über die Reaktion seines Gastes. </text:span></text:p>
      <text:p text:style-name="P54"><text:span text:style-name="T40">Er </text:span><text:span text:style-name="T439">hob </text:span><text:span text:style-name="T40">die Flasche </text:span><text:span text:style-name="T439">vom Tisch</text:span><text:span text:style-name="T40">, </text:span><text:span text:style-name="T439">zog </text:span><text:span text:style-name="T40">den mit blauem Wachs ummantelten Korken mit einer gekonnten Bewegung und fingert</text:span><text:span text:style-name="T439">e</text:span><text:span text:style-name="T40"> nach dem Papier, welches sich in der Flasche ein wenig entrollt hatte und nun nicht mehr ganz durch den Flaschenhals </text:span><text:span text:style-name="T55">passen wollte</text:span><text:span text:style-name="T40">. Flynn </text:span><text:span text:style-name="T439">wandte </text:span><text:span text:style-name="T40">sich ab als er unter </text:span><text:span text:style-name="T41">dem schwachen Schein der mit Waltran befüllten Öllampe</text:span><text:span text:style-name="T40"> die Nachricht </text:span><text:span text:style-name="T439">las</text:span><text:span text:style-name="T41">. Es waren nur wenige Worte, dennoch </text:span><text:span text:style-name="T440">brachten </text:span><text:span text:style-name="T41">diese Flynn derartig außer Fassung, dass er seinen Gast vertrösten </text:span><text:span text:style-name="T56">muss</text:span><text:span text:style-name="T441">te</text:span><text:span text:style-name="T41"> und ihm </text:span><text:span text:style-name="T56">verspr</text:span><text:span text:style-name="T441">ach</text:span><text:span text:style-name="T41">, sie würden ihre Geschäfte ein anderes Mal fortführen. </text:span><text:span text:style-name="T42">Er </text:span><text:span text:style-name="T442">ließ sogleich </text:span><text:span text:style-name="T42">nach seinem engsten Kreis rufen, alsbald </text:span><text:span text:style-name="T442">waren </text:span><text:span text:style-name="T42">die drei Männer und zwei Frauen um den runden Tisch versammelt.</text:span></text:p>
      <text:p text:style-name="P53"/>
      <text:p text:style-name="P55">Es <text:span text:style-name="T443">wurde</text:span> diskutiert, Pläne <text:span text:style-name="T443">wurden </text:span>vorgeschlagen und verworfen. Es <text:span text:style-name="T443">kam </text:span>kurz zum Streit doch die Frauen beruhig<text:span text:style-name="T444">t</text:span>en ihre <text:span text:style-name="T444">h</text:span>itzköpfigen Waffenbrüder wieder. <text:span text:style-name="T43">Am Ende </text:span><text:span text:style-name="T444">wurde </text:span><text:span text:style-name="T43">man sich doch einig, wie man mit der neuen Situation umgehen soll</text:span><text:span text:style-name="T444">t</text:span><text:span text:style-name="T43">e.</text:span></text:p>
      <text:p text:style-name="P55"><text:span text:style-name="T43">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799">gefolgt</text:span><text:span text:style-name="T43"> und hatte einen harten Kurs gegenüber der “organisierten Kriminalität”, wie der Inspekteur sie nannte, angekündigt. Zwar waren den Worten zunächst keine </text:span><text:span text:style-name="T45">Taten</text:span><text:span text:style-name="T43"> gefolgt, dennoch hatte man sich wie zwei Kater auf der Straße angespannt beäugt, wartend auf den ersten Zug des Gegenüber. Nun war dieser Eröffnungszug von der Gegenseite gemacht worden. </text:span></text:p>
      <text:p text:style-name="P55"><text:span text:style-name="T43">Auf dem Papier standen um genau zu sein nur </text:span><text:span text:style-name="T44">vier</text:span><text:span text:style-name="T43"> Worte: “Greenwitch verhaftet, </text:span><text:span text:style-name="T44">Nest leer</text:span><text:span text:style-name="T43">”. </text:span><text:span text:style-name="T44">Einer seiner Augen in der Oberstadt hatte Flynn die Nachricht </text:span><text:soft-page-break/><text:span text:style-name="T44">zukommen lassen. Greenwitch war der Codename für seinen Kontakt beim Hafen, ein wichtiger Angelpunkt über den er einen be</text:span><text:span text:style-name="T45">trä</text:span><text:span text:style-name="T44">chtlichen Teil seiner Geschäfte mit den Chinesen laufen ließ, mit dem Nest war womöglich sein Lager gemeint, welches nun in die Hände der Polizei gefallen war.</text:span></text:p>
      <text:p text:style-name="P61"><text:span text:style-name="T45">Nun war er an der Reihe seinen Zug zu <text:s/>machen. Es war eine Demonstration von Nöten, um der Gegenseite klar zu machen welch ein kostbarer Frieden auf dem Spiel </text:span><text:span text:style-name="T57">steht</text:span><text:span text:style-name="T45"> und dass man sich mit der Einflussreichen Backett-Bande wohl besser verbündet, anstatt sich gegenseitig in die Quere zu kommen. Der alte Polizei-Inspekteur hatte das verstanden. Abwarten und verhandeln, spionieren und </text:span><text:span text:style-name="T446">b</text:span><text:span text:style-name="T445">estech</text:span><text:span text:style-name="T446">en</text:span><text:span text:style-name="T445"> </text:span><text:span text:style-name="T45">– alles gut, jedoch alleine eine Demonstration von Stärke würde von der Gegenseite respektiert werden. Die Weltausstellung </text:span><text:span text:style-name="T58">k</text:span><text:span text:style-name="T59">am</text:span><text:span text:style-name="T45"> dieses Jahr nach London – das Juwel der Festlichkeiten </text:span><text:span text:style-name="T60">soll</text:span><text:span text:style-name="T447">te</text:span><text:span text:style-name="T45"> der </text:span><text:span text:style-name="T795">Sarkophag</text:span><text:span text:style-name="T45"> des Ozymandias mitsamt Totenmaske </text:span><text:span text:style-name="T60">sein</text:span><text:span text:style-name="T45">, welche in dem Museum für Geschichte ausgestellt </text:span><text:span text:style-name="T61">werden </text:span><text:span text:style-name="T447">würde</text:span><text:span text:style-name="T45">. Damit war das Ziel der </text:span><text:span text:style-name="T82">Aktion</text:span><text:span text:style-name="T45"> klar. Die Nachricht die gesendet werden soll</text:span><text:span text:style-name="T448">te</text:span><text:span text:style-name="T45"> </text:span><text:span text:style-name="T62">war</text:span><text:span text:style-name="T45"> “Unser Arm ist lang, unsere Kontakte sind überall, unsere Macht endet nicht an den Ausgängen de</text:span><text:span text:style-name="T46">r</text:span><text:span text:style-name="T45"> Kanalisation”.</text:span></text:p>
      <text:p text:style-name="P56"/>
      <text:p text:style-name="P56"/>
      <text:p text:style-name="P57"><text:span text:style-name="T83">Es </text:span><text:span text:style-name="T449">war</text:span><text:span text:style-name="T83"> noch vor </text:span><text:span text:style-name="T84">lange vor </text:span><text:span text:style-name="T83">Sonnenaufgang </text:span><text:span text:style-name="T63">als Bodo, Quinn und Mausdreck in </text:span><text:span text:style-name="T85">das</text:span><text:span text:style-name="T63"> kleinen Fischerboot welches unter Laken </text:span><text:span text:style-name="T85">versteckt </text:span><text:span text:style-name="T63">am Vortag im Hafen bereitgestellt wurde </text:span><text:span text:style-name="T85">st</text:span><text:span text:style-name="T449">ie</text:span><text:span text:style-name="T85">gen</text:span><text:span text:style-name="T63">. </text:span><text:span text:style-name="T86">Das Boot schaukelt</text:span><text:span text:style-name="T449">e</text:span><text:span text:style-name="T86">, als Bodos massive Gestalt in die noch an seinem Tau festgemachte Nussschale herabst</text:span><text:span text:style-name="T449">ieg</text:span><text:span text:style-name="T86">.</text:span><text:span text:style-name="T63"> Dunkle Kleidung, durch die nur das Weiß der mit Teer </text:span><text:span text:style-name="T800">umschminkten</text:span><text:span text:style-name="T63"> Augen blitzt</text:span><text:span text:style-name="T450">e</text:span><text:span text:style-name="T63">, l</text:span><text:span text:style-name="T450">ieß</text:span><text:span text:style-name="T63"> die Konturen der drei Geister im Nebelmeer verschwimmen. Mit Lappen ummantelte Ruder tauch</text:span><text:span text:style-name="T450">t</text:span><text:span text:style-name="T63">en </text:span><text:span text:style-name="T450">vorsichtig </text:span><text:span text:style-name="T63">in die Themse. </text:span><text:span text:style-name="T453">Sie</text:span><text:span text:style-name="T63"> gl</text:span><text:span text:style-name="T450">it</text:span><text:span text:style-name="T63">ten geräuschlos </text:span><text:span text:style-name="T454">in Richtung</text:span><text:span text:style-name="T63"> </text:span><text:span text:style-name="T454">der</text:span><text:span text:style-name="T63"> zu Land weitläufig abgesperrten und mit gewaltigem Polizeiaufgebot </text:span><text:span text:style-name="T141">bewachten</text:span><text:span text:style-name="T63"> Ausstellungsplätze der Weltausstellung. </text:span></text:p>
      <text:p text:style-name="P58"><text:span text:style-name="T63">Die von der nächtlichen Ausgangssperre erzeugte Stille legt</text:span><text:span text:style-name="T451">e</text:span><text:span text:style-name="T63"> sich </text:span><text:span text:style-name="T64">wie ein Schleier </text:span><text:span text:style-name="T63">auf die Stadt und droht</text:span><text:span text:style-name="T451">e</text:span><text:span text:style-name="T63"> </text:span><text:span text:style-name="T452">die Drei</text:span><text:span text:style-name="T63"> beinah zu erdrücken. Wie Sterne im Nachthimmel </text:span><text:span text:style-name="T455">waren</text:span><text:span text:style-name="T63"> durch den Nebel die Lichter des Towers </text:span><text:span text:style-name="T64">von London</text:span><text:span text:style-name="T63"> zu erkennen, als würde</text:span><text:span text:style-name="T64">n seine feurigen Augen </text:span><text:span text:style-name="T63">mahnend auf die Gruppe herabschauen, jeden ihrer Schritte verfolgen, </text:span><text:span text:style-name="T64">jede Sekunde bereit dazu Alarm zu schlagen</text:span><text:span text:style-name="T63">. </text:span><text:span text:style-name="T65">Im Schatten einer Brücke treibend, signalisiert</text:span><text:span text:style-name="T456">e</text:span><text:span text:style-name="T64"> Bodo d</text:span><text:span text:style-name="T65">en</text:span><text:span text:style-name="T64"> beiden </text:span><text:span text:style-name="T65">plötzlich </text:span><text:span text:style-name="T64">mit einer Hand an die Ruder aus dem Wasser zu heben, die andere </text:span><text:span text:style-name="T65">Hand </text:span><text:span text:style-name="T64">legt</text:span><text:span text:style-name="T456">e</text:span><text:span text:style-name="T64"> ihren Zeigefinger warnend über die Lippen. Leise </text:span><text:span text:style-name="T456">waren</text:span><text:span text:style-name="T64"> die Schritte einer Patrouille über ihnen zu hören. Das Boot tr</text:span><text:span text:style-name="T456">ieb</text:span><text:span text:style-name="T64"> ruhig im Dunkel, während sich das Klacken der mit Nieten beschlagenen Stiefel auf dem Bordstein entfernt</text:span><text:span text:style-name="T456">e</text:span><text:span text:style-name="T64">. </text:span><text:span text:style-name="T142">A</text:span><text:span text:style-name="T64">ls Bodos Hände </text:span><text:span text:style-name="T456">sanken</text:span><text:span text:style-name="T64">, ruder</text:span><text:span text:style-name="T456">te</text:span><text:span text:style-name="T64">n Quinn und Mausdreck vorsichtig weiter.</text:span></text:p>
      <text:p text:style-name="P59"><text:span text:style-name="T64">Allen drei </text:span><text:span text:style-name="T456">war</text:span><text:span text:style-name="T64"> vollkommen klar, welches Schicksal sie ereilen würde, sollten sie entdeckt werden. </text:span><text:span text:style-name="T65">Der Bug des kleinen Bootes schn</text:span><text:span text:style-name="T456">itt</text:span><text:span text:style-name="T65"> sachte durch die Themse, selbst geübte Augen hätten nur eine Kontur im Nebel ausmachen können. </text:span><text:span text:style-name="T87">Sie </text:span><text:span text:style-name="T456">ließen</text:span><text:span text:style-name="T87"> sich von der Strömung treiben, bis sie a</text:span><text:span text:style-name="T65">m Fuße des Temple Pier verlangsam</text:span><text:span text:style-name="T456">t</text:span><text:span text:style-name="T65">en </text:span><text:span text:style-name="T87">und</text:span><text:span text:style-name="T65"> die Ruder </text:span><text:span text:style-name="T456">einzogen</text:span><text:span text:style-name="T65">.</text:span></text:p>
      <text:p text:style-name="P59"><text:span text:style-name="T65">Die zwei Polizisten, welche am Pier Wache </text:span><text:span text:style-name="T457">standen</text:span><text:span text:style-name="T65"> </text:span><text:span text:style-name="T457">waren</text:span><text:span text:style-name="T65"> durch das Blitzen ihrer Helme und die grummeligen Stimmen deutlich </text:span><text:span text:style-name="T88">auszumachen</text:span><text:span text:style-name="T65">. Das Boot driftet</text:span><text:span text:style-name="T458">e</text:span><text:span text:style-name="T65"> seitlich auf </text:span><text:span text:style-name="T74">die Anlegestelle zu</text:span><text:span text:style-name="T65">, bald würde es aus der Nebelwand treten, hinein in den Laternenschein des Ufers. </text:span><text:span text:style-name="T89">Sie hör</text:span><text:span text:style-name="T459">t</text:span><text:span text:style-name="T89">en die Polizisten nun deutlich.</text:span></text:p>
      <text:p text:style-name="P60"/>
      <text:p text:style-name="P60">“<text:span text:style-name="T65">Also ich weiß ja nicht wie e</text:span><text:span text:style-name="T70">r</text:span><text:span text:style-name="T65"> </text:span><text:span text:style-name="T70">es</text:span><text:span text:style-name="T65"> </text:span><text:span text:style-name="T66">schon wieder geschafft hat” grummelt</text:span><text:span text:style-name="T460">e</text:span><text:span text:style-name="T66"> der eine zum Anderen. “Jedes mal kommt er mit so’nem Mist durch – ich sag dir, irgendwann wird Bletchley davon hören und dann sind wir alle dran.”</text:span></text:p>
      <text:p text:style-name="P60"/>
      <text:p text:style-name="P60">“<text:span text:style-name="T66">Mhm” erwiderte der Andere, die Augen gelangweilt auf die Themse gerichtet.</text:span></text:p>
      <text:p text:style-name="P62"/>
      <text:p text:style-name="P63">“<text:span text:style-name="T66">Ich mein’s ernst!” beteuert</text:span><text:span text:style-name="T461">e</text:span><text:span text:style-name="T66"> der Eine zischen</text:span><text:span text:style-name="T71">d </text:span><text:span text:style-name="T90">ohne seinen Kopf zu wenden</text:span><text:span text:style-name="T66">. “Wenn jeder anfangen würde…” - er hält überlegend inne - “… seine Pastete mit Fisch anstatt mit Fleisch zu stopfen, dann… dann, ja weiß ich auch nicht”</text:span></text:p>
      <text:p text:style-name="P63"/>
      <text:p text:style-name="P66">Der Andere dreht<text:span text:style-name="T462">e</text:span> sich mit seinem ganzen Körper zu seinem Kollegen <text:span text:style-name="T91">und fragt</text:span><text:span text:style-name="T463">e</text:span><text:span text:style-name="T91"> ehrlich verwirrt</text:span> “Was redest du denn da schon wieder über Pasteten? Was hat das denn mit Pasteten zu tun?”</text:p>
      <text:p text:style-name="P63"><text:soft-page-break/></text:p>
      <text:p text:style-name="P63"><text:span text:style-name="T68">Der Eine w</text:span><text:span text:style-name="T71">endet</text:span><text:span text:style-name="T464">e</text:span><text:span text:style-name="T68"> sich nun auch seinem Partner zu.</text:span><text:span text:style-name="T67"> </text:span>“<text:span text:style-name="T67">Na ja, das ist eine Analogie mein Lieber. Die Pasteten das sind praktisch wir, und wir machen ja jeder unsere Arbeit ordentlich, richtig?”</text:span></text:p>
      <text:p text:style-name="P63"/>
      <text:p text:style-name="P63">“<text:span text:style-name="T67">Mhm”</text:span></text:p>
      <text:p text:style-name="P63"/>
      <text:p text:style-name="P63">“<text:span text:style-name="T67">Okay, aber wenn wir anfangen, die Füllung, also unsere Arbeit, das was uns im Kern ausmacht zu verpfuschen, dann… “</text:span></text:p>
      <text:p text:style-name="P63"/>
      <text:p text:style-name="P63">“<text:span text:style-name="T67">Warte – wir sind also die Pasteten” </text:span><text:span text:style-name="T465">unterbrach</text:span><text:span text:style-name="T92"> der Andere ihn.</text:span></text:p>
      <text:p text:style-name="P63"/>
      <text:p text:style-name="P63">“<text:span text:style-name="T67">Ja, Nein. Also natürlich nur im übertragenden Sinne.”</text:span></text:p>
      <text:p text:style-name="P63"/>
      <text:p text:style-name="P63">“<text:span text:style-name="T67">Aha”</text:span></text:p>
      <text:p text:style-name="P63"/>
      <text:p text:style-name="P63">“<text:span text:style-name="T67">Also wenn wir Pfuschen… “ er betont</text:span><text:span text:style-name="T466">e</text:span><text:span text:style-name="T67"> das letzte Wort und gestikuliert</text:span><text:span text:style-name="T467">e</text:span><text:span text:style-name="T67"> mit seinen Händen </text:span><text:span text:style-name="T68">um seinem Gegenüber </text:span><text:span text:style-name="T69">Z</text:span><text:span text:style-name="T68">eit zu lassen frei zu assoziieren.</text:span></text:p>
      <text:p text:style-name="P63"/>
      <text:p text:style-name="P63">“<text:span text:style-name="T68">Pfuschen?”</text:span></text:p>
      <text:p text:style-name="P63"/>
      <text:p text:style-name="P63">“<text:span text:style-name="T68">Pfuschen. Wenn wir Mist bauen bei der Arbeit”</text:span></text:p>
      <text:p text:style-name="P63"/>
      <text:p text:style-name="P63">“<text:span text:style-name="T68">Ah”</text:span></text:p>
      <text:p text:style-name="P63"/>
      <text:p text:style-name="P63">“<text:span text:style-name="T68">Dann, ja dann kann das nicht lange gut gehen sag ich. Irgendeinem wird’s auffallen, wenn er in die Pastete beißt.”</text:span></text:p>
      <text:p text:style-name="P63"/>
      <text:p text:style-name="P67">“Aber es wird ja niemand in uns herein beißen.” <text:span text:style-name="T468">warf</text:span> der Andere verdutzt ein.</text:p>
      <text:p text:style-name="P67"/>
      <text:p text:style-name="P67">“Ja natürlich nicht. Das ist ja eine Analogie, wie ich gesagt habe. Dami<text:span text:style-name="T70">t</text:span> meine ich, wenn einer in uns herein beißt – ich meine in die Pastete rein beißt, und die ist nicht mit Fleisch sondern mit Fisch, dann wird derjenige, welcher dachte er würde eine Fleischpastete bekommen wohl ziemlich sauer werden.”</text:p>
      <text:p text:style-name="P67"/>
      <text:p text:style-name="P67">Eine Stille <text:span text:style-name="T469">entstand</text:span>.</text:p>
      <text:p text:style-name="P67"/>
      <text:p text:style-name="P67">Der Eine setzt<text:span text:style-name="T470">e</text:span> erklärend nach “Weil derjenige, welcher die Pastete ursprünglich als Fleischpastete bestellt hatte, nun eine <text:span text:style-name="T70">ganz </text:span>andere Pastete vorgesetzt bekommt.”</text:p>
      <text:p text:style-name="P67"/>
      <text:p text:style-name="P67">“Ah, ich glaube ich verstehe was du meinst.” das Gesicht des Anderen hellt<text:span text:style-name="T471">e</text:span> sich auf, als <text:span text:style-name="T472">habe</text:span> sich gerade ein Knoten in seinem Kopf gelöst.</text:p>
      <text:p text:style-name="P67"/>
      <text:p text:style-name="P67">Zufrieden w<text:span text:style-name="T71">ende</text:span><text:span text:style-name="T473">te</text:span>n sich beide voneinander ab und starr<text:span text:style-name="T474">t</text:span>en weiter auf die Themse.</text:p>
      <text:p text:style-name="P67"/>
      <text:p text:style-name="P67">“Aber wer ist dann der Bäcker, der<text:span text:style-name="T71"> die </text:span>Pasteten <text:span text:style-name="T71">so verheimst</text:span>?” <text:span text:style-name="T71">fragt</text:span><text:span text:style-name="T475">e</text:span> der <text:span text:style-name="T70">Andere grübelnd seine</text:span><text:span text:style-name="T71">n </text:span><text:span text:style-name="T70">Kollegen, ohne den Blick von dem Fluss zu wenden.</text:span></text:p>
      <text:p text:style-name="P67"/>
      <text:p text:style-name="P68">“<text:span text:style-name="T71">Das bin ich” </text:span><text:span text:style-name="T476">unterbrach</text:span><text:span text:style-name="T71"> Bodo die Beiden </text:span><text:span text:style-name="T72">hinterrücks</text:span><text:span text:style-name="T71">, und st</text:span><text:span text:style-name="T477">ieß</text:span><text:span text:style-name="T71"> mit seinen gewaltigen Pranken die Köpfe der Polizisten zusammen, welche wie zwei Säcke Kartoffeln zu Boden </text:span><text:span text:style-name="T478">fielen</text:span><text:span text:style-name="T71">. </text:span><text:span text:style-name="T73">Quinn und Mausdreck </text:span><text:span text:style-name="T479">schliffen</text:span><text:span text:style-name="T73"> die beiden an den Füßen in den Schatten, fessel</text:span><text:span text:style-name="T480">te</text:span><text:span text:style-name="T73">n und knebel</text:span><text:span text:style-name="T480">te</text:span><text:span text:style-name="T73">n diese routinemäßig. </text:span><text:span text:style-name="T74">Die schwachen Lichter der Brücke hinter </text:span><text:span text:style-name="T77">sich,</text:span><text:span text:style-name="T74"> </text:span><text:span text:style-name="T480">schlichen</text:span><text:span text:style-name="T74"> sie durch die Grünanlage des Museums für Geschichte, vorbei an </text:span><text:span text:style-name="T1013">Feigen</text:span><text:span text:style-name="T74">bäumen und </text:span><text:span text:style-name="T78">erhabenen </text:span><text:span text:style-name="T74">Marmorstatuen, bis sie an das von griechischen Säulen gehaltene Hauptgebäude </text:span><text:span text:style-name="T481">kamen</text:span><text:span text:style-name="T74">. Die Luchsaugen von Quinn sond</text:span><text:span text:style-name="T75">ier</text:span><text:span text:style-name="T482">t</text:span><text:span text:style-name="T75">en</text:span><text:span text:style-name="T74"> den Garten nach Bewegungen, während Mausdreck </text:span><text:span text:style-name="T76">die in Tücher eingewickelten Werkzeuge aus seine</text:span><text:span text:style-name="T79">n Taschen</text:span><text:span text:style-name="T76"> </text:span><text:span text:style-name="T483">na</text:span><text:span text:style-name="T484">h</text:span><text:span text:style-name="T483">m</text:span><text:span text:style-name="T76"> und das </text:span><text:span text:style-name="T74">Schloss knackt</text:span><text:span text:style-name="T485">e</text:span><text:span text:style-name="T74">. </text:span><text:span text:style-name="T76">Die langen Gänge des Museums </text:span><text:span text:style-name="T486">waren</text:span><text:span text:style-name="T76"> </text:span><text:span text:style-name="T80">gespickt</text:span><text:span text:style-name="T76"> von Büsten, Freskos und </text:span><text:span text:style-name="T800">mit G</text:span><text:span text:style-name="T76">old umrahmten Bildern </text:span><text:span text:style-name="T99">welche Gelage, Schlachten </text:span><text:span text:style-name="T100">und Könige </text:span><text:span text:style-name="T99">vergangener Zeiten abbilde</text:span><text:span text:style-name="T487">te</text:span><text:span text:style-name="T99">n</text:span><text:span text:style-name="T76">. </text:span><text:span text:style-name="T81">D</text:span><text:span text:style-name="T76">as Restlich</text:span><text:span text:style-name="T229">t</text:span><text:span text:style-name="T76"> des Mondes, welches durch die filigran gearbeiteten </text:span><text:soft-page-break/><text:span text:style-name="T76">Fenster </text:span><text:span text:style-name="T488">fiel</text:span><text:span text:style-name="T76"> reicht</text:span><text:span text:style-name="T489">e</text:span><text:span text:style-name="T76"> den Dreien allemal um ihren Weg zu der Ausstellung für Ägyptologie zu finden.</text:span></text:p>
      <text:p text:style-name="P71"><text:span text:style-name="T93">Diese </text:span><text:span text:style-name="T490">schien</text:span><text:span text:style-name="T93"> sich noch im Aufbau zu befinden, denn zwischen den Sandsteintrümmern und Obelisken </text:span><text:span text:style-name="T491">lag</text:span><text:span text:style-name="T93"> noch allerhand ungeöffnete Fracht. Die mit </text:span><text:span text:style-name="T94">Hieroglyphen übersäten Wände erzähl</text:span><text:span text:style-name="T492">t</text:span><text:span text:style-name="T94">en vo</text:span><text:span text:style-name="T493">n</text:span><text:span text:style-name="T94"> einer antiken Zivilisation und </text:span><text:span text:style-name="T494">ließen</text:span><text:span text:style-name="T94"> Bodo, Quinn und Mausdreck denken, sie würden in eine alte Welt eintauchen. Quinn </text:span><text:span text:style-name="T495">fuhr</text:span><text:span text:style-name="T94"> im vorbeigehen </text:span><text:span text:style-name="T101">flüchtig </text:span><text:span text:style-name="T94">mit der Hand über die Gravuren in dem Sandstein welche</text:span><text:span text:style-name="T496">r</text:span><text:span text:style-name="T94"> die Jahre </text:span><text:span text:style-name="T497">geschützt vor Sandstürmen </text:span><text:span text:style-name="T94">unter der Erde überdauerte. </text:span></text:p>
      <text:p text:style-name="P71"><text:span text:style-name="T94">Erloschene goldene Öllampen, </text:span><text:span text:style-name="T102">getragen von Wolfsmenschen </text:span><text:span text:style-name="T94">säum</text:span><text:span text:style-name="T498">t</text:span><text:span text:style-name="T94">en den Eingang zur großen Halle, in dessen Mitte ein gewaltiger </text:span><text:span text:style-name="T795">Sarkophag</text:span><text:span text:style-name="T94"> </text:span><text:span text:style-name="T498">stand</text:span><text:span text:style-name="T94">. Die Ruhestätte des Ozymandias </text:span><text:span text:style-name="T499">lag</text:span><text:span text:style-name="T94"> vor den Dreien, beinahe Ehrfürchtig bahn</text:span><text:span text:style-name="T500">t</text:span><text:span text:style-name="T94">en sie sich den Weg zu </text:span><text:span text:style-name="T102">dem</text:span><text:span text:style-name="T94"> mit Blattgold und Hieroglyphen verzierten Sarg. </text:span></text:p>
      <text:p text:style-name="P71"/>
      <text:p text:style-name="P71"><text:span text:style-name="T95">Einen Moment </text:span><text:span text:style-name="T501">hielten</text:span><text:span text:style-name="T103"> sie inne</text:span><text:span text:style-name="T95">, den </text:span><text:span text:style-name="T795">Sarkophag</text:span><text:span text:style-name="T95"> ruhig betrachtend. Bodo </text:span><text:span text:style-name="T502">gab</text:span><text:span text:style-name="T95"> Handzeichen und Quinn und Mausdreck stemm</text:span><text:span text:style-name="T503">t</text:span><text:span text:style-name="T95">en den Deckel mit ihren Brecheisen auf, sodass sich ein kleiner Spalt </text:span><text:span text:style-name="T107">auft</text:span><text:span text:style-name="T504">a</text:span><text:span text:style-name="T107">t</text:span><text:span text:style-name="T95">. Bodos Muskeln bäum</text:span><text:span text:style-name="T505">t</text:span><text:span text:style-name="T95">en sich auf, er ächzt</text:span><text:span text:style-name="T506">e</text:span><text:span text:style-name="T95"> und </text:span><text:span text:style-name="T105">ein</text:span><text:span text:style-name="T95"> Geräusch von </text:span><text:span text:style-name="T104">auf Sandstein </text:span><text:span text:style-name="T95">mahlendem Sandstein hallt</text:span><text:span text:style-name="T506">e</text:span><text:span text:style-name="T95"> durch die Stille, als er das Oberteil des Sargs soweit </text:span><text:span text:style-name="T106">öffnet</text:span><text:span text:style-name="T506">e</text:span><text:span text:style-name="T95">, </text:span><text:span text:style-name="T506">dass</text:span><text:span text:style-name="T95"> nun die Totenmaske des Ozymandias zu</text:span><text:span text:style-name="T507">m Vorschein trat</text:span><text:span text:style-name="T95">. </text:span><text:span text:style-name="T94">Die schwarzen Augen des Pharaos blick</text:span><text:span text:style-name="T508">t</text:span><text:span text:style-name="T94">en kalt an die Decke, seine goldene Haut glänzt</text:span><text:span text:style-name="T509">e</text:span><text:span text:style-name="T94"> kühl im Mondlicht. </text:span><text:span text:style-name="T95">In seinem Gesicht </text:span><text:span text:style-name="T510">lag</text:span><text:span text:style-name="T95"> ein Ausdruck beinah angsteinflößender Fassung, als würde er die Diebe mit </text:span><text:span text:style-name="T96">seiner</text:span><text:span text:style-name="T95"> stoische</text:span><text:span text:style-name="T96">n</text:span><text:span text:style-name="T95"> </text:span><text:span text:style-name="T96">Gleichgültigkeit </text:span><text:span text:style-name="T95">strafen wollen. </text:span><text:span text:style-name="T96">Bodo </text:span><text:span text:style-name="T511">stand</text:span><text:span text:style-name="T96"> unbeeindruckt über dem einstigen Herrscher, </text:span><text:span text:style-name="T512">griff</text:span><text:span text:style-name="T96"> die Totenmaske mit beiden Händen und </text:span><text:span text:style-name="T513">zog</text:span><text:span text:style-name="T96"> sie der Mumie von den Schultern. Der Kopf des Königs schl</text:span><text:span text:style-name="T514">u</text:span><text:span text:style-name="T96">g hart auf die Unterseite des </text:span><text:span text:style-name="T795">Sarkophags</text:span><text:span text:style-name="T96"> auf, als Bodo ihn von dessen Maske ruckartig befreit</text:span><text:span text:style-name="T515">e</text:span><text:span text:style-name="T96">.</text:span></text:p>
      <text:p text:style-name="P69"/>
      <text:p text:style-name="P70">“<text:span text:style-name="T96">Nichts persönliches” murmelt</text:span><text:span text:style-name="T516">e</text:span><text:span text:style-name="T96"> Bodo zum Pharao, bevor er vom Sandstein </text:span><text:span text:style-name="T517">stieg</text:span><text:span text:style-name="T96"> und Mausdreck die Maske </text:span><text:span text:style-name="T518">gab</text:span><text:span text:style-name="T96">.</text:span></text:p>
      <text:p text:style-name="P70"/>
      <text:p text:style-name="P73">Bodo <text:span text:style-name="T519">war</text:span> im Begriff den Deckel des <text:span text:style-name="T795">Sarkophags</text:span> wieder in seine Fassung zu schieben, als Quinn <text:span text:style-name="T520">einen </text:span>Lampenschein am Ende des Korridors <text:span text:style-name="T521">sah</text:span> und den <text:span text:style-name="T565">b</text:span>eiden <text:span text:style-name="T523">warnend</text:span> zu zischt<text:span text:style-name="T522">e</text:span>. <text:span text:style-name="T526">Flink</text:span><text:span text:style-name="T525"> w</text:span>ie scheue Wiesel sch<text:span text:style-name="T97">m</text:span>ieg<text:span text:style-name="T524">t</text:span>en sich die Drei an die schattigen Wände des Ausstellungsraums, während sie beobachte<text:span text:style-name="T527">te</text:span>n wie der nahende Lampenschein mehr und mehr Farbe an den Wänden zum <text:span text:style-name="T108">V</text:span>orschein <text:span text:style-name="T528">brachte</text:span>. Das warme Licht <text:span text:style-name="T530">der Lampe </text:span>mischt<text:span text:style-name="T529">e</text:span> sich mit dem kalten Mondlicht. <text:span text:style-name="T531">L</text:span>eichte, immer schneller werdende Schritte kündig<text:span text:style-name="T532">t</text:span>en einen unliebsamen Gast an. Das Quietschen der Lampe, welches unter dem schnellen Gang wild pendelt<text:span text:style-name="T533">e</text:span> <text:span text:style-name="T534">kam</text:span> immer näher. Bodo und Mausdreck blick<text:span text:style-name="T535">t</text:span>en sich in die Augen, beide <text:span text:style-name="T535">standen</text:span> sich gegenüber, seitlich des Zugangs von dem der Störenfried kommen <text:span text:style-name="T536">mochte</text:span>. Mausdreck <text:span text:style-name="T537">griff</text:span> zu seinem Dolch doch Bodo bedeutet ihm mit einer Handbewegung das Messer wieder wegzustecken.</text:p>
      <text:p text:style-name="P72"><text:s/></text:p>
      <text:p text:style-name="P105">Ein junger Mann, nicht älter als 20 Jahre stoppt<text:span text:style-name="T538">e</text:span> seinen hastigen Gang a<text:span text:style-name="T795">b</text:span>rupt und blickt<text:span text:style-name="T539">e</text:span> fassungslos auf den geöffneten <text:span text:style-name="T795">Sarkophag</text:span>, die weiß blitzenden Schlangenaugen der Drei im Nacken. Er macht<text:span text:style-name="T540">e</text:span> einen zögerlichen Schritt zurück, ohne sich a<text:span text:style-name="T109">b</text:span>zuwenden. Dann noch einen. Und noch einen. Selbst aus der Entfernung <text:span text:style-name="T541">sah</text:span> man den Jungen zittern, die ungeölten Scharniere der handgehaltene<text:span text:style-name="T800">n</text:span> Lampe <text:span text:style-name="T110">schlotter</text:span><text:span text:style-name="T542">te</text:span><text:span text:style-name="T110">n</text:span>. Da zwickt<text:span text:style-name="T543">e</text:span> den Jungen etwas im Nacken, er <text:span text:style-name="T544">fasste</text:span> sich un<text:span text:style-name="T111">t</text:span>er scharfen Einatmen, wie als wäre er von einer Mücke gestochen worden mit einer Hand an die Stelle von der der plötzliche Schmerz <text:span text:style-name="T112">stammt</text:span><text:span text:style-name="T545">e</text:span>. Seine Hand ertastete tatsächlich etwas, der Junge wirbelt<text:span text:style-name="T546">e</text:span> erschrocken herum und <text:span text:style-name="T547">warf</text:span> einen mit Federn versehenen Dart auf den Boden vor ihm. Da <text:span text:style-name="T548">sah</text:span> er die Hyänenaugen, welche ihn gierig aus den Schatten angaff<text:span text:style-name="T549">t</text:span>en. Seine Muskeln erschlaff<text:span text:style-name="T550">t</text:span>en, er <text:span text:style-name="T551">sank</text:span> auf die Knie, als<text:span text:style-name="T552"> </text:span>eine<text:span text:style-name="T554">s</text:span> der <text:span text:style-name="T553">d</text:span>rei vor ihm stehenden Gespenster auf ihn zutr<text:span text:style-name="T555">a</text:span>t und sich vor ihm aufbaut<text:span text:style-name="T555">e</text:span>. Eine raue, verschwommene Stimme <text:span text:style-name="T98">flüstert</text:span><text:span text:style-name="T556">e</text:span> ihm <text:span text:style-name="T98">zu </text:span>“Flynn Backett sendet seine Grüße”, bevor er<text:span text:style-name="T98"> vor die Füße </text:span><text:span text:style-name="T558">des </text:span><text:span text:style-name="T98">Unbekannten kippt</text:span><text:span text:style-name="T557">e</text:span><text:span text:style-name="T98">. </text:span><text:span text:style-name="T113">Sein Atem verlangsamt</text:span><text:span text:style-name="T559">e</text:span><text:span text:style-name="T113">, s</text:span><text:span text:style-name="T98">eine Sicht verengt</text:span><text:span text:style-name="T560">e</text:span><text:span text:style-name="T98"> sich, da </text:span><text:span text:style-name="T561">schliff</text:span><text:span text:style-name="T98"> man ihn zur Mitte des Raumes, hievte ihn in den </text:span><text:span text:style-name="T795">Sarkophag</text:span><text:span text:style-name="T98">. </text:span><text:span text:style-name="T139">Sein junges Herz </text:span><text:span text:style-name="T562">zog</text:span><text:span text:style-name="T139"> sich zusammen, als </text:span><text:span text:style-name="T98">sich </text:span><text:span text:style-name="T139">d</text:span><text:span text:style-name="T98">er Sandstein mit einem grauenvoll endgültig klingenden Malmen über ihm </text:span><text:span text:style-name="T563">schloss</text:span><text:span text:style-name="T98">. </text:span><text:span text:style-name="T140">Er </text:span><text:span text:style-name="T564">verlor</text:span><text:span text:style-name="T140"> das Bewusstsein.</text:span></text:p>
      <text:p text:style-name="P64"/>
      <text:p text:style-name="P65"/>
      <text:p text:style-name="P161"><text:soft-page-break/><text:span text:style-name="Strong_20_Emphasis"><text:span text:style-name="T899">Weltausstellung</text:span></text:span></text:p>
      <text:p text:style-name="P21"/>
      <text:p text:style-name="P22"><text:span text:style-name="T143">Die Londoner Weltausstellung </text:span><text:span text:style-name="T269">war</text:span><text:span text:style-name="T143"> in vollem Gange. </text:span>Bunte Dampfballons tummel<text:span text:style-name="T269">te</text:span>n sich <text:span text:style-name="T149">am Himmel</text:span> über <text:span text:style-name="T143">der Stadt wie Schmetterlinge über einer Blumenwiese. Die Kolosse </text:span><text:span text:style-name="T269">waren </text:span><text:span text:style-name="T143">mit vielfältigen Mustern bestickt, manche tr</text:span><text:span text:style-name="T269">u</text:span><text:span text:style-name="T143">gen die Familien</text:span><text:span text:style-name="T147">w</text:span><text:span text:style-name="T143">appen und Farben </text:span><text:span text:style-name="T147">ihrer wohlhabenden Besitzer</text:span><text:span text:style-name="T143">.</text:span><text:span text:style-name="T144"> </text:span><text:span text:style-name="T145">Zur Ausstellung gebracht w</text:span><text:span text:style-name="T270">u</text:span><text:span text:style-name="T145">rden nicht nur allerlei Erfindungen oder Neuerungen </text:span><text:span text:style-name="T146">der Technik</text:span><text:span text:style-name="T145">, sondern auch alltägliche Bedarfsmittel, Kuriositäten, Leckerbissen aus aller Welt </text:span><text:span text:style-name="T889">und</text:span><text:span text:style-name="T145"> nicht zuletzt </text:span><text:span text:style-name="T270">auch </text:span><text:span text:style-name="T145">historische und kulturelle Schätze. </text:span><text:span text:style-name="T148">Das lebendige Treiben um die großen Ausstellungszelte erinnert</text:span><text:span text:style-name="T271">e</text:span><text:span text:style-name="T148"> an einen beschäftigten Bienenstock </text:span><text:span text:style-name="T153">um</text:span><text:span text:style-name="T148"> </text:span><text:span text:style-name="T154">den</text:span><text:span text:style-name="T148"> emsige Bienen </text:span><text:span text:style-name="T890">summend ihre Kreise ziehen</text:span><text:span text:style-name="T148">.</text:span></text:p>
      <text:p text:style-name="P22"><text:span text:style-name="T148">Feuerspucker </text:span><text:span text:style-name="T155">und</text:span><text:span text:style-name="T148"> Illusionisten versetz</text:span><text:span text:style-name="T272">t</text:span><text:span text:style-name="T148">en Scharen von Kindern ins Staunen, während die Eltern sich </text:span><text:span text:style-name="T149">die Wunderheilmittel, Tinkturen und Hilfsmittelchen der Alchemisten</text:span><text:span text:style-name="T148"> </text:span><text:span text:style-name="T149">und Naturheilkundigen um die Ecke </text:span><text:span text:style-name="T167">kauf</text:span><text:span text:style-name="T272">t</text:span><text:span text:style-name="T167">en</text:span><text:span text:style-name="T149">. </text:span><text:span text:style-name="T143">Auf </text:span><text:span text:style-name="T168">der Grünfläche</text:span><text:span text:style-name="T143"> de</text:span><text:span text:style-name="T168">s</text:span><text:span text:style-name="T149"> großen Garten</text:span><text:span text:style-name="T168">s</text:span><text:span text:style-name="T149"> </text:span><text:span text:style-name="T143">vor dem Londoner Museum für Geschichte </text:span><text:span text:style-name="T149">lande</text:span><text:span text:style-name="T273">te</text:span><text:span text:style-name="T149">n </text:span><text:span text:style-name="T168">im Minutentakt</text:span><text:span text:style-name="T149"> Dampfballons </text:span><text:span text:style-name="T168">aus denen vornehm gekleidete Besucher st</text:span><text:span text:style-name="T274">ie</text:span><text:span text:style-name="T168">gen</text:span><text:span text:style-name="T149">.</text:span></text:p>
      <text:p text:style-name="P24"><text:span text:style-name="T149">An diesem Morgen </text:span><text:span text:style-name="T275">war</text:span><text:span text:style-name="T149"> der Andrang beim Museum besonders groß, da die Ausstellung für Ägyptologie, welche insbesondere den </text:span><text:span text:style-name="T796">Sarkophag</text:span><text:span text:style-name="T149"> des Ozymandias als </text:span><text:span text:style-name="T151">ihr wertvollstes Exponat</text:span><text:span text:style-name="T149"> präsentiert</text:span><text:span text:style-name="T276">e</text:span><text:span text:style-name="T149">, </text:span><text:span text:style-name="T150">bald seine Türen für Besucher öffnen und die Gäste in eine </text:span><text:span text:style-name="T152">vergessene</text:span><text:span text:style-name="T150"> Welt eintauchen lassen würde</text:span><text:span text:style-name="T149">. </text:span><text:span text:style-name="T156">Hinter den noch verschlossenen Türen ber</text:span><text:span text:style-name="T276">ie</text:span><text:span text:style-name="T156">ten aufgebracht die Kuratoren.</text:span></text:p>
      <text:p text:style-name="P22"><text:span text:style-name="T156">Higgins der junge Geschichtsstudent, welcher die Nachtwache für die letzten </text:span><text:span text:style-name="T158">Tage</text:span><text:span text:style-name="T156"> übernommen hatte war spurlos verschwunden. Normalerweise war der Junge </text:span><text:span text:style-name="T278">immer </text:span><text:span text:style-name="T156">höchst zuverlässig </text:span><text:span text:style-name="T278">gewesen</text:span><text:span text:style-name="T156">, wie hatten sie sich so in ihm täuschen können, grübel</text:span><text:span text:style-name="T277">te</text:span><text:span text:style-name="T156">n der Museumsdirektor und Professor Leeds.</text:span></text:p>
      <text:p text:style-name="P23"><text:span text:style-name="T156">Leeds selbst hatte viel Hoffnung in den jungen Higgins gesteckt. </text:span><text:span text:style-name="T159">D</text:span><text:span text:style-name="T156">er </text:span><text:span text:style-name="T159">junge Student</text:span><text:span text:style-name="T156"> </text:span><text:span text:style-name="T160">war,</text:span><text:span text:style-name="T156"> nachdem er seine Anthropologie-Vorlesung über Agrarkultur in antiken Zivilisationen gehört hatte, an ihn herangetreten </text:span><text:span text:style-name="T160">und bat ihn um eine Arbeitsstelle </text:span><text:span text:style-name="T169">i</text:span><text:span text:style-name="T170">n seiner Forschungsgruppe</text:span><text:span text:style-name="T156">. Er hatte den motivierten Higgins bald aufgenommen, zusammen hatten sie eine Abhandlung über den Einsatz von Nutztieren im alten Ägypten verfasst, </text:span><text:span text:style-name="T163">welche sie veröffentlichten</text:span><text:span text:style-name="T156">.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1">mühselig</text:span><text:span text:style-name="T156"> aufgebauten Vertrauen zwischen den Beiden entstanden. Ein Riss welcher, so vermerkte der Professor mental, einiges an Gutmachung </text:span><text:span text:style-name="T157">seitens Higgins bedürf</text:span><text:span text:style-name="T279">t</text:span><text:span text:style-name="T157">e</text:span><text:span text:style-name="T156">. </text:span><text:span text:style-name="T157">Er </text:span><text:span text:style-name="T162">beschloss, er </text:span><text:span text:style-name="T157">würde Higgins den Bibliotheksdienst für die nächsten Monate erledigen lassen, das würde der Schlafmütze eine Lektion sein.</text:span></text:p>
      <text:p text:style-name="P25"><text:s/></text:p>
      <text:p text:style-name="P26">Schließlich <text:span text:style-name="T280">war</text:span> es soweit und die ersten Gäste, allen voran die Ehrengäste – ein Gesandter der deutschen Kaiserfamilie und seine Frau - <text:span text:style-name="T173">w</text:span><text:span text:style-name="T281">u</text:span><text:span text:style-name="T173">rden</text:span> in die Ausstellung geführt. <text:span text:style-name="T174">An der Spitze des Tross</text:span><text:span text:style-name="T186">es</text:span><text:span text:style-name="T171"> kommentiert</text:span><text:span text:style-name="T282">e</text:span><text:span text:style-name="T171"> der Museumsdirektor </text:span><text:span text:style-name="T174">s</text:span><text:span text:style-name="T171">tolz die zahllosen Büsten, Obelisken und aus Sandstein gefertigten, bis unter die Decke reichenden Abbildungen der alten Götter. Die ausdrucksvollen Augen des </text:span><text:span text:style-name="T172">Ra und </text:span><text:span text:style-name="T171">Anubis br</text:span><text:span text:style-name="T283">achten</text:span><text:span text:style-name="T171"> selbst die nörgelnden Kinder zum verstummen, welche sich schüchtern hinter den breit gefächerten Kleidern ihrer Mütter versteck</text:span><text:span text:style-name="T283">t</text:span><text:span text:style-name="T171">en. </text:span><text:span text:style-name="T175">Voller Vorfreude lenkt</text:span><text:span text:style-name="T284">e</text:span><text:span text:style-name="T175"> der Direktor die Ehrengäste, denen eine Traube von Schaulustigen folgt</text:span><text:span text:style-name="T284">e</text:span><text:span text:style-name="T175">, in die große Halle des Ozymandias. Den deutschen Gesandten sch</text:span><text:span text:style-name="T284">ie</text:span><text:span text:style-name="T175">n im Gegensatz zu seiner Frau, welche sich staunend an ihn klammert</text:span><text:span text:style-name="T284">e</text:span><text:span text:style-name="T175">, bis jetzt nichts besonders beeindruckt zu haben. </text:span><text:span text:style-name="T176">S</text:span><text:span text:style-name="T175">ein dichter Schnurrbart s</text:span><text:span text:style-name="T285">aß</text:span><text:span text:style-name="T175"> still auf </text:span><text:span text:style-name="T176">seinen</text:span><text:span text:style-name="T175"> Lippen, </text:span><text:span text:style-name="T176">sein Blick folgt</text:span><text:span text:style-name="T286">e</text:span><text:span text:style-name="T176"> dem </text:span><text:span text:style-name="T177">vor </text:span><text:span text:style-name="T178">Begeisterung</text:span><text:span text:style-name="T177"> beinah überquellenden </text:span><text:span text:style-name="T176">Direktor, welcher zu jedem Ausstellungsstück eine Anekdote auf Lager zu haben sch</text:span><text:span text:style-name="T287">ien</text:span><text:span text:style-name="T175">.</text:span></text:p>
      <text:p text:style-name="P28"><text:span text:style-name="T179">Als sich ein Großteil der Gäste um den in der Mitte des Raumes befindlichen </text:span><text:span text:style-name="T796">Sarkophag</text:span><text:span text:style-name="T179"> versammelt haben, h</text:span><text:span text:style-name="T288">o</text:span><text:span text:style-name="T179">b der Direktor seine Arme und b</text:span><text:span text:style-name="T288">at</text:span><text:span text:style-name="T179"> um Aufmerksamkeit. Auf diesen Moment - </text:span><text:span text:style-name="T290">so </text:span><text:span text:style-name="T289">dachte er bei sich -</text:span><text:span text:style-name="T179"> hatte er Wochen gewartet. Gleich würde er seinen Gästen in einer Ansprache den Epos des Ozymandias vortragen, dessen besch</text:span><text:span text:style-name="T187">w</text:span><text:span text:style-name="T179">erliche Reise von Ägypten nach London eindrücklich </text:span><text:span text:style-name="T230">schildern</text:span><text:span text:style-name="T179">. </text:span><text:span text:style-name="T180">Erst w</text:span><text:span text:style-name="T179">enn die Spannung im Raum bald nicht mehr </text:span><text:soft-page-break/><text:span text:style-name="T179">auszuhalten sei, würde er die Helfer mit dem Werkzeug kommen lassen und die Totenmaske des Königs aller Könige enthüllen. Alle Augen richte</text:span><text:span text:style-name="T292">te</text:span><text:span text:style-name="T179">n sich erwartungsvoll auf ihn, er setzt</text:span><text:span text:style-name="T291">e</text:span><text:span text:style-name="T179"> zu seiner Ansprache an.</text:span></text:p>
      <text:p text:style-name="P27"/>
      <text:p text:style-name="P28"><text:span text:style-name="T179">“Mein verehrter Baron Strauß, meine verehrte Dame” – er macht</text:span><text:span text:style-name="T293">e</text:span><text:span text:style-name="T179"> eine halbe Verbeugung vor den beiden Ehrengästen, Baron Strauß </text:span><text:span text:style-name="T181">bl</text:span><text:span text:style-name="T294">ieb</text:span><text:span text:style-name="T179"> nach wie vor unerschütterlich </text:span><text:span text:style-name="T181">emotionslos</text:span><text:span text:style-name="T179">. </text:span><text:span text:style-name="T184">Der Direktor</text:span><text:span text:style-name="T179"> </text:span><text:span text:style-name="T182">w</text:span><text:span text:style-name="T295">andte</text:span><text:span text:style-name="T182"> sich zur Masse, welche nun einen Halbmond um den </text:span><text:span text:style-name="T796">Sarkophag</text:span><text:span text:style-name="T182"> </text:span><text:span text:style-name="T296">zog</text:span><text:span text:style-name="T182">. </text:span><text:span text:style-name="T179">“Meine verehrten Gäste.” </text:span><text:span text:style-name="T182">Das Gemurmel aus dem hinteren Bereich der Zuschauer verebbt</text:span><text:span text:style-name="T297">e</text:span><text:span text:style-name="T182"> allmählich.</text:span></text:p>
      <text:p text:style-name="P27"/>
      <text:p text:style-name="P27">“<text:span text:style-name="T182">Es ist mir eine Freude, nein es ist mir ein Privileg ihnen heute </text:span><text:span text:style-name="T183">im Rahmen der Feierlichkeiten der Weltausstellung ein ganz besonderes Stück unserer Ausstellung zu präsentieren.” sein Blick wandert</text:span><text:span text:style-name="T298">e</text:span><text:span text:style-name="T183"> über die nichtsahnenden Gesichter. “</text:span><text:span text:style-name="T231">Lassen sie mich mit einem Gedicht </text:span><text:span text:style-name="T299">einleiten</text:span><text:span text:style-name="T231">.” Die Augen so manches Besuchers roll</text:span><text:span text:style-name="T300">t</text:span><text:span text:style-name="T231">en </text:span><text:span text:style-name="T255">angestrengt</text:span><text:span text:style-name="T231">, e</text:span><text:span text:style-name="T188">r räuspert</text:span><text:span text:style-name="T301">e</text:span><text:span text:style-name="T188"> sich.</text:span></text:p>
      <text:p text:style-name="P27"/>
      <text:p text:style-name="P2"><text:span text:style-name="T165">“</text:span><text:span text:style-name="T164">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66">z</text:span><text:span text:style-name="T164">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1"><text:note text:id="ftn1" text:note-class="footnote"><text:note-citation>1</text:note-citation><text:note-body><text:p text:style-name="P3"><text:span text:style-name="T254"><text:s/>Originaltext von </text:span>Percy Bysshe Shelley, 1817. Übersetzt von Adolf Strodtmann, 1866</text:p></text:note-body></text:note></text:span></text:p>
      <text:p text:style-name="P29"/>
      <text:p text:style-name="P4">Er h<text:span text:style-name="T302">ielt</text:span> inne, bevor er weiterspr<text:span text:style-name="T303">ach</text:span>. <text:span text:style-name="T202">“</text:span><text:span text:style-name="T185">Vor ihnen, </text:span>meine verehrten Gäste<text:span text:style-name="T185"> liegt </text:span><text:span text:style-name="T304">eben</text:span> dieser <text:span text:style-name="T185">Ozymandias, aller Kön’ge König.” seine Stimme bebt</text:span><text:span text:style-name="T308">e</text:span><text:span text:style-name="T185">, so ergriffen </text:span><text:span text:style-name="T307">war</text:span><text:span text:style-name="T185"> der Direktor. </text:span><text:span text:style-name="T203">Ein Raunen </text:span><text:span text:style-name="T305">ging</text:span><text:span text:style-name="T203"> durch den Saal als er fortf</text:span><text:span text:style-name="T306">uhr</text:span><text:span text:style-name="T203">.</text:span></text:p>
      <text:p text:style-name="P5"/>
      <text:p text:style-name="P14">“<text:span text:style-name="T203">Ozymandias war </text:span><text:span text:style-name="T204">einer der großen Pharaonen, den Herrschern über</text:span><text:span text:style-name="T203"> d</text:span><text:span text:style-name="T204">as</text:span><text:span text:style-name="T203"> alte Ägypten. </text:span><text:span text:style-name="T204">Ein Mann unvorstellbarer Macht, unter seiner Herrschaft florierte die Zivilisation Ägyptens.” Er tr</text:span><text:span text:style-name="T309">at</text:span><text:span text:style-name="T204"> vor zu der Gruppe Kinder, welche sich ihren Weg in die erste Reihe gemogelt hatten. Mit der Dramaturgie eines </text:span><text:span text:style-name="T232">alten</text:span><text:span text:style-name="T205"> </text:span><text:span text:style-name="T204">Puppenspielers </text:span><text:span text:style-name="T250">haucht</text:span><text:span text:style-name="T310">e</text:span><text:span text:style-name="T205"> er ihnen zu</text:span><text:span text:style-name="T204"> “Doch der </text:span><text:span text:style-name="T796">Sarkophag</text:span><text:span text:style-name="T204">, der die </text:span><text:span text:style-name="T211">leblosen </text:span><text:span text:style-name="T204">Überreste des Herrschers trägt, beherber</text:span><text:span text:style-name="T795">g</text:span><text:span text:style-name="T204">t auch ein </text:span><text:span text:style-name="T205">schreckliches</text:span><text:span text:style-name="T204"> Geheimnis”. </text:span><text:span text:style-name="T205">Die Kinder </text:span><text:span text:style-name="T311">wichen</text:span><text:span text:style-name="T205"> unter mildem Entsetzen zurück, einige verkrall</text:span><text:span text:style-name="T312">t</text:span><text:span text:style-name="T205">en sich in die Kleider ihrer Mütter. Der Direktor </text:span><text:span text:style-name="T313">schritt</text:span><text:span text:style-name="T205"> zufrieden</text:span><text:span text:style-name="T207"> schmunzelnd</text:span><text:span text:style-name="T205"> zurück. Er </text:span><text:span text:style-name="T314">fuhr</text:span><text:span text:style-name="T206"> fort.</text:span></text:p>
      <text:p text:style-name="P5"/>
      <text:p text:style-name="P14">“<text:span text:style-name="T206">Es ist wahr. Einer alten </text:span><text:span text:style-name="T208">Beduinensage </text:span><text:span text:style-name="T209">nach</text:span><text:span text:style-name="T206"> trifft der Fluch des Pharaos diejenigen, welche seine ewige Ruhe stören.” </text:span><text:span text:style-name="T210">Er setzte lächelnd nach: </text:span><text:span text:style-name="T206">“</text:span><text:span text:style-name="T210">Also bitte den </text:span><text:span text:style-name="T796">Sarkophag</text:span><text:span text:style-name="T210"> nicht anfassen.</text:span><text:span text:style-name="T206">” </text:span><text:span text:style-name="T210">woraufhin er ein schwaches, beinahe erleichtertes Lachen der Menge erntet</text:span><text:span text:style-name="T315">e</text:span><text:span text:style-name="T210">. </text:span><text:span text:style-name="T212">Die Zeit für das Finale war gekommen.</text:span></text:p>
      <text:p text:style-name="P5"/>
      <text:p text:style-name="P14">“<text:span text:style-name="T212">Verehrte Gäste… ” - er </text:span><text:span text:style-name="T316">hob</text:span><text:span text:style-name="T212"> beide Arme um die Aufmerksamkeit einzufangen - “Was würden sie sagen, wenn… ” </text:span><text:span text:style-name="T213">flüstert</text:span><text:span text:style-name="T317">e</text:span><text:span text:style-name="T213"> er geheimnisvoll</text:span><text:span text:style-name="T212">, </text:span><text:span text:style-name="T213">als </text:span><text:span text:style-name="T212">ein schwacher, gedämpfter Ruf </text:span><text:span text:style-name="T566">vom </text:span><text:span text:style-name="T796">Sarkophag</text:span><text:span text:style-name="T566"> ausgehend </text:span><text:span text:style-name="T214">in die Stille </text:span><text:span text:style-name="T318">fiel</text:span><text:span text:style-name="T214">. Der Schnurrbart von Baron Strauß </text:span><text:span text:style-name="T795">hob</text:span><text:span text:style-name="T214"> sich unerkennbar. Der Direktor runzelt</text:span><text:span text:style-name="T319">e</text:span><text:span text:style-name="T214"> die Stirn und </text:span><text:span text:style-name="T320">wandte</text:span><text:span text:style-name="T214"> sich kurz zu dem hinter ihm stehenden </text:span><text:span text:style-name="T796">Sarkophag</text:span><text:span text:style-name="T214">, woraufhin er unbeirrt fortf</text:span><text:span text:style-name="T321">ührte</text:span><text:span text:style-name="T214"> “Wo war ich? Ach ja. Was, wenn ich ihnen nun sage, dass… ” </text:span></text:p>
      <text:p text:style-name="P6"><text:soft-page-break/><text:span text:style-name="T566">Erneut </text:span><text:span text:style-name="T567">vernahmen sie einen Laut, diesmal</text:span><text:span text:style-name="T214"> </text:span><text:span text:style-name="T322">war</text:span><text:span text:style-name="T214"> der Ruf nich</text:span><text:span text:style-name="T215">t</text:span><text:span text:style-name="T214"> zu überhören. Ein gespenstisch lang</text:span><text:span text:style-name="T795">g</text:span><text:span text:style-name="T214">ezogener, verzweifelter Schrei dr</text:span><text:span text:style-name="T323">ang</text:span><text:span text:style-name="T214"> deutlich aus dem Sarkophag. </text:span><text:span text:style-name="T215">Die Menge </text:span><text:span text:style-name="T324">wich</text:span><text:span text:style-name="T215"> geschlossen unter kaltem Schrecken </text:span><text:span text:style-name="T216">einen Schritt </text:span><text:span text:style-name="T215">zurück. Der Direktor s</text:span><text:span text:style-name="T325">ah</text:span><text:span text:style-name="T215"> den Terror in den auf dem hinter ihm befindlichen Sarkophag fixierten Augen, er st</text:span><text:span text:style-name="T326">and</text:span><text:span text:style-name="T215"> wie angewurzelt, nicht in der Lage sich zu bewegen. Zu dem nächsten, markdurchdringenden Schrei gesellt</text:span><text:span text:style-name="T327">e</text:span><text:span text:style-name="T215"> sich ein dumpfes Hämmern, welches durch die obere Sandsteinplatte dr</text:span><text:span text:style-name="T328">ang</text:span><text:span text:style-name="T215">. </text:span><text:span text:style-name="T218">Ein junges Mädchen </text:span><text:span text:style-name="T220">aus</text:span><text:span text:style-name="T218"> der ersten </text:span><text:span text:style-name="T219">R</text:span><text:span text:style-name="T218">eihe streckt</text:span><text:span text:style-name="T330">e</text:span><text:span text:style-name="T218"> zitternd die Hand aus und schr</text:span><text:span text:style-name="T329">ie</text:span><text:span text:style-name="T218"> </text:span><text:span text:style-name="T217">“</text:span><text:span text:style-name="T218">Der Fluch des Pharao! Rette sich wer kann!”.</text:span></text:p>
      <text:p text:style-name="P6"/>
      <text:p text:style-name="P7"><text:span text:style-name="T217">Blanke Panik br</text:span><text:span text:style-name="T331">ach</text:span><text:span text:style-name="T217"> aus. </text:span><text:span text:style-name="T221">Als erster </text:span><text:span text:style-name="T332">fiel</text:span><text:span text:style-name="T221"> Baron Strauß mit einem flüchtigen Seufzen in Ohnmacht, kurz gefolgt von seiner Frau. </text:span><text:span text:style-name="T222">Mit wildem Geschrei flüchtet</text:span><text:span text:style-name="T333">e</text:span><text:span text:style-name="T222"> die von Panik getriebene Masse Hals </text:span><text:span text:style-name="T233">über </text:span><text:span text:style-name="T222">Kopf aus dem Saal. Frauen stolper</text:span><text:span text:style-name="T333">te</text:span><text:span text:style-name="T222">n, verf</text:span><text:span text:style-name="T333">i</text:span><text:span text:style-name="T222">ngen sich in ihren langen Kleidern, fliegende Zylinder entblöß</text:span><text:span text:style-name="T333">t</text:span><text:span text:style-name="T222">en von Haarausfall geplagte Männerköpfe. </text:span><text:span text:style-name="T223">Professor Leeds, welcher sich während der dramatischen Vorstellung im Hintergrund gehalten hatte, w</text:span><text:span text:style-name="T333">u</text:span><text:span text:style-name="T223">rd</text:span><text:span text:style-name="T333">e</text:span><text:span text:style-name="T223"> </text:span><text:span text:style-name="T224">von der panischen Meute </text:span><text:span text:style-name="T234">heftig</text:span><text:span text:style-name="T223"> an die Seite des langen Museumsganges gepresst </text:span><text:span text:style-name="T225">sodass er </text:span><text:span text:style-name="T235">beinahe </text:span><text:span text:style-name="T225">keine Luft </text:span><text:span text:style-name="T334">bekam</text:span><text:span text:style-name="T223">.</text:span></text:p>
      <text:p text:style-name="P8"><text:span text:style-name="T226">Derweil betrachtet</text:span><text:span text:style-name="T335">e</text:span><text:span text:style-name="T226"> der Direktor, welcher immer noch außer Stande </text:span><text:span text:style-name="T336">war</text:span><text:span text:style-name="T226"> sich zu bewegen, </text:span><text:span text:style-name="T337">entsetzt</text:span><text:span text:style-name="T226"> das sich vor ihm entfaltende Drama. </text:span></text:p>
      <text:p text:style-name="P8"/>
      <text:p text:style-name="P9"><text:span text:style-name="T236">Das Heulen des Pharaos</text:span><text:span text:style-name="T227"> </text:span><text:span text:style-name="T236">verwandelt</text:span><text:span text:style-name="T338">e</text:span><text:span text:style-name="T236"> sich unterdessen in ein Hilfeschreien. Immer vernehmlicher </text:span><text:span text:style-name="T338">wurden </text:span><text:span text:style-name="T236">die Rufe. Auf einen Ruf folg</text:span><text:span text:style-name="T338">t</text:span><text:span text:style-name="T236">en drei kurze dumpfe Schläge, darauf folgt</text:span><text:span text:style-name="T338">e</text:span><text:span text:style-name="T236"> wieder ein Hilferuf. Der Direktor </text:span><text:span text:style-name="T339">war </text:span><text:span text:style-name="T236">perplex, die</text:span><text:span text:style-name="T726">se</text:span><text:span text:style-name="T236"> Stimme </text:span><text:span text:style-name="T340">kannte </text:span><text:span text:style-name="T236">er irgendwoher. Es </text:span><text:span text:style-name="T341">war</text:span><text:span text:style-name="T236"> die Stimme eines jungen Mannes, das k</text:span><text:span text:style-name="T342">o</text:span><text:span text:style-name="T236">nnte unmöglich der alte Ozymandias sein </text:span><text:span text:style-name="T727">schlussfolgerte er</text:span><text:span text:style-name="T236">. Er n</text:span><text:span text:style-name="T344">ahm</text:span><text:span text:style-name="T236"> all seinen Mut zusammen, tr</text:span><text:span text:style-name="T343">at</text:span><text:span text:style-name="T236"> an den Stein und legt</text:span><text:span text:style-name="T345">e</text:span><text:span text:style-name="T236"> sein Ohr an den Sarkophag.</text:span></text:p>
      <text:p text:style-name="P10"/>
      <text:p text:style-name="P30">‘Bei Gott, das ist ja Higgins Stimme!’ durchf<text:span text:style-name="T346">uhr</text:span> es ihn.</text:p>
      <text:p text:style-name="P10"/>
      <text:p text:style-name="P10">“<text:span text:style-name="T236">Higgins?” </text:span><text:span text:style-name="T347">rief</text:span><text:span text:style-name="T236"> er vorsichtig.</text:span></text:p>
      <text:p text:style-name="P10"/>
      <text:p text:style-name="P10">“<text:span text:style-name="T236">Ja! Hilfe. HILFE!” </text:span><text:span text:style-name="T348">kam</text:span><text:span text:style-name="T236"> prompt die Antwort, </text:span><text:span text:style-name="T237">gefolgt von einer Barrage aus was sich immer mehr nach Fausthämmern auf Sandstein anhört</text:span><text:span text:style-name="T349">e</text:span><text:span text:style-name="T236">.</text:span></text:p>
      <text:p text:style-name="P10"/>
      <text:p text:style-name="P11">“<text:span text:style-name="T236">Higgins! </text:span><text:span text:style-name="T237">Mein Gott Higgins, was machen sie denn da drinnen?</text:span><text:span text:style-name="T236">” </text:span></text:p>
      <text:p text:style-name="P11"/>
      <text:p text:style-name="P11">“<text:span text:style-name="T238">Holen sie mich hier raus verdammt!” </text:span><text:span text:style-name="T242">zu Higgins Verzweiflung mischt</text:span><text:span text:style-name="T350">e</text:span><text:span text:style-name="T242"> sich </text:span><text:span text:style-name="T251">ein Tupfer </text:span><text:span text:style-name="T242">Wut.</text:span></text:p>
      <text:p text:style-name="P11"/>
      <text:p text:style-name="P12">“<text:span text:style-name="T239">Ja, ja natürlich”</text:span></text:p>
      <text:p text:style-name="P12"/>
      <text:p text:style-name="P12"><text:span text:style-name="T351">D</text:span><text:span text:style-name="T239">er Direktor </text:span><text:span text:style-name="T351">sammelte </text:span><text:span text:style-name="T728">seine Gedanken </text:span><text:span text:style-name="T239">und </text:span><text:span text:style-name="T352">blickte</text:span><text:span text:style-name="T239"> sich nach seinen Gehilfen um, welche natürlich längst über alle Berge waren, </text:span><text:span text:style-name="T240">tunlichst</text:span><text:span text:style-name="T239"> darauf bedacht dem Zorn des Pharaos zu entgehen. </text:span><text:span text:style-name="T241">Alleine seine Ehrengäste lagen bewusstlos vor ihm, die waren jedoch wohl kaum eine Hilfe. </text:span><text:span text:style-name="T243">Da </text:span><text:span text:style-name="T353">kam </text:span><text:span text:style-name="T243">Professor Leeds, sich mit einer Hand an die Säulen des Eingangs stützend, hustend in den Saal.</text:span></text:p>
      <text:p text:style-name="P11"/>
      <text:p text:style-name="P11">“<text:span text:style-name="T244">Es ist Higgins!” </text:span><text:span text:style-name="T354">rief</text:span><text:span text:style-name="T244"> der Direktor ihm erleichtert zu.</text:span></text:p>
      <text:p text:style-name="P31">Leeds <text:span text:style-name="T355">baute</text:span> sich <text:span text:style-name="T355">auf</text:span>, <text:span text:style-name="T356">schritt</text:span> zum Sarkophag. Er wechselt<text:span text:style-name="T357">e</text:span> Blicke mit dem Direktor, bevor er <text:span text:style-name="T245">zögerlich</text:span> fragt<text:span text:style-name="T358">e: </text:span>“Higgins?”</text:p>
      <text:p text:style-name="P31"/>
      <text:p text:style-name="P31">“Ja. Ich bin <text:span text:style-name="T795">e</text:span>s” tönte es <text:span text:style-name="T1012">dumpf </text:span>aus dem Sarg.</text:p>
      <text:p text:style-name="P31"/>
      <text:p text:style-name="P31">Der Professor stemmt<text:span text:style-name="T359">e</text:span> seine Hände in die Hüften “Mein Gott Higgins, was machen sie denn da drinnen?”</text:p>
      <text:p text:style-name="P31"/>
      <text:p text:style-name="P31">“Das habe ich ihn auch gefragt.” meint<text:span text:style-name="T360">e</text:span> der Direktor <text:span text:style-name="T247">schulterzuckend </text:span>zum Professor.</text:p>
      <text:p text:style-name="P31"/>
      <text:p text:style-name="P31"><text:soft-page-break/>“Holen sie mich <text:span text:style-name="T729">hier </text:span>raus…<text:span text:style-name="T252"> </text:span>” verkümmert<text:span text:style-name="T361">e</text:span> Higgins Stimme im Sandstein. Er <text:span text:style-name="T361">begann</text:span> zu schluchzen.</text:p>
      <text:p text:style-name="P31"/>
      <text:p text:style-name="P32">Jetzt lichtet<text:span text:style-name="T362">e</text:span> sich die graue Stelle im Kopf des Professors. Deswegen konnte Higgins heute morgen nicht zur Eröffnung erscheinen. Er war im <text:span text:style-name="T246">Sarkophag</text:span> eingesperrt gewesen!</text:p>
      <text:p text:style-name="P32">Der Professor und der Direktor mach<text:span text:style-name="T363">t</text:span>en sich daran, mit den hinterlassenen Werkzeugen der Gehilfen das Oberteil des Sarkophags aufzustemmen. <text:span text:style-name="T246">Da sie beide nicht mehr die jüngsten </text:span><text:span text:style-name="T364">waren</text:span><text:span text:style-name="T246"> und außerdem schwere Arbeit nicht gewohnt, dauert</text:span><text:span text:style-name="T365">e</text:span><text:span text:style-name="T246"> es eine Weile, bis sich ein Schlitz zum Inneren des Sarkophages öffnet</text:span><text:span text:style-name="T366">e</text:span><text:span text:style-name="T246">. </text:span><text:span text:style-name="T248">Beide Männer huste</text:span><text:span text:style-name="T367">te</text:span><text:span text:style-name="T249">n</text:span><text:span text:style-name="T248"> und keuch</text:span><text:span text:style-name="T367">te</text:span><text:span text:style-name="T248">n, </text:span><text:span text:style-name="T249">als wenig später ein schlotternder Higgins aus dem Sarg lugt</text:span><text:span text:style-name="T368">e</text:span><text:span text:style-name="T249">. Zitternd, eine vorsichtige Bewegung nach der anderen h</text:span><text:span text:style-name="T369">ob</text:span><text:span text:style-name="T249"> Higgins seine Beine aus dem Sandstein. </text:span></text:p>
      <text:p text:style-name="P33"/>
      <text:p text:style-name="P33"><text:span text:style-name="T253">Eine Gruppe rot angelaufener Polizisten </text:span><text:span text:style-name="T370">kam</text:span><text:span text:style-name="T253"> schnaufend in den Saal gestürmt, die Pistolen im Anschlag. </text:span><text:span text:style-name="T730">Der vorderste Polizist rückte seine Mütze zurecht, welche ihm offensichtlich beim Sprint ins Gesicht gerutscht war und keuchte </text:span><text:span text:style-name="T253">“</text:span><text:span text:style-name="T256">Wo ist dieser Ozymantras?” </text:span><text:span text:style-name="T730">D</text:span><text:span text:style-name="T256">ie Blicke seiner Kollegen </text:span><text:span text:style-name="T371">str</text:span><text:span text:style-name="T794">eift</text:span><text:span text:style-name="T371">en </text:span><text:span text:style-name="T256">wild im Raum umher.</text:span></text:p>
      <text:p text:style-name="P33"/>
      <text:p text:style-name="P33"><text:span text:style-name="T568">Der Direktor antwortete beruhige</text:span><text:span text:style-name="T731">n</text:span><text:span text:style-name="T568">d </text:span>“<text:span text:style-name="T256">Ozymandias. Und die Gefahr ist gebannt meine Herren. Es gibt keinen Fluch, </text:span><text:span text:style-name="T257">keinen auferstandenen Pharao,</text:span><text:span text:style-name="T256"> unserer Nachtwächter Higgins war im Sarkophag eingeschlossen.”</text:span></text:p>
      <text:p text:style-name="P33"/>
      <text:p text:style-name="P34">Der Polizist senkt<text:span text:style-name="T372">e</text:span> verwundert seine Waffe, dann fragt<text:span text:style-name="T373">e</text:span> er <text:span text:style-name="T258">den kreidebleichen</text:span> Higgins “Im Sarkophag? Mein Gott, was <text:span text:style-name="T569">haben </text:span>sie denn da drinnen <text:span text:style-name="T569">gemacht</text:span>?”</text:p>
      <text:p text:style-name="P34"/>
      <text:p text:style-name="P35">Higgins, welcher vollkommen entkräftet am Sarkophag lehnend auf dem Boden <text:span text:style-name="T374">saß</text:span> l<text:span text:style-name="T375">ieß</text:span> seine Schultern hängen, <text:span text:style-name="T261">sein abwesend</text:span><text:span text:style-name="T262">er </text:span><text:span text:style-name="T261">Blick </text:span><text:span text:style-name="T376">war</text:span><text:span text:style-name="T261"> auf den Boden gerichtet</text:span>. Schwach antwortet<text:span text:style-name="T377">e</text:span> er “Backett-Bande… Die Backett-Bande hat mich im Sarkophag eingesperrt.” Da <text:span text:style-name="T378">fuhr</text:span> neue Kraft in ihn. “Die Backett-Bande, sie haben die Totenmaske des Ozymandias gestohlen!” f<text:span text:style-name="T379">iel</text:span> ihm entsetzt ein. Professor Leeds und der Direktor schau<text:span text:style-name="T380">t</text:span>en beide <text:span text:style-name="T259">wie auf Kommando</text:span> in <text:span text:style-name="T260">die Öffnung </text:span>des Sarkophags, nur um von einer mit Leinen eingewickelten, ganz und gar <text:span text:style-name="T381">unmaskierten</text:span> Mumie gegrüßt zu werden. </text:p>
      <text:p text:style-name="P35"/>
      <text:p text:style-name="P35">“<text:span text:style-name="T263">Hol mich doch der Klabautermann” entf</text:span><text:span text:style-name="T382">u</text:span><text:span text:style-name="T263">hr es Leeds. “Higgins, warum haben sie sie denn nicht aufgehalten?” er rauft</text:span><text:span text:style-name="T383">e</text:span><text:span text:style-name="T263"> sich mit beiden Händen </text:span><text:span text:style-name="T384">das letzte verbleibende Bü</text:span><text:span text:style-name="T570">sch</text:span><text:span text:style-name="T384">el</text:span><text:span text:style-name="T263"> Haare </text:span><text:span text:style-name="T384">auf seinem Kopf</text:span><text:span text:style-name="T263">. Higgins war jenseits einer weiteren Diskussion </text:span><text:span text:style-name="T385">und</text:span><text:span text:style-name="T263"> </text:span><text:span text:style-name="T265">vollkommen </text:span><text:span text:style-name="T263">außer Stande sich zu verteidigen.</text:span></text:p>
      <text:p text:style-name="P35"/>
      <text:p text:style-name="P35"><text:span text:style-name="T263">Der Polizist, </text:span><text:span text:style-name="T264">welcher mittlerweile seinen Atem wieder gefunden hatte, </text:span><text:span text:style-name="T266">fragte mit grimmiger Miene</text:span><text:span text:style-name="T263"> </text:span>“<text:span text:style-name="T264">Backett-Bande? Das wird dem Inspekteur nicht gefallen. Männer, Tatort absichern.” – er gab seinen Kollegen Zeichen worauf diese anfingen die neugierig nachgerückten Schaulustigen zurückzudrängen. “</text:span><text:span text:style-name="T267">Sie drei bleiben – sie sind Zeugen” fügte er an den Professor, den Direktor und Higgins gerichtet </text:span><text:span text:style-name="T268">hinzu</text:span><text:span text:style-name="T267">.</text:span></text:p>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2"><text:soft-page-break/>Jagadishwor</text:p>
      <text:p text:style-name="P163"/>
      <text:p text:style-name="P77">Eskel <text:span text:style-name="T693">stand</text:span> <text:span text:style-name="T578">nachdenklich </text:span><text:span text:style-name="T693">am Heck </text:span><text:span text:style-name="T694">und </text:span><text:span text:style-name="T693">führte seinen </text:span><text:span text:style-name="T694">mit </text:span>Fässer<text:span text:style-name="T693">n beladenen </text:span>Stocherkahn <text:span text:style-name="T693">gegen die leichte Strömung den </text:span><text:span text:style-name="T695">dunklen</text:span><text:span text:style-name="T693"> </text:span><text:span text:style-name="T984">Tunnel der </text:span><text:span text:style-name="T693">Kanalisation hinab. </text:span>Seit dem Vorfall im Museum war es deutlich schwieriger geworden die Ware nach Unterstadt zu bringen. <text:span text:style-name="T571">Der Inspekteur soll Gift und Galle gespien haben als er </text:span><text:span text:style-name="T689">mitbek</text:span><text:span text:style-name="T985">ommen hatte</text:span><text:span text:style-name="T571">, dass die Backett Bande die Totenmaske des Ozymandias </text:span><text:span text:style-name="T587">unter seiner Nase </text:span><text:span text:style-name="T571">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3">ungeniert </text:span><text:span text:style-name="T571">unter hämischem Grinsen</text:span><text:span text:style-name="T573"> </text:span><text:span text:style-name="T571">sogar noch höhere </text:span><text:span text:style-name="T735">Schmiergelder</text:span><text:span text:style-name="T571"> als die sonstigen Polizisten, um ihn passieren zu lassen.</text:span></text:p>
      <text:p text:style-name="P77"/>
      <text:p text:style-name="P77"><text:span text:style-name="T571">Er spuckte seitwärts in das Brackwasser der Kanalisation aus. Die leichte Strömung </text:span><text:span text:style-name="T696">trug ihm grauen Schaum und übelriechendes Wasser entgegen, er steuerte </text:span><text:span text:style-name="T571">seinen Kahn tiefer in die Abwasserkanäle Londons, das Restlicht des hinter ihm liegenden Zugangs wurde immer schwächer. </text:span><text:span text:style-name="T697">Bevor es zu finster wurde </text:span><text:span text:style-name="T571">zündete </text:span><text:span text:style-name="T697">er </text:span><text:span text:style-name="T571">mit einem Phosphorholz die Öllampe an, welche an einem Haken </text:span><text:span text:style-name="T572">über dem kleinen Kahn baumelte.</text:span></text:p>
      <text:p text:style-name="P78">Er genoss diesen <text:span text:style-name="T698">Teil</text:span> der Arbeit, hier unten war alles still. Alleine wenn es regnete war das Gurgeln der Zuflüsse zu hören, <text:span text:style-name="T690">die das Regenwasser in </text:span><text:span text:style-name="T691">den</text:span><text:span text:style-name="T690"> </text:span><text:span text:style-name="T691">Untergrund</text:span><text:span text:style-name="T690"> leiteten</text:span>. <text:span text:style-name="T574">Ein kalter Luftzug fuhr durch die Kanalisation, die Flamme der Öllampe zitterte, bis Eskel den </text:span><text:span text:style-name="T986">quietschenden</text:span><text:span text:style-name="T574"> Verschluss</text:span> <text:span text:style-name="T588">zuklappte</text:span><text:span text:style-name="T574">.</text:span></text:p>
      <text:p text:style-name="P79"><text:span text:style-name="T575">An machen Tagen</text:span> warf er den Glimmeraalen, welche sich in der Kanalisation tummelten, <text:span text:style-name="T577">die Reste seines Frühstücks</text:span> zu und beobachtete das blaue Farbenspiel im Wasser. <text:span text:style-name="T576">Die ausgewachsenen Tiere konnten bis zu drei Meter messen, sie schlängelten sich wie Muränen durch das </text:span><text:span text:style-name="T692">Abwasser</text:span><text:span text:style-name="T576">, alleine das blaue Glimmern ihrer fluoreszierenden Häute war zu erkennen.</text:span></text:p>
      <text:p text:style-name="P80">Eskel <text:span text:style-name="T699">manövrierte</text:span> seinen Kahn mit dem langen Stab <text:span text:style-name="T700">gekonnt </text:span>durch die <text:span text:style-name="T701">endlosen</text:span> Abzweigungen, den <text:span text:style-name="T702">langen </text:span>Weg hatte er sich längst anhand kleiner Details wie markanter Moosflechten an den Wänden eingeprägt. <text:span text:style-name="T703">Nach einer Weile</text:span><text:span text:style-name="T579"> passierte den </text:span><text:span text:style-name="T582">quer über den Kanal verlaufenden </text:span><text:span text:style-name="T579">Steg kurz vor dem Zulauf zur Stadt </text:span><text:span text:style-name="T583">und</text:span><text:span text:style-name="T579"> grüßte die zwei </text:span><text:span text:style-name="T581">Kinder</text:span><text:span text:style-name="T580">, </text:span><text:span text:style-name="T579">die </text:span><text:span text:style-name="T589">wie immer </text:span><text:span text:style-name="T579">mit dem Kescher in der Hand, auf de</text:span><text:span text:style-name="T598">m Steg</text:span><text:span text:style-name="T579"> sitzend die Beine über </text:span><text:span text:style-name="T584">da</text:span><text:span text:style-name="T579">s Wasser baumeln ließen. </text:span><text:span text:style-name="T584">Bald </text:span><text:span text:style-name="T704">schon </text:span><text:span text:style-name="T584">sah er in der Ferne die Lichter der Unterstadt. </text:span></text:p>
      <text:p text:style-name="P80"><text:span text:style-name="T584">Die auf Holzpfählen </text:span><text:span text:style-name="T585">in einem gewaltigen alten Wasserspeicher </text:span><text:span text:style-name="T584">erbaute </text:span><text:span text:style-name="T585">Stadt war in den Jahren immer weiter gewachsen. Immer neue Stelzenhütten oder Hausboote hatten sich wie Kletten an den äußeren Rand der Stadt geheftet, </text:span><text:span text:style-name="T586">untereinander waren sie</text:span><text:span text:style-name="T585"> behelfsmäßig mit Planken verbunden worden.</text:span></text:p>
      <text:p text:style-name="P81">Er steuerte seinen Kahn durch eine der engen Wasserstraßen der Stadt, bis hin zur Anlegestelle des Kontors. <text:span text:style-name="T705">Für ihn </text:span>war <text:span text:style-name="T705">es </text:span>früh morgens, <text:span text:style-name="T705">viele der Unterstädter jedoch gingen nun erst schlafen</text:span>. Das fragwürdige Handwerk, dem die meisten der Bewohner nachgingen verlangte nach einer Anpassung des <text:span text:style-name="T987">natürlichen Rhythmus</text:span>. Kaum war es Nacht, schwärmten die Bewohner in die Oberstadt aus; <text:span text:style-name="T590">in die Kneipen, die Bordelle, die Häuser unachtsamer Neureicher oder </text:span><text:span text:style-name="T706">unbewachte</text:span><text:span text:style-name="T590"> Lagerhallen des Londoner Hafens</text:span>.</text:p>
      <text:p text:style-name="P81"/>
      <text:p text:style-name="P82">Eskel rollte ein Fass nach dem anderen über die Planke auf das Hausboot. <text:span text:style-name="T591">Er konnte meist erahnen, was sich in den Fässern befand, beispielsweise rollten mit Blubbergin gefüllte Fässer ganz anders </text:span><text:span text:style-name="T592">über das Deck </text:span><text:span text:style-name="T591">als welche </text:span><text:span text:style-name="T707">die </text:span><text:span text:style-name="T591">mit Kartoffeln gefüllt waren. Am Anfang hatte er noch neugierig in die Fässer gelugt, mittlerweile fand er keinen Reiz mehr darin. Er war lediglich der Fährmann, welcher die Ware von einem Ort zum nächsten transportierte; </text:span><text:span text:style-name="T667">in seinem Beruf konnte Neugier </text:span><text:span text:style-name="T708">ohnehin </text:span><text:span text:style-name="T667">nur schaden, </text:span><text:span text:style-name="T710">hatte man</text:span><text:span text:style-name="T709"> ihm früh eingeprägt</text:span><text:span text:style-name="T667">.</text:span></text:p>
      <text:p text:style-name="P82"/>
      <text:p text:style-name="P83">Nach getaner Arbeit <text:span text:style-name="T593">vertrat er sich die Beine in der Unterstadt, </text:span><text:span text:style-name="T614">e</text:span><text:span text:style-name="T594">r musste ohnehin noch zu </text:span><text:span text:style-name="T620">Jagadishwor</text:span><text:span text:style-name="T594">. Vom Kontor aus balancierte er über die wackligen Dielen zum nächsten Haus, die Hände in den Taschen. Er spazierte vorbei an </text:span><text:soft-page-break/><text:span text:style-name="T594">Opiumjunkies, </text:span><text:span text:style-name="T595">welche </text:span><text:span text:style-name="T594">Rücken an Rücken ihren Rausch ausschliefen. </text:span><text:span text:style-name="T596">Auf seinem Weg zu </text:span><text:span text:style-name="T620">Jagadishwor</text:span><text:span text:style-name="T596"> kam er an dem Haus von Backett vorbei und staunte nicht schlecht über die große goldene Maske, welche über dem Eingang des Hauses thronte. </text:span><text:span text:style-name="T619">Backetts Autorität war in Unterstadt unangefochten, er sorgte für Ordnung in der Stadt, seine Bande waren die ersten gewesen, </text:span><text:span text:style-name="T711">welche</text:span><text:span text:style-name="T619"> die alten Kanalisationen der damals römischen Hauptstadt Britanniens </text:span><text:span text:style-name="T597">erschloss. </text:span><text:span text:style-name="T599">Unterstadt war in den </text:span><text:span text:style-name="T615">antiken</text:span><text:span text:style-name="T599"> </text:span><text:span text:style-name="T616">unterirdischen </text:span><text:span text:style-name="T599">Gewölben </text:span><text:span text:style-name="T607">Londiniums </text:span><text:span text:style-name="T599">von Backett als Rückzugsort vor unliebsamen Augen gründet worden, über die Jahre hatten Arbeiter die Tunnel und Gänge, die vom Zentrum ausgingen ausgebaut und </text:span><text:span text:style-name="T712">untereinander</text:span><text:span text:style-name="T599"> verbunden, sodass ein komplexes logistisches Netzwerk entstand.</text:span></text:p>
      <text:p text:style-name="P84"><text:span text:style-name="T600">Eskel selbst war das erste Mal von </text:span><text:span text:style-name="T606">dem alten </text:span><text:span text:style-name="T600">Leander aus dem goldenen Hasenfuß in die Kanäle mitgenommen worden. </text:span><text:span text:style-name="T601">Leander zeigte ihm die vielen versteckten Zugänge und Kanäle, weihte ihn ein in die Geheimen Codes der Unterstädter, brachte ihm bei Unterlagen zu fälschen, </text:span><text:span text:style-name="T608">prägte ihm ein </text:span><text:span text:style-name="T602">welchen Gesichtern er trauen durfte und von welchen er sich besser fernhalten sollte</text:span><text:span text:style-name="T601"> – kurzum lehrte </text:span><text:span text:style-name="T604">er</text:span><text:span text:style-name="T603"> </text:span><text:span text:style-name="T601">ihn das Handwerkszeug eines Schmugglers. </text:span><text:span text:style-name="T605">Dafür war er </text:span><text:span text:style-name="T612">dem </text:span><text:span text:style-name="T613">A</text:span><text:span text:style-name="T612">lten</text:span><text:span text:style-name="T605"> sehr dankbar. Leander war einer der wenigen Menschen in London, die </text:span><text:span text:style-name="T991">von ihm </text:span><text:span text:style-name="T605">für ihre Hilfe </text:span><text:span text:style-name="T713">nie einen</text:span><text:span text:style-name="T605"> Gegenwert </text:span><text:span text:style-name="T990">gefordert </text:span><text:span text:style-name="T988">hatten - </text:span><text:span text:style-name="T989">obwohl es ihm freilich hätte freigestanden seinem Lehrling ein </text:span><text:span text:style-name="T992">kleines </text:span><text:span text:style-name="T989">Lehrgeld abzuverlangen</text:span><text:span text:style-name="T605">. </text:span><text:span text:style-name="T993">Der Alte hatte es jedoch nie erwähnt und Eskel seinerseits hatte natürlich </text:span><text:span text:style-name="T1052">keine</text:span><text:span text:style-name="T993"> Fragen gestellt. </text:span><text:span text:style-name="T995">Er lernte schnell und a</text:span><text:span text:style-name="T994">lsbald war ihre Beziehung so vertraut und warm geworden, dass </text:span><text:span text:style-name="T996">er</text:span><text:span text:style-name="T994"> nicht umhinkam zu vermuten, dass er Leander vielleicht an jemanden erinnerte</text:span><text:span text:style-name="T993">. </text:span><text:span text:style-name="T994">Jemanden um den der Alte sich nicht mehr würde kümmern können.</text:span></text:p>
      <text:p text:style-name="P84"/>
      <text:p text:style-name="P86">Das Alchemisten-viertel der Stadt kündigte sich mit dem sich auf dem Holzboden abgelegten Dunst allerlei Mixturen an, welcher sich stechend in der Nase bemerkbar machte. <text:span text:style-name="T609">Hinter Vorhängen brodelte und kochte es, verworrene Destillen tropften klare Essenzen in bauchige Flaschen. Vor den Hütten der Mystiker hingen <text:s/>Traumfänger, </text:span><text:span text:style-name="T617">Windspiele</text:span><text:span text:style-name="T609"> und Federbüschel </text:span><text:span text:style-name="T610">von </text:span><text:span text:style-name="T611">den </text:span><text:span text:style-name="T618">mit </text:span><text:span text:style-name="T610">Kräuterelixieren und Bergkristalle</text:span><text:span text:style-name="T618">n gefüllten</text:span><text:span text:style-name="T610"> Regalen</text:span><text:span text:style-name="T609">. </text:span><text:span text:style-name="T621">In den Werkstätten der Gerber rührten vermummte Arbeiter unablässig mit langen Stäben in den mit Beize gefüllten Kesseln, sie hatten sich nasse Tücher </text:span><text:span text:style-name="T632">über Mund und </text:span><text:span text:style-name="T631">Nase</text:span><text:span text:style-name="T621"> gewickelt um den giftigen Dämpfen </text:span><text:span text:style-name="T633">der Beiz</text:span><text:span text:style-name="T789">eb</text:span><text:span text:style-name="T633">äder </text:span><text:span text:style-name="T621">zu entgehen. </text:span><text:span text:style-name="T622">Als Eskel an den Läden der Wunderheiler vorbei schritt, kreischten ihn die in Käfige gesperrte</text:span><text:span text:style-name="T653">n</text:span><text:span text:style-name="T622"> Kapuzineraffen an und streckten fordernd ihre kleinen Hände durch die Gitterstäbe. </text:span></text:p>
      <text:p text:style-name="P86"><text:span text:style-name="T622">Schließlich </text:span><text:span text:style-name="T623">sah</text:span><text:span text:style-name="T622"> er Jagadishwors Zelt, </text:span><text:span text:style-name="T623">welches </text:span><text:span text:style-name="T622">ein wenig abgelegen von den anderen Hütten auf </text:span><text:span text:style-name="T623">in das dunkle Wasser eingelassenen Pfählen stand. Er passierte den dünnen Steg, welches das mit mysteriösen Mustern verzierte Zelt mit der Stadt </text:span><text:span text:style-name="T624">verband, schob einen der Vorhänge am Eingang beiseite und trat </text:span><text:span text:style-name="T634">vorsichtig</text:span><text:span text:style-name="T624"> </text:span><text:span text:style-name="T625">ein</text:span><text:span text:style-name="T624">.</text:span></text:p>
      <text:p text:style-name="P86"/>
      <text:p text:style-name="P126">D<text:span text:style-name="T629">ie Eindrücke, die auf Eskel im Inneren des Zeltes wirkten standen im </text:span><text:span text:style-name="T736">starken</text:span><text:span text:style-name="T629"> Kontrast zu der ihn umgebenden Unterstadt</text:span>. Gruppen von Kerzen <text:span text:style-name="T626">unterschiedlichster Farben </text:span><text:span text:style-name="T679">ließen die prallen Bäuche</text:span> der kleinen Buddhastatuen <text:span text:style-name="T679">glänzen</text:span>, glimmende Rauchstäbchen verbreiteten einen angenehm <text:span text:style-name="T997">würzigen</text:span> Duft. <text:span text:style-name="T998">Aufwändig v</text:span><text:span text:style-name="T627">erzierte Teppiche waren </text:span><text:span text:style-name="T630">auf dem Boden </text:span><text:span text:style-name="T627">ausgebreitet, die Sitzkissen in den Ecken des Raumes luden wohlwollend </text:span><text:span text:style-name="T999">dazu ein sich </text:span><text:span text:style-name="T1000">für eine kurze Rast </text:span><text:span text:style-name="T999">niederzulassen</text:span><text:span text:style-name="T627">. In der Mitte des Zeltes reckte sich ein Kaminhals nach oben, eine Kanne </text:span><text:span text:style-name="T628">dampfender </text:span><text:span text:style-name="T627">Tee </text:span><text:span text:style-name="T640">stand</text:span><text:span text:style-name="T627"> auf dem Herd. </text:span><text:span text:style-name="T635">Aus dem hinteren, mit einem Tuch verhangen Teil des Zeltes </text:span><text:span text:style-name="T636">drang durchgehend ein </text:span><text:span text:style-name="T638">mechanisches </text:span><text:span text:style-name="T636">Surren und Klicken zu ihm, wie als würden sich </text:span><text:span text:style-name="T637">dort ein </text:span><text:span text:style-name="T636">paar dutzend </text:span><text:span text:style-name="T639">Turmu</text:span><text:span text:style-name="T636">hren verstecken. </text:span><text:span text:style-name="T714">Da Jagadishwor nicht zu sehen war, blieb </text:span><text:span text:style-name="T641">Eskel still am Eingang stehen, die Buddhastatuen lächelten ihm zu, </text:span><text:span text:style-name="T642">als </text:span><text:span text:style-name="T643">würden sie</text:span><text:span text:style-name="T642"> ihn höflich </text:span><text:span text:style-name="T643">bitten </text:span><text:span text:style-name="T642">noch ein wenig Geduld zu haben. </text:span></text:p>
      <text:p text:style-name="P126"><text:span text:style-name="T644">Neugierig </text:span><text:span text:style-name="T789">streifte</text:span><text:span text:style-name="T644"> </text:span><text:span text:style-name="T789">seine Hand </text:span><text:span text:style-name="T644">die von der Zeltdecke hängenden Zipfel mit Aufschriften ihm unbekannter Sprachen, als ein Mann seinen kahlen Kopf durch die Tücher im </text:span><text:span text:style-name="T654">hinteren Teil des</text:span><text:span text:style-name="T644"> Raum</text:span><text:span text:style-name="T654">es </text:span><text:span text:style-name="T644">streckte und ihn mit seinen engen Augen anblickte. Als wäre er ertappt worden, zog Eskel seine Hand zurück. Der schmächtige Mann schmunzelte nur, trat in die Mitte des Raumes und verbeugte sich kurz. Er war in ein orangenes Gewand gehüllt, nur seine gefalteten Hände </text:span><text:soft-page-break/><text:span text:style-name="T644">lugten daraus hervor. Sein Gesicht strahlte </text:span><text:span text:style-name="T1001">i</text:span><text:span text:style-name="T644">nnere Ruhe aus, Lachfalten </text:span><text:span text:style-name="T645">spielten </text:span><text:span text:style-name="T644">um die </text:span><text:span text:style-name="T645">tief schwarzen </text:span><text:span text:style-name="T644">Augen. </text:span><text:span text:style-name="T645">Wortlos folgte Eskel der </text:span><text:span text:style-name="T646">ebenso wortlosen </text:span><text:span text:style-name="T645">Bitte seines Gastgebers </text:span><text:span text:style-name="T646">sich zu setzen.</text:span></text:p>
      <text:p text:style-name="P87">Anders als sein Gegenüber war Eskel den Schneidersitz nicht gewohnt, er setzte sich, streckte seine Beine ein wenig aus und schlang die Arme um seine Knie.</text:p>
      <text:p text:style-name="P88">Der Mann in dem orangenen Gewand brach zuerst die Stille.</text:p>
      <text:p text:style-name="P88"/>
      <text:p text:style-name="P88">“Willkommen Eskel. Wir freuen uns dich wiederzusehen.” nickte ihm der Mann zu, <text:span text:style-name="T648">welcher</text:span> sich ihm <text:span text:style-name="T650">bei seinem letzten Besuch </text:span>als <text:span text:style-name="T622">Jagadishwor </text:span>vorgestellt hatte <text:span text:style-name="T649">und </text:span><text:span text:style-name="T715">von sich,</text:span><text:span text:style-name="T649"> </text:span><text:span text:style-name="T668">obwohl sie beide alleine im Zelt saßen, </text:span><text:span text:style-name="T647">im Plural sprach. </text:span></text:p>
      <text:p text:style-name="P85"/>
      <text:p text:style-name="P74"><text:span text:style-name="T651">Eskel erwiderte die Höflichkeitsfloskel, </text:span><text:span text:style-name="T652">darauf bedacht Jagadishwor ebenfalls im Plural anzusprechen </text:span>“<text:span text:style-name="T655">Ich freue mich auch euch wiederzusehen.” </text:span><text:span text:style-name="T656">Er fügte hinzu</text:span><text:span text:style-name="T655"> “</text:span><text:span text:style-name="T656">Ich habe das Buch.</text:span><text:span text:style-name="T655">”</text:span></text:p>
      <text:p text:style-name="P74"/>
      <text:p text:style-name="P89">Eskel griff in die Tasche seines Mantels und reichte Jagadishwor ein zerfleddertes, in Leder gebundenes Buch <text:span text:style-name="T657">welches er in einem der Buchläden Londons nach endlosen Stunden des Stöberns endlich hatte entdecken können</text:span>. <text:span text:style-name="T657">Es war ein altes Buch, verfasst in Latein </text:span><text:span text:style-name="T660">und bis an den Rand vollgestopft mit Formeln</text:span><text:span text:style-name="T657">; mehr war er nicht im Stande über den Inhalt herauszufinden. </text:span><text:span text:style-name="T658">D</text:span><text:span text:style-name="T657">ass er von den Bibliothekaren </text:span><text:span text:style-name="T658">zumeist </text:span><text:span text:style-name="T657">misstrauisch beäugt wurde, als er den Namen des Buches in gebrochenem Latein hervor stammelte </text:span><text:span text:style-name="T659">hatte ihn nicht gestört.</text:span></text:p>
      <text:p text:style-name="P89"/>
      <text:p text:style-name="P90">“<text:span text:style-name="T661">Wir danken dir </text:span><text:span text:style-name="T662">von Herzen.</text:span><text:span text:style-name="T661">” erwiderte </text:span><text:span text:style-name="T663">Jagadishwor</text:span><text:span text:style-name="T661">, er nahm das Buch mit beiden Händen und geneigtem Haupt entgegen </text:span><text:span text:style-name="T662">und legte es neben sich ab</text:span><text:span text:style-name="T661">. </text:span></text:p>
      <text:p text:style-name="P90"/>
      <text:p text:style-name="P90"><text:span text:style-name="T665">Mit sanfter Stimme sagte Jagadishwor </text:span>“<text:span text:style-name="T665">Du hast deinen Teil der Abmachung eingehalten. </text:span><text:span text:style-name="T664">Was möchtest du </text:span><text:span text:style-name="T789">von uns </text:span><text:span text:style-name="T664">wissen Eskel?”</text:span></text:p>
      <text:p text:style-name="P90"/>
      <text:p text:style-name="P91"><text:span text:style-name="T665">Eskel </text:span><text:span text:style-name="T666">zögerte. Dann, fast so als würde er sich für seine Frage schämen raunte er Jagadishwor flüchtig unter vorgehaltener Hand </text:span><text:span text:style-name="T669">seine Frage </text:span><text:span text:style-name="T666">zu. </text:span></text:p>
      <text:p text:style-name="P91"/>
      <text:p text:style-name="P92"><text:span text:style-name="T669">Jagadishwor nickte nur einmal, dann stand er aus seinem Schneidersitz auf </text:span><text:span text:style-name="T737">und verschwand</text:span><text:span text:style-name="T669"> wortlos </text:span><text:span text:style-name="T670">durch die Vorhänge in den hinteren Teil des Zeltes.</text:span></text:p>
      <text:p text:style-name="P93">Kurz darauf hörte Eskel <text:span text:style-name="T672">zuerst langsam, dann immer schneller </text:span>die rhythmischen Schläge eines Schreibmaschinenkopfes trommeln, welche gemeinsam mit dem aus dem Hinterzimmer stammende<text:span text:style-name="T678">n</text:span> maschinellen Surren, Pochen und Aufeinanderreiben <text:span text:style-name="T716">metallener Bauteile</text:span> zu einem mechanischen Orchester verschmolz. D<text:span text:style-name="T673">er Schauer </text:span><text:span text:style-name="T671">von rotierenden Kugellagern, zurückspringenden Metallverschlüssen und ineinandergreifenden Zahnrädern schwoll </text:span><text:span text:style-name="T673">zu einem wahrlichen Gewitter</text:span><text:span text:style-name="T671"> an, die pausbackigen Buddhastatuen </text:span><text:span text:style-name="T674">bebten</text:span><text:span text:style-name="T671"> unter de</text:span><text:span text:style-name="T675">n</text:span><text:span text:style-name="T671"> </text:span><text:span text:style-name="T717">pulsierenden Wellen maschineller</text:span><text:span text:style-name="T671"> </text:span><text:span text:style-name="T675">Klänge</text:span><text:span text:style-name="T671">. </text:span><text:span text:style-name="T672">Das gesamte Zelt, </text:span><text:span text:style-name="T676">so schien es Eskel,</text:span><text:span text:style-name="T672"> war unter dem Rhythmus der mechanischen Melodie in eine </text:span><text:span text:style-name="T677">Art </text:span><text:span text:style-name="T672">Trance verfallen, </text:span><text:span text:style-name="T677">die Wimpel an der Zeltdecke, die Kerzenflammen, die </text:span><text:span text:style-name="T678">kleinen Löffel in den </text:span><text:span text:style-name="T677">leeren Teetassen, alle waren sie in einen hypnotischen Tanz </text:span><text:span text:style-name="T718">verfallen</text:span><text:span text:style-name="T678">, gefangen </text:span><text:span text:style-name="T677">im Sturm eines Maschinendämons. </text:span><text:span text:style-name="T678">Eskel verkrampfte sich in die weichen Sitzkissen in der Ecke des Zeltes, er war wie benommen von dem sich vor ihm entfaltenden geisterhaften Ritual. Wie Schemen umgarnten ihn die wild zappelnden </text:span><text:span text:style-name="T789">und zuckenden</text:span><text:span text:style-name="T678"> Schatten </text:span><text:span text:style-name="T680">der Figuren </text:span><text:span text:style-name="T681">fremder</text:span><text:span text:style-name="T680"> </text:span><text:span text:style-name="T678">Götter, tanzten an der Innenseite des Zeltes, griffen mit ihren </text:span><text:span text:style-name="T789">tausend</text:span><text:span text:style-name="T678"> Armen nach ihm. </text:span><text:span text:style-name="T682">Eskel konnte die ihn erdrückende Aura kaum noch ertragen, da </text:span><text:span text:style-name="T723">brach</text:span><text:span text:style-name="T724">en</text:span><text:span text:style-name="T682"> die mechanischen Geräusche abrupt </text:span><text:span text:style-name="T725">ab</text:span><text:span text:style-name="T682"> </text:span><text:span text:style-name="T719">und das Zelt fiel zurück in </text:span><text:span text:style-name="T720">d</text:span><text:span text:style-name="T789">as</text:span><text:span text:style-name="T720"> gewohnte </text:span><text:span text:style-name="T789">Gleichgewicht</text:span><text:span text:style-name="T682">.</text:span></text:p>
      <text:p text:style-name="P93"/>
      <text:p text:style-name="P94">Lächelnd, als wäre nichts außergewöhnliches passiert schlurfte Jagadishwor vollkommen gefasst durch den Vorhang zurück zu Eskel. <text:span text:style-name="T683">Er zog ein Papier aus seinem Umhang und reichte es Eskel, welcher es nach einem kurzen Zögern entgegennahm. Das Papier war noch warm, die Tinte noch feucht, es roch nach frisch gedruckter Zeitung. </text:span><text:span text:style-name="T684">Eskel </text:span><text:span text:style-name="T685">richtete sich auf, </text:span><text:span text:style-name="T684">pustete die Tinte trocken bevor er </text:span><text:span text:style-name="T685">das Papier </text:span><text:span text:style-name="T721">faltete und eilig </text:span><text:span text:style-name="T685">in seiner Hosentasche verstaute</text:span><text:span text:style-name="T684">. </text:span><text:span text:style-name="T685">Der Mann im orangenen Gewand war ihm </text:span><text:span text:style-name="T722">plötzlich </text:span><text:span text:style-name="T685">ungeheuer geworden, </text:span><text:span text:style-name="T686">die ihn Anfangs </text:span><text:span text:style-name="T790">umgarnende</text:span><text:span text:style-name="T686"> Atmosphäre des Raumes ließ ihn nun vollkommen kalt.</text:span><text:span text:style-name="T685"> </text:span><text:span text:style-name="T687">Er machte </text:span><text:soft-page-break/><text:span text:style-name="T687">Anstalten sich kurz zu verbeugen, dann wandte er sich schnell ab und drängte nach Draußen. </text:span></text:p>
      <text:p text:style-name="P75"/>
      <text:p text:style-name="P76">“<text:span text:style-name="T687">Wir wünschen dir, dass du findest wonach du suchst.</text:span><text:span text:style-name="T685">” </text:span><text:span text:style-name="T688">hörte er </text:span><text:span text:style-name="T685">Jagadishwor </text:span><text:span text:style-name="T688">sich noch von ihm </text:span><text:span text:style-name="T685">verabschiede</text:span><text:span text:style-name="T688">n</text:span><text:span text:style-name="T685">.</text:span></text:p>
      <text:p text:style-name="P75"/>
      <text:p text:style-name="P95"/>
      <text:p text:style-name="P164"><text:span text:style-name="T739">Das Schloss </text:span><text:span text:style-name="T748">im Himmel</text:span></text:p>
      <text:p text:style-name="P164"/>
      <text:p text:style-name="P98">Die <text:span text:style-name="T740">drei</text:span> <text:span text:style-name="T791">stolzen</text:span> roten <text:span text:style-name="T740">Dampfballons</text:span>, welche die „<text:span text:style-name="T752">Scout Red</text:span>“ <text:span text:style-name="T803">über den Horizont und gen Sonne hoben</text:span>, brachen <text:span text:style-name="T767">behutsam</text:span> durch die Wolkendecke. <text:span text:style-name="T767">D</text:span><text:span text:style-name="T740">as orangene Licht der Abendsonne floss langsam </text:span><text:span text:style-name="T767">durch die Bullaugen-Fenster</text:span><text:span text:style-name="T805"> </text:span><text:span text:style-name="T804">in die </text:span><text:span text:style-name="T805">Kajüten </text:span><text:span text:style-name="T875">und hüllte </text:span><text:span text:style-name="T891">deren</text:span><text:span text:style-name="T875"> Innenleben in ein </text:span><text:span text:style-name="T892">goldenes Matt</text:span><text:span text:style-name="T740">.</text:span> <text:span text:style-name="T740">Die rotierenden Antriebsblätter </text:span><text:span text:style-name="T768">aus Messing </text:span><text:span text:style-name="T740">am Heck des Schiffes entspannten, der sch</text:span><text:span text:style-name="T766">n</text:span><text:span text:style-name="T740">aufende Atem der Dampfkessel im </text:span><text:span text:style-name="T749">Maschinenraum</text:span><text:span text:style-name="T740"> beruhigte sich nach dem </text:span><text:span text:style-name="T1002">beschwerlichen </text:span><text:span text:style-name="T740">Anstieg wieder. </text:span><text:span text:style-name="T749">Wenig später drängten Hofdamen und junge Offiziere </text:span><text:span text:style-name="T876">munter </text:span><text:span text:style-name="T749">aus dem Bauch des Schiffes an die Reling um die letzten Sonnenstrahlen zu genießen. </text:span><text:span text:style-name="T744">Es </text:span><text:span text:style-name="T746">wirkte, </text:span><text:span text:style-name="T741">als </text:span><text:span text:style-name="T742">kreuzte</text:span><text:span text:style-name="T741"> das Schiff auf dem Wolkenteppich über ein </text:span><text:span text:style-name="T743">endloses </text:span><text:span text:style-name="T741">Meer </text:span><text:span text:style-name="T747">goldgelber</text:span><text:span text:style-name="T741"> Wellen </text:span><text:span text:style-name="T745">dem Sonnenuntergang entgegen</text:span><text:span text:style-name="T741">. </text:span></text:p>
      <text:p text:style-name="P97"/>
      <text:p text:style-name="P100">Derweil pfiff es im Maschinenraum zur Pause. <text:span text:style-name="T877">D</text:span>ie Arbeiter deren Aufgabe es war die Dampfkessel während der Fahrt mit genug Kohle zu befeuern wischten sich den Schweiß von der verrußten Stirn. Auf der Brücke kalkulierten junge Aeronautik-<text:span text:style-name="T766">O</text:span>ffiziere unter den <text:span text:style-name="T769">w</text:span>achsamen Augen alter Seebären den Kurs und gaben durch Sprachrohre Kommandos an die Steuerung weiter. <text:span text:style-name="T750">Die „</text:span><text:span text:style-name="T752">Scout Red</text:span><text:span text:style-name="T750">“ war das erste Schiff der neuen Victoria-Klasse und befand sich auf ihrem Jungfernflug. </text:span><text:span text:style-name="T751">Auf das Deck gesellten sich </text:span><text:span text:style-name="T766">V</text:span><text:span text:style-name="T751">ertreter von Presse, begierig darauf in dem guten Licht ein paar Fotografien für die Tageszeitungen zu erhaschen.</text:span></text:p>
      <text:p text:style-name="P101"><text:span text:style-name="T751">Unter ihnen befand sich auch Hanna Goodwill, </text:span><text:span text:style-name="T770">Reporterin</text:span><text:span text:style-name="T751"> </text:span><text:span text:style-name="T770">für eines der Blätter der Stadt, die</text:span><text:span text:style-name="T751"> Londoner Gazette. </text:span><text:span text:style-name="T771">Sie war von schmächtiger Statur und trug - höchst ungewöhnlich für Frauen der modernen Mode - einen kurzen dunklen Mantel, welchen sie sich mit einem dünnen </text:span><text:span text:style-name="T773">geflochtenen </text:span><text:span text:style-name="T771">Gürtel an der Taille abband. Fein karierte Hosen</text:span><text:span text:style-name="T772">beine</text:span><text:span text:style-name="T771"> verschwanden in hohen Lederschuhen. </text:span><text:span text:style-name="T751">Ihr blondes Haar </text:span><text:span text:style-name="T792">verbarg sich</text:span><text:span text:style-name="T751"> unter einer grauen Mütze, welche sie, bedacht darauf diese bei einer Windböe nicht zu verlieren, mit einer Hand festhielt </text:span><text:span text:style-name="T774">während sie über das Deck schlenderte</text:span><text:span text:style-name="T751">. </text:span><text:span text:style-name="T755">Ihre lederne Aktentasche </text:span><text:span text:style-name="T756">mit dem Brief für ihren Kontakt trug sie </text:span><text:span text:style-name="T770">um die Schulter. </text:span></text:p>
      <text:p text:style-name="P99"/>
      <text:p text:style-name="P99"><text:span text:style-name="T756">Ein junger Mann in Uniform sollte es sein, sie sollte ihn ansprechen mit „Ein schöner Tag für eine </text:span><text:span text:style-name="T757">Spritztour, nicht wahr?“. Er sollte antworten „Ja, aber windig ist es schon ganz schön.“</text:span></text:p>
      <text:p text:style-name="P99"/>
      <text:p text:style-name="P102">Die ersten beiden jungen Offiziere antworteten falsch, Hanna stellte ihnen unter <text:span text:style-name="T784">ihrem</text:span> Deckmantel <text:span text:style-name="T784">der interessierten </text:span>Journalistin eine <text:span text:style-name="T775">harmlose</text:span> Frage, kritzelte etwas auf ihren Notizblock <text:span text:style-name="T776">und </text:span>verabschiedete sich dann höflich.</text:p>
      <text:p text:style-name="P104">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60">warf</text:span>. <text:span text:style-name="T758">Strähnen ihres blonden Haares wirbelten hervor und schienen </text:span><text:span text:style-name="T761">diese </text:span><text:span text:style-name="T758">verzweifelt retten zu wollen. Reflexartig </text:span><text:span text:style-name="T1003">haschte</text:span><text:span text:style-name="T758"> </text:span><text:span text:style-name="T785">sie </text:span><text:span text:style-name="T1003">der Mütze nach, </text:span><text:span text:style-name="T785">sprang zur Reling </text:span><text:span text:style-name="T758">um </text:span><text:span text:style-name="T785">die</text:span><text:span text:style-name="T758"> Mütze zu </text:span><text:span text:style-name="T1003">greifen</text:span><text:span text:style-name="T758">, sah jedoch nur noch dem sich rasch entfernenden grauen</text:span><text:span text:style-name="T806"> Stoff</text:span><text:span text:style-name="T758"> hinterher. Sie fluchte leise, wischte sich die wild </text:span><text:span text:style-name="T759">tanzenden</text:span><text:span text:style-name="T758"> Strähnen aus dem Gesich</text:span><text:span text:style-name="T783">t. </text:span></text:p>
      <text:p text:style-name="P103"><text:span text:style-name="T783">Da sah sie - zuerst dachte sie sie bildete es sich ein – einen Schatten, welcher sich im Schutz der Wolken </text:span><text:span text:style-name="T785">unter ihnen </text:span><text:span text:style-name="T783">formierte. Der Schatten </text:span><text:span text:style-name="T785">verwandelte </text:span><text:span text:style-name="T783">sich </text:span><text:span text:style-name="T785">in</text:span><text:span text:style-name="T783"> eine Kontur. </text:span><text:span text:style-name="T864">Entgegen</text:span><text:span text:style-name="T865">gesetzt</text:span><text:span text:style-name="T864"> der untergehenden Sonne, am Steuerbord</text:span><text:span text:style-name="T784"> der Scout Red trat ein schmale</text:span><text:span text:style-name="T785">s </text:span><text:span text:style-name="T784">Dampfschiff aus den Wolken, </text:span><text:span text:style-name="T785">seine Ballons waren </text:span><text:span text:style-name="T786">weiß und </text:span><text:span text:style-name="T785">himmelblau, genau wie der Anstrich </text:span><text:span text:style-name="T866">seines</text:span><text:span text:style-name="T785"> Bugs. </text:span><text:span text:style-name="T786">Das Äußere des Dampfschiffes waren überzogen mit Stoffen und Laken, welche die </text:span><text:span text:style-name="T807">markanten</text:span><text:span text:style-name="T786"> und unnatürlich wirkenden Linien </text:span><text:span text:style-name="T793">dessen Gestalt</text:span><text:span text:style-name="T786"> br</text:span><text:span text:style-name="T793">achen</text:span><text:span text:style-name="T786">.</text:span><text:span text:style-name="T785"> Es war gut getarnt, aus den </text:span><text:soft-page-break/><text:span text:style-name="T785">Augenwinkeln hätte man es gut für eines der unregelmäßigen auftretenden Löcher in der Wolkendecke halten können.</text:span></text:p>
      <text:p text:style-name="P119"/>
      <text:p text:style-name="P108">Das himmelblaue Schiff schien <text:span text:style-name="T809">unter ihnen durch kreuzen </text:span><text:span text:style-name="T815">zu wollen </text:span><text:span text:style-name="T809">– Hanna skizzierte interessiert die ungewöhnliche Form des Schiffes, bevor sie es bald aus den Augen verlor. Das schmale Schiff musste nun unter ihnen passieren, bald würde es auf der gegenüberliegenden Bordseite wieder auftauchen. </text:span></text:p>
      <text:p text:style-name="P108"><text:span text:style-name="T809">Aufgeweckt schritt Hanna vorbei an den geschmackvoll gekleideten, Sektgläser verteilenden Kellnern, welche mittlerweile aus dem Bauch des Schiffes hervorgetreten waren um den Gästen einen Apparativ zu reichen. Unter dem Klingen der Gläser bahnte sie sich ihren Weg hin zu </text:span><text:span text:style-name="T810">James Lancester vom „Herald“- einem ihrer Kollegen von der Presse. </text:span></text:p>
      <text:p text:style-name="P107"/>
      <text:p text:style-name="P107"><text:span text:style-name="T810">James war gerade damit beschäftigt ein Bild </text:span><text:span text:style-name="T811">abseits </text:span><text:span text:style-name="T810">des </text:span><text:span text:style-name="T816">Trubels des </text:span><text:span text:style-name="T810">Sektempfangs zu machen, er hatte bereits den Kopf unter der </text:span><text:span text:style-name="T824">Kameradecke</text:span><text:span text:style-name="T810"> </text:span><text:span text:style-name="T811">seiner Feldkamera</text:span><text:span text:style-name="T810"> versteckt und winkte gerade zwei </text:span><text:span text:style-name="T867">j</text:span><text:span text:style-name="T810">ungen Offizieren, </text:span><text:span text:style-name="T820">welche an der Reling lehnten </text:span><text:span text:style-name="T810">zu – sie sollten für das Bild noch ein wenig </text:span><text:span text:style-name="T817">zurecht</text:span><text:span text:style-name="T810">rücken.</text:span></text:p>
      <text:p text:style-name="P107"/>
      <text:p text:style-name="P109"><text:span text:style-name="T878">Gedämpft trat es unter der Decke hervor: </text:span>„<text:span text:style-name="T811">Noch ein wenig weiter die Herren. Weiter… <text:s/>halt. Ein wenig zurück… <text:s/></text:span><text:span text:style-name="T893">g</text:span><text:span text:style-name="T818">ut.</text:span><text:span text:style-name="T811"> Und jetzt bloß nicht bewegen.“</text:span><text:span text:style-name="T878"> </text:span></text:p>
      <text:p text:style-name="P109"><text:span text:style-name="T878">D</text:span><text:span text:style-name="T811">ie lange Belichtungszeit </text:span><text:span text:style-name="T821">welche </text:span><text:span text:style-name="T811">von Nöten war um ein Bild guter Qualität zu entwickeln forderte äußerste Disziplin der Personen im Blickfeld der Kamera; jegliche Bewegung würde dafür sorgen, dass die Fotografie am Ende </text:span><text:span text:style-name="T812">an den entsprechenden Stellen </text:span><text:span text:style-name="T811">unscharf und somit nutzlos </text:span><text:span text:style-name="T813">werden würde</text:span><text:span text:style-name="T811">. </text:span><text:span text:style-name="T814">Für die beiden Offiziere schien das keine Herausforderung zu sein, ihr</text:span><text:span text:style-name="T811"> Lächeln </text:span><text:span text:style-name="T819">war</text:span><text:span text:style-name="T811"> </text:span><text:span text:style-name="T825">geputzt wie ihre Ausgehuniformen</text:span><text:span text:style-name="T811">.</text:span></text:p>
      <text:p text:style-name="P110"/>
      <text:p text:style-name="P111">„James <text:span text:style-name="T822">ich brauche mal kurz deinen Fotoapparat“ </text:span><text:span text:style-name="T834">stieß</text:span><text:span text:style-name="T822"> Hanna ohne große Umschweife </text:span><text:span text:style-name="T834">vor</text:span><text:span text:style-name="T822">. Sie war unter Kollegen berühmt berüchtigt für ihre forsche Art – immerhin hatte ihr ihr schnelles Köpfchen und </text:span><text:span text:style-name="T826">ihre </text:span><text:span text:style-name="T822">noch schnellere Zunge erst </text:span><text:span text:style-name="T827">d</text:span><text:span text:style-name="T894">ie Stelle</text:span><text:span text:style-name="T822"> </text:span><text:span text:style-name="T823">als erste weibliche Berichterstatterin </text:span><text:span text:style-name="T822">der London Gazette gelandet.</text:span></text:p>
      <text:p text:style-name="P111"/>
      <text:p text:style-name="P112">Ein Seufzen war unter der <text:span text:style-name="T828">Decke zu hören. </text:span></text:p>
      <text:p text:style-name="P112"/>
      <text:p text:style-name="P112">„<text:span text:style-name="T828">Hanna, nicht jetzt. Ich habe die ganze Fahrt auf das Licht gewartet.“ kam es </text:span><text:span text:style-name="T879">platt</text:span><text:span text:style-name="T828"> als Antwort.</text:span></text:p>
      <text:p text:style-name="P112"/>
      <text:p text:style-name="P112">„<text:span text:style-name="T828">Es ist wichtig. Du kannst die Herren danach ablichten. Da ist ein wirklich komisches </text:span><text:span text:style-name="T868">Dampfschiff</text:span><text:span text:style-name="T828">, das gerade unter uns kreuzt. Gleich ist es wieder in den Wolken verschwunden.“</text:span></text:p>
      <text:p text:style-name="P112"/>
      <text:p text:style-name="P112">„<text:span text:style-name="T829">Wenn das Schiff sich bewegt, dann hast du doch so oder so keine Chance – das </text:span><text:span text:style-name="T835">e</text:span><text:span text:style-name="T829">ntwickelte Foto wird verschwommen sein.“ argumentierte James nach bestem Willen. </text:span><text:span text:style-name="T832">Ihm war bewusst</text:span><text:span text:style-name="T829">, dass er Hanna nicht lange würde standhalten können. </text:span><text:span text:style-name="T831">Er musste die Verhandlung noch ein wenig herauszögern um die Belichtungszeit zu erhöhen.</text:span></text:p>
      <text:p text:style-name="P112"/>
      <text:p text:style-name="P112">„<text:span text:style-name="T829">James, weißt du noch als wir bei</text:span><text:span text:style-name="T830">m Besuch von der persischen Königsfamilie eingeladen waren?“ bohrte </text:span><text:span text:style-name="T833">Hanna</text:span><text:span text:style-name="T830">.</text:span></text:p>
      <text:p text:style-name="P112"/>
      <text:p text:style-name="P113">Stille unter der Decke.</text:p>
      <text:p text:style-name="P113"/>
      <text:p text:style-name="P113">Hanna fuhr fort. „Weißt du noch wie ich <text:span text:style-name="T831">beim Abendessen so getan habe als würde ich in Ohnmacht fallen, damit du mich retten kannst und einen Vorwand hast, um als gefeierter Retter einer Dame in Not eine Fotografie mit dem Shah zu erhaschen</text:span>?“</text:p>
      <text:p text:style-name="P113"/>
      <text:p text:style-name="P114">Grummeln unter der Decke.</text:p>
      <text:p text:style-name="P114"/>
      <text:p text:style-name="P114">„James?“</text:p>
      <text:p text:style-name="P114"/>
      <text:p text:style-name="P115"><text:soft-page-break/>Der rote Lockkopf von James tauchte unter der Kameradecke auf und wandte sich zu Hanna. Durch seine dicken Brillengläser fixierten seine viel zu klein wirkenden Augen Hanna. Er stemmte die <text:span text:style-name="T843">dünnen Arme</text:span> in die Seiten, pustete sich eine Locke aus dem Gesicht.</text:p>
      <text:p text:style-name="P115"/>
      <text:p text:style-name="P116">„Na gut, aber dann sind wir quitt.“ forderte er <text:span text:style-name="T836">mutig</text:span>. Man erkannte am Tonfall seiner Stimme, dass er nicht der Mann war, der üblicherweise Forderungen formulierte. Dass er seine <text:span text:style-name="T839">kitzelnde </text:span>Nase rümpfen musste, da er gegen die Sonne Hanna anblickte <text:span text:style-name="T840">unterstrich</text:span><text:span text:style-name="T837"> die Standfestigkeit seiner Aussage zudem nicht besonders.</text:span></text:p>
      <text:p text:style-name="P116"/>
      <text:p text:style-name="P117"><text:span text:style-name="T837">„Vergiss es. Gerade mal so halb quitt.“ schnappte Hanna knapp und </text:span><text:span text:style-name="T838">drängte an James vorbei, fasste die Kamera am Stativ und trug sie unter Protest von James an die Reling. </text:span><text:span text:style-name="T841">Sie richtete die Kamera so aus, dass diese das Schiff unter ihnen bestmöglich würde einfangen können. </text:span><text:span text:style-name="T842">Dann warteten Sie </text:span><text:span text:style-name="T847">zusammen</text:span><text:span text:style-name="T842">, James stand schmollend neben Hanna, welche voller Erwartung über die Reling lehnte um zu sehen ob das Schiff womöglich seinen Kurs geändert hatte. </text:span><text:span text:style-name="T844">Hanna rannte nochmal zu Steuerbord, nur um sicher zu gehen, dass es nicht gewendet hatte, jedoch </text:span><text:span text:style-name="T869">gab es </text:span><text:span text:style-name="T844">keine Spur vom Schiff. </text:span><text:span text:style-name="T848">Verdutzt</text:span><text:span text:style-name="T844"> schritt sie zurück zu James.</text:span></text:p>
      <text:p text:style-name="P117"/>
      <text:p text:style-name="P117">„<text:span text:style-name="T844">Ich seh’ die Schlagzeile schon: ‚Geisterschiff über London‘“ </text:span><text:span text:style-name="T874">spottete</text:span><text:span text:style-name="T844"> James.</text:span></text:p>
      <text:p text:style-name="P117"/>
      <text:p text:style-name="P117">„<text:span text:style-name="T844">Halt die Klappe James“ zischte Hanna zurück.</text:span></text:p>
      <text:p text:style-name="P117"/>
      <text:p text:style-name="P117">„<text:span text:style-name="T844">Also hör mal“ - entrüstete sich James - „Zuerst ruinierst du mir meine Fotografie und jetzt </text:span><text:span text:style-name="T845">lässt</text:span><text:span text:style-name="T844"> du </text:span><text:span text:style-name="T845">den Frust darüber, </text:span><text:span text:style-name="T844">dass dein komisches Schiff nicht auftaucht a</text:span><text:span text:style-name="T846">n mir aus</text:span><text:span text:style-name="T844">?“</text:span></text:p>
      <text:p text:style-name="P117"/>
      <text:p text:style-name="P118">„<text:span text:style-name="T844">Es war vorhin noch da, ich bin mir sicher.“</text:span></text:p>
      <text:p text:style-name="P118"/>
      <text:p text:style-name="P141">Hanna versank ins Grübeln. </text:p>
      <text:p text:style-name="P118"/>
      <text:p text:style-name="P106">„<text:span text:style-name="T849">Hast du Sir Arthur Conan Doyle gelesen?“ </text:span><text:span text:style-name="T880">brach</text:span><text:span text:style-name="T849"> </text:span><text:span text:style-name="T853">Hanna</text:span><text:span text:style-name="T849"> </text:span><text:span text:style-name="T880">die Stille zwischen den beiden</text:span><text:span text:style-name="T853">.</text:span></text:p>
      <text:p text:style-name="P106"/>
      <text:p text:style-name="P106">„<text:span text:style-name="T853">Nie gehört.“ antwortete James kalt, die Arme vor der Brust verschränkt, offensichtlich angefressen weil ihm das Bild durch die Lappen gegangen war.</text:span></text:p>
      <text:p text:style-name="P106"/>
      <text:p text:style-name="P106">„<text:span text:style-name="T854">Ist ganz neu. Der Hauptcharakter ist ein Detektiv – und ein verdammt guter obendrein. Wenn der sich Fälle nicht erklären kann, versucht er stattdessen Hypothesen kategorisch auszuschließen. Die </text:span><text:span text:style-name="T855">Hypothese </text:span><text:span text:style-name="T856">die am Ende</text:span><text:span text:style-name="T855"> </text:span><text:span text:style-name="T854">übrig bleibt, mag sie noch so unwahrscheinlich klingen, muss dann die einzig richtige Erklärung sein.“</text:span></text:p>
      <text:p text:style-name="P106"/>
      <text:p text:style-name="P106">„<text:span text:style-name="T854">Und was ist deine Hypothese?“ - fragte James gelangweilt und ein wenig auf Konfrontation gebürstet – „Dass dieses Geisterschiff abgestürzt ist? </text:span><text:span text:style-name="T857">Dass </text:span><text:span text:style-name="T858">das Schiff</text:span><text:span text:style-name="T857"> eine Fata Morgana war?</text:span><text:span text:style-name="T854"> Oder vielleicht…“</text:span></text:p>
      <text:p text:style-name="P106"/>
      <text:p text:style-name="P106">„<text:span text:style-name="T854">Dass es gerade genau unter uns fährt, in unserem </text:span><text:span text:style-name="T862">b</text:span><text:span text:style-name="T854">linden Winkel.“ </text:span><text:span text:style-name="T860">fiel </text:span><text:span text:style-name="T859">Hanna </text:span><text:span text:style-name="T860">ihm ins Wort;</text:span><text:span text:style-name="T859"> die spottenden Kommentare von James ignorierte sie </text:span><text:span text:style-name="T863">mit Mühe</text:span><text:span text:style-name="T859">.</text:span></text:p>
      <text:p text:style-name="P106"/>
      <text:p text:style-name="P106">„<text:span text:style-name="T861">Lächerlich. Und warum sollten die auf dem anderen Schiff so etwas tun?“ zweifelte James.</text:span></text:p>
      <text:p text:style-name="P106"/>
      <text:p text:style-name="P106">„<text:span text:style-name="T871">Ich weiß es nicht, aber es ist die wahrscheinlichste der noch übrig gebliebenen Hypothesen“ gab Hanna zu.</text:span></text:p>
      <text:p text:style-name="P106"/>
      <text:p text:style-name="P120">Beide schauten dem munteren Treiben an Deck zu, der Kapitän war von der Brücke auf Deck getreten und wurde gebührend mit Applaus empfangen, <text:span text:style-name="T872">d</text:span>a erinnerte sich <text:span text:style-name="T786">Hanna – </text:span>Sie <text:span text:style-name="T786">hatte </text:span><text:span text:style-name="T808">in der Redaktion </text:span><text:span text:style-name="T872">seltsame </text:span><text:span text:style-name="T786">Geschichten gehört. </text:span><text:span text:style-name="T872">E</text:span><text:span text:style-name="T786">s häuften sich Berichte von Transportzeppelinen welche nicht am Zielort eintrafen, </text:span><text:soft-page-break/><text:span text:style-name="T786">Vermisstenanzeigen verschollener </text:span><text:span text:style-name="T797">wohlhabender </text:span><text:span text:style-name="T795">Bürger</text:span><text:span text:style-name="T786">, welche sich mit ihren </text:span><text:span text:style-name="T798">schicken </text:span><text:span text:style-name="T786">Dampfballons zu weit in die Wolken gewagt hatten </text:span><text:span text:style-name="T873">und nicht zurückkehrten</text:span><text:span text:style-name="T786">. </text:span></text:p>
      <text:p text:style-name="P120"/>
      <text:p text:style-name="P121"><text:span text:style-name="T786">Bis jetzt hatten die Autoritäten diese einem Sturm oder dem Versagen von Technik zugeschrieben. Vereinzelt gab es Berichte über einfache </text:span><text:span text:style-name="T787">Schmuggler</text:span><text:span text:style-name="T786">, welche mit Dampfballons </text:span><text:span text:style-name="T787">den Ärmelkanal passierten. </text:span><text:span text:style-name="T895">A</text:span><text:span text:style-name="T881">lle Schichten der Gesellschaft </text:span><text:span text:style-name="T895">profitierten von dem</text:span><text:span text:style-name="T873"> rasante</text:span><text:span text:style-name="T895">n</text:span><text:span text:style-name="T873"> technische</text:span><text:span text:style-name="T895">n</text:span><text:span text:style-name="T873"> Fortschritt</text:span><text:span text:style-name="T881">, so schien es.</text:span></text:p>
      <text:p text:style-name="P120"/>
      <text:p text:style-name="P122"><text:span text:style-name="T882">Unterdes wandte sich der</text:span> Kapitän in der Menge um, beinahe außer Stande die vielen Glückwünsche und anerkennenden Schulterklopfer der versammelten Gäste alle mit einem Nicken dankend anzunehmen; <text:span text:style-name="T882">w</text:span>eitere Kellner balancierten geschickt Häppchen aus der Küche <text:span text:style-name="T882">auf das Deck. Eine Gruppe engagierter Musiker, bestehend aus einem Bass, einer Violine und Cello stimmten ihre Instrumente ein – </text:span><text:span text:style-name="T883">es sah danach aus als würde die Stimmung an Deck langsam fahrt aufnehmen.</text:span><text:span text:style-name="T882"> </text:span></text:p>
      <text:p text:style-name="P124">Ein Klingen von Besteck an Kristallglas schellte durch die ausgelassene Atmosphäre und <text:span text:style-name="T905">lie</text:span><text:span text:style-name="T906">ß</text:span> das Getuschel langsam verebbte<text:span text:style-name="T905">n </text:span>– es schien als wolle der Kapitän eine Ansprache halten.</text:p>
      <text:p text:style-name="P123"/>
      <text:p text:style-name="P123">Der alte Seebär – Hanna schätze ihn auf nicht jünger als sechzig – räusperte sich, bevor er mit der klaren, bestimmen Tonlage eines erfahrenen Offiziers verlautete:</text:p>
      <text:p text:style-name="P123"/>
      <text:p text:style-name="P123">„Meine Damen und Herren, ich <text:span text:style-name="T910">möchte</text:span> sie <text:span text:style-name="T909">im</text:span> Namen <text:span text:style-name="T909">unserer Majestät </text:span>an Bord der Scout Red willkommen heißen. Ich möchte mich mit folgendem knapp halten, sie haben besseres zu tun als den Ausschweifen eines alten Mannes zu folgen.“ <text:span text:style-name="T884">lockerte er die Stille ein wenig auf.</text:span></text:p>
      <text:p text:style-name="P123"/>
      <text:p text:style-name="P123"><text:span text:style-name="T884">Er fuhr fort </text:span>„<text:span text:style-name="T884">Ich darf Ihnen mitteilen, dass wir heute in guter Gesellschaft sind, ja sogar in königlicher Gesellschaft.“ - </text:span><text:span text:style-name="T904">E</text:span><text:span text:style-name="T884">in Raunen ging durch die Menge.</text:span></text:p>
      <text:p text:style-name="P123"/>
      <text:p text:style-name="P123">„<text:span text:style-name="T884">Bitte </text:span><text:span text:style-name="T900">begrüßen</text:span><text:span text:style-name="T884"> Sie mit mir die Enkeltochter unserer Königin, Prinzessin </text:span><text:span text:style-name="T885">Ena von Battenberg</text:span><text:span text:style-name="T884">.“</text:span></text:p>
      <text:p text:style-name="P123"/>
      <text:p text:style-name="P125">Mit diesen <text:span text:style-name="T885">Worten trat eine Kammermagd an die über den </text:span><text:span text:style-name="T1024">Köpfen der </text:span><text:span text:style-name="T885">Gäste</text:span><text:span text:style-name="T1024">n </text:span><text:span text:style-name="T885">gelegene Reling der Brücke – </text:span><text:span text:style-name="T912">alle wandten sich zu ihr</text:span><text:span text:style-name="T885">. An der Hand hielt sie ein pausbackiges, keine </text:span><text:span text:style-name="T896">drei</text:span><text:span text:style-name="T885"> Jahre altes Kleinkind, eingepackt in ein </text:span><text:span text:style-name="T907">filigranes</text:span><text:span text:style-name="T885"> Miniaturkleid – </text:span><text:span text:style-name="T897">Prinzessin Ena</text:span><text:span text:style-name="T885">.</text:span></text:p>
      <text:p text:style-name="P127">Die Menge war außer sich und applaudierte dem kleinen Liebling fröhlich zu; <text:span text:style-name="T886">Ena selbst lies der Beifall eher kalt, im Gegenteil, sie wandte sich verwirrt und fragend zu ihrer Mag</text:span><text:span text:style-name="T898">d</text:span><text:span text:style-name="T886">, im Gesicht einen Ausdruck als habe sie etwas falsch gemacht. </text:span><text:span text:style-name="T887">Die Mag</text:span><text:span text:style-name="T898">d</text:span><text:span text:style-name="T887"> nahm sie auf den Arm und ermunterte sie lächelnd den Gästen zuzuwinken. Als Ena unsicher ihren kleinen Arm hob, </text:span><text:span text:style-name="T908">brach </text:span><text:span text:style-name="T887">die Masse unter ihnen </text:span><text:span text:style-name="T908">in Johlen aus, was</text:span><text:span text:style-name="T888"> die Kleine </text:span><text:span text:style-name="T908">so </text:span><text:span text:style-name="T888">erschrak, dass sie ihr Gesicht </text:span><text:span text:style-name="T908">verängstigt </text:span><text:span text:style-name="T888">in die Brust der Magd drückte</text:span><text:span text:style-name="T887">.</text:span></text:p>
      <text:p text:style-name="P128">Die Magd tätschelte Ena unter gutem Zureden auf das kleine Köpfchen, während sie sich wieder von der Reling entfernte, der Stimmung der Offiziere an Bord tat das aber kaum Abbruch. </text:p>
      <text:p text:style-name="P128"/>
      <text:p text:style-name="P129"><text:span text:style-name="T913">Der Kapitän setzte seine Ansprache fort </text:span>„<text:span text:style-name="T913">Nun, es scheint als würde uns die Prinzessin heute nicht weiter beehren. Meine Damen, meine Herren, genießen sie den Abend, essen sie, trinken sie, aber was am wichtigsten ist - das gilt insbesondere für unsere Herrschaften Offizieranwärter“ - </text:span><text:span text:style-name="T914">er blickte in die Runde, fand eine Gruppe junger Männer in Uniform - „</text:span><text:span text:style-name="T913">lassen sie sich von der Klatschpresse nicht aufs Glatteis führen!“ schallendes Gelächter folgte. </text:span>„<text:span text:style-name="T913">Und nun – wenn ich bitten darf.“</text:span></text:p>
      <text:p text:style-name="P128"/>
      <text:p text:style-name="P128"><text:span text:style-name="T911">Der Kapitän gab den Musikern ein Handzeichen, woraufhin diese mit der Unterhaltung anfingen und seichte Töne über das Deck strichen. </text:span><text:span text:style-name="T909">Hanna und James standen weiterhin abseits, die Szene</text:span> <text:span text:style-name="T911">betrachtend.</text:span></text:p>
      <text:p text:style-name="P131"><text:soft-page-break/>Die Sonne war bald unter dem Horizont verschwunden, nur ihre Stirn lukte noch hervor, ergoss das rötliche Licht über den Abendhimmel und tauchte die Feier in ein surreales Purpur. Bedienstete gingen um und entfachten Lampions verschiedenster Farben entlang der Reling, weitere Kellner gingen zwischen den Feiernden umher und schenkten Sekt nach, <text:span text:style-name="T919">es wurde getanzt</text:span>. <text:span text:style-name="T788">Zu </text:span><text:span text:style-name="T849">der befreiten Stimmung an Bord – </text:span><text:span text:style-name="T870">welcher</text:span><text:span text:style-name="T849"> der Alkohol sicherlich etwas nachgeholfen hatte -</text:span><text:span text:style-name="T788"> und </text:span><text:span text:style-name="T850">dem </text:span><text:span text:style-name="T788">Zischen der Heißluft, welche</text:span><text:span text:style-name="T851">s</text:span><text:span text:style-name="T788"> aus dem </text:span><text:span text:style-name="T852">Maschinenraum </text:span><text:span text:style-name="T788">des Schiffes in die Ballons über ihnen gepumpt wurde gesellte sich unbemerkt ein Sirren und Summen wie das von Mücken an heißen Sommerabenden.</text:span></text:p>
      <text:p text:style-name="P131"/>
      <text:p text:style-name="P130">„<text:span text:style-name="T915">Schrecklich wie sie Ena vorführen. Als wäre sie ein Schmuckstück, welches man präsentiert und dann zurück in die Vitrine stellt.“ murmelte </text:span><text:span text:style-name="T917">Hanna</text:span><text:span text:style-name="T915"> zu </text:span><text:span text:style-name="T917">James</text:span><text:span text:style-name="T915"> herüber. „</text:span><text:span text:style-name="T916">Alleine dieses kitschige Kleid, meinen die es gefalle Ena in diesem engen Korsett zu stecken?“</text:span></text:p>
      <text:p text:style-name="P130"/>
      <text:p text:style-name="P130">„<text:span text:style-name="T916">Nun, eine Prinzessin zu sein hat seine Vor- und Nachteile schätze ich“ entgegnete </text:span><text:span text:style-name="T917">James</text:span><text:span text:style-name="T916">.</text:span></text:p>
      <text:p text:style-name="P130"/>
      <text:p text:style-name="P130">„<text:span text:style-name="T917">James</text:span><text:span text:style-name="T916">, </text:span><text:span text:style-name="T918">wie alt wird sie sein? Drei, Vier Jahre?</text:span><text:span text:style-name="T916"> </text:span><text:span text:style-name="T918">U</text:span><text:span text:style-name="T916">nd ihr wird von morgens bis Abends die Nase gepudert. Sie wird zu etwas erhoben dem sie niemals gerecht werden kann. Ich kann es nicht fassen, wie dem alle zujubeln können.“ seufzte </text:span><text:span text:style-name="T917">Hanna</text:span><text:span text:style-name="T916">.</text:span></text:p>
      <text:p text:style-name="P130"/>
      <text:p text:style-name="P132"><text:span text:style-name="T917">James</text:span><text:span text:style-name="T916"> verschränkte die Arme </text:span>„<text:span text:style-name="T916">Ganz schön einfühlsam von dir </text:span><text:span text:style-name="T917">Hanna</text:span><text:span text:style-name="T916">, dir scheint die Kleine ja echt Leid zu tun.“</text:span></text:p>
      <text:p text:style-name="P132"/>
      <text:p text:style-name="P133">„Natürlich tut sie mir Leid, ich verstehe nicht worauf du hinaus willst.“</text:p>
      <text:p text:style-name="P132"/>
      <text:p text:style-name="P133">„Meinst du vielleicht, <text:span text:style-name="T917">es wäre für sie besser in der Gosse aufzuwachsen? Jeden Tag Kohleeimer zu schleppen und für eine karge Mahlzeit in den Suppenküchen anzustehen?“</text:span></text:p>
      <text:p text:style-name="P133"/>
      <text:p text:style-name="P134">Hanna runzelte die Stirn, blickte James an welcher den Kopf in den Nacken gelegt hatte um die Lampions zu betrachten. „Nein, aber das ändert nichts an der Tatsache, dass es falsch ist, ein kleines Kind so -“</text:p>
      <text:p text:style-name="P134"/>
      <text:p text:style-name="P134">„Warte, hörst du das auch?“ unterbrach er Hanna.</text:p>
      <text:p text:style-name="P134"/>
      <text:p text:style-name="P134">„Was genau?“ fragte Hanna verdutzt.</text:p>
      <text:p text:style-name="P134"/>
      <text:p text:style-name="P134">„Dieses Summen, wie <text:span text:style-name="T918">ein Schwarm </text:span>Bienen.“</text:p>
      <text:p text:style-name="P134"/>
      <text:p text:style-name="P135">Hanna richtete sich auf, lauschte angestrengt. „Ja, jetzt höre ich es auch.“</text:p>
      <text:p text:style-name="P135"/>
      <text:p text:style-name="P147">Das Summen schwoll an, wurde tiefer; die Vibrationen wie hochfrequente<text:span text:style-name="T928">s</text:span><text:span text:style-name="T927"> </text:span>Flügelschlagen gigantischer Hummeln drang von oben zu ihnen. Immer mehr Köpfe in der feiernden Menge reckten sich verwundert nach dem beinahe bedrohlich wirkenden Brummen über ihnen. </text:p>
      <text:p text:style-name="P147"><text:span text:style-name="T919">Das Cello verstummte, die Pärchen, welche bis zuletzt in ihrem Walzer vertieft waren hielten inne, der Kapitän ließ die Flasche Sekt, welche er eben einem der Kellner abgenommen hatte sinken und starrte wie gebannt </text:span><text:span text:style-name="T973">hinauf zu den</text:span><text:span text:style-name="T919"> </text:span><text:span text:style-name="T920">drei </text:span><text:span text:style-name="T919">roten Ballons </text:span><text:span text:style-name="T920">der Scout Red</text:span><text:span text:style-name="T919">, welche scheinbar der Ursprung des anschwellenden Geräusches waren.</text:span></text:p>
      <text:p text:style-name="P148"/>
      <text:p text:style-name="P144">Mit einem Kreischen <text:span text:style-name="T920">schnitten eine Hand voll gigantischer Libellen hinter den Ballons </text:span><text:span text:style-name="T973">herab</text:span><text:span text:style-name="T920">, </text:span><text:span text:style-name="T921">das aggressive </text:span><text:span text:style-name="T924">Donnern</text:span><text:span text:style-name="T921"> ihrer Flügelschläge </text:span><text:span text:style-name="T974">brachte die Luft zum Zittern</text:span><text:span text:style-name="T921">. </text:span><text:span text:style-name="T976">D</text:span><text:span text:style-name="T922">er Schwarm </text:span><text:span text:style-name="T976">verteilte sich, umkreiste </text:span><text:span text:style-name="T922">die Scout Red </text:span><text:span text:style-name="T976">wie Motten eine Laterne oder ein Pack Wölfe ein verletztes Rehkitz.</text:span><text:span text:style-name="T922"> </text:span><text:span text:style-name="T976">D</text:span><text:span text:style-name="T922">ie Menge </text:span><text:span text:style-name="T974">riss die Köpfe herum</text:span><text:span text:style-name="T922">, </text:span><text:span text:style-name="T974">folgte den Libellen </text:span><text:span text:style-name="T976">beinahe </text:span><text:span text:style-name="T974">staunend,</text:span><text:span text:style-name="T922"> erwartete wohl dass es sich hierbei um eine geplante Vorstellung handelte. </text:span></text:p>
      <text:p text:style-name="P146"><text:soft-page-break/><text:span text:style-name="T922">Zu dem durchdringenden Bass der Libellenflügel mischte sich ein hämisches, wildes Kreischen und Lachen wie als würden eine Meute verrückter Hexen auf ihren Besen das Schiff umschwirren. </text:span><text:span text:style-name="T921">In dem schwachen roten Licht konnte </text:span><text:span text:style-name="T974">Hanna </text:span><text:span text:style-name="T922">kleine </text:span><text:span text:style-name="T923"><text:s/></text:span><text:span text:style-name="T922">Gestalten </text:span><text:span text:style-name="T975">mit Fliegerbrillen </text:span><text:span text:style-name="T922">auf dem Rücken der metallisch glänzenden </text:span><text:span text:style-name="T923">Libellen</text:span><text:span text:style-name="T922"> </text:span><text:span text:style-name="T921">erkennen, </text:span><text:span text:style-name="T976">die breiten Münder waren bis zu den Ohren verzerrt, lange Zungen im </text:span><text:span text:style-name="T977">s</text:span><text:span text:style-name="T976">challenden Gelächter weit herausgestreckt</text:span><text:span text:style-name="T921">.</text:span></text:p>
      <text:p text:style-name="P145"/>
      <text:p text:style-name="P145"><text:span text:style-name="T975">Das </text:span><text:span text:style-name="T924">wütende Gebell des Kapitäns, welcher den angetrunkenen Matrosen Befehle zu</text:span><text:span text:style-name="T925">schrie</text:span><text:span text:style-name="T924"> </text:span><text:span text:style-name="T975">riss sie alle aus ihrer Trance</text:span><text:span text:style-name="T924">. </text:span><text:span text:style-name="T926">Die gerade noch feiernde Menge zerstieb panisch, ein Pulk drängte zu dem Eingang welcher unter Deck führte, </text:span><text:span text:style-name="T976">Dutzende drängten und quetschten einander, versuchten Schutz im Bauch des Schiffes zu finden. </text:span><text:span text:style-name="T1004">Der stürmische Andrang der Masse blockierte den Zugang zum Inneren des Schiffes, verwirrtes Rufen der Matrosen und das Zetern derjenigen welche zwischen dem Türrahmen und der </text:span><text:span text:style-name="T1005">von</text:span><text:span text:style-name="T1004"> Panik getriebene</text:span><text:span text:style-name="T1005">r</text:span><text:span text:style-name="T1004"> Masse gefangen und zerquetscht wurden befeuerte das Chaos.</text:span></text:p>
      <text:p text:style-name="P149">Derweil verengten die Libellen ihre Kreise um die Scout Red, schließlich kamen sie bis auf wenige Meter heran, flogen waghalsige Manöver über die Köpfe der sich - <text:span text:style-name="T1006">nun </text:span>in blanker Verzweiflung - auf den Boden werfenden Menge. Ein teuflisches Gelächter und Schreien ging von den <text:span text:style-name="T978">Reitern</text:span> der Libellen aus, einige von <text:span text:style-name="T979">i</text:span>hnen griffen im Vorbeifliegen nach den Mützen der wehrlos <text:span text:style-name="T929">am Boden liegenden</text:span> Offiziere. </text:p>
      <text:p text:style-name="P149"/>
      <text:p text:style-name="P149"><text:span text:style-name="T929">Einer der Matrosen sprang auf um seitlich die Brücke hochzuklettern, eine Libelle stieß auf ihn herab. Mit einem schmatzenden Geräusch platzte der Schädel des Matrosen, als die Keule des Libellenjägers ihn am Hinterkopf erwischte. Mit einem Grauen beobachtete Hanna das Geschehen - der </text:span><text:span text:style-name="T980">getroffene Matrose </text:span><text:span text:style-name="T929">sackte im Lauf zusammen und krachte Kopf voraus gegen die Reling, sprenkelte die</text:span><text:span text:style-name="T930">se</text:span><text:span text:style-name="T929"> in einem, im purpurnen Licht noch lebendiger wirkende</text:span><text:span text:style-name="T931">n</text:span><text:span text:style-name="T929"> </text:span><text:span text:style-name="T932">Blutrot</text:span><text:span text:style-name="T929">. </text:span></text:p>
      <text:p text:style-name="P136">In dem Chaos mischten sich die herzzerreißenden Schreie der Hofdamen und <text:span text:style-name="T942">das</text:span> lüsterne, wahnsinnige <text:span text:style-name="T942">Geifern </text:span>der Libellenreiter zu einem makaberen Ensemble das sich Hanna der Magen umdrehen wollte. </text:p>
      <text:p text:style-name="P136"/>
      <text:p text:style-name="P136">Sie lagen schon alle auf dem Boden, spürten die Libellen nur knapp über <text:span text:style-name="T981">sie</text:span> hinweg <text:span text:style-name="T934">rasen</text:span>, dennoch ließen die Angreifer nicht von ihnen ab, hielten sie gegen den Boden gepresst. Während die anderen Libellen die Menge in Schach hielt stieß eine <text:span text:style-name="T1049">wie ein Falke </text:span>herab und machte Anstalten mit ihren dürren Klauen eine der verzweifelt kreischenden Hofdamen zu greifen, <text:span text:style-name="T1007">in ihrem Todeskampf </text:span>verkrampfte sich <text:span text:style-name="T1007">diese </text:span>in den Kleidern der unter ihr liegenden, jedoch ohne Erfolg. <text:span text:style-name="T933">Die scharfen Klauen der Libelle gruben sich erbarmungslos in das zarte Fleisch, d</text:span><text:span text:style-name="T936">as Mädchen</text:span><text:span text:style-name="T933"> gab ein tiefes schmerzerfülltes </text:span><text:span text:style-name="T949">Grunzen</text:span><text:span text:style-name="T933"> von sich, welches Hanna nie würde vergessen können.</text:span></text:p>
      <text:p text:style-name="P137"><text:span text:style-name="T1007">A</text:span>ls die Libelle abhob riss der Stoff und das Mädchen wurde in die Luft gezogen,</text:p>
      <text:p text:style-name="P166"><text:span text:style-name="T1008">sie </text:span>wirbelte mit ihrer Beute in die Lüfte bevor es das Mädchen aus schwindelerregender Höhe fallen ließ. Dumpf schlug <text:span text:style-name="T937">der</text:span> Körper des Mädchens auf, blieb unnatürlich verformt <text:span text:style-name="T1051">auf Deck </text:span>liegen. <text:span text:style-name="T938">Dieselbe Libelle begann erneut ihren Sturzflug, in einem wahnsinnigen Blutrausch <text:s/></text:span><text:span text:style-name="T939">steuerte sie auf die hilflose Menge unter ihr zu, </text:span><text:span text:style-name="T940">Hanna drehte sich panisch auf den Bauch, </text:span><text:span text:style-name="T961">versuchte sich so klein wie möglich zu machen</text:span><text:span text:style-name="T940">,</text:span><text:span text:style-name="T939"> als über </text:span><text:span text:style-name="T940">ihr</text:span><text:span text:style-name="T939"> ein ohrenbetäubender Donner los ging.</text:span></text:p>
      <text:p text:style-name="P138"/>
      <text:p text:style-name="P140"><text:span text:style-name="T939">Weiße Blitze züngelten vom Deck in Richtung schwirrender Libellen, Hanna biss die Zähne zusammen und presste ihre Hände auf die Ohren, dennoch hämmerte der Donner in ihrem Trommelfell. Sie </text:span><text:span text:style-name="T940">wandte sich um</text:span><text:span text:style-name="T939">,</text:span><text:span text:style-name="T940"> Blitze zuckten über ihr Gesicht, brannten sich in Ihre Augen, m</text:span><text:span text:style-name="T939">etallene Kartuschen regneten </text:span><text:span text:style-name="T944">aus Wolken von Schwarzpulverdampf </text:span><text:span text:style-name="T939">auf sie herab.</text:span></text:p>
      <text:p text:style-name="P165"><text:span text:style-name="T940">Ü</text:span><text:span text:style-name="T939">ber ihr </text:span><text:span text:style-name="T1049">s</text:span><text:span text:style-name="T939">tand </text:span><text:span text:style-name="T940">ein metallener Koloss - </text:span><text:span text:style-name="T939">einer der Minutemen - in seiner Vollpanzerung, </text:span><text:span text:style-name="T983">das</text:span><text:span text:style-name="T982"> Gatling-Gewehr</text:span><text:span text:style-name="T940"> </text:span><text:span text:style-name="T982">an der Hüfte</text:span><text:span text:style-name="T940"> und entleerte sein Magazin auf die fliegenden Angreifer. </text:span><text:span text:style-name="T941">Sein Gewehr fraß sich </text:span><text:span text:style-name="T943">gierig</text:span><text:span text:style-name="T941"> durch den aus seinem Rucksack gespeist</text:span><text:span text:style-name="T1050">en</text:span><text:span text:style-name="T941"> Gurt Munition. Das heiß gelaufene, kirschrote Eisen spie wütend den Tod hinüber zu </text:span><text:span text:style-name="T945">dem sich im Angriffsflug befindenden Libellenjäger. </text:span></text:p>
      <text:p text:style-name="P139"><text:span text:style-name="T945">Ein glühender Strahl </text:span><text:span text:style-name="T1009">Blei</text:span><text:span text:style-name="T945">, dessen Ausgang die Mündung des Gewehrs, </text:span><text:span text:style-name="T946">kreuzte</text:span><text:span text:style-name="T945"> den Himmel </text:span><text:span text:style-name="T946">hin zur stürzenden Libelle</text:span><text:span text:style-name="T945">. </text:span><text:span text:style-name="T946">Als der Strahl die Libelle traf quoll </text:span><text:soft-page-break/><text:span text:style-name="T946">pechschwarzer Dampf aus den Einschusslöchern, der Jäger verlor die Kontrolle, kreiselte hinab bis er unweit von Hanna </text:span><text:span text:style-name="T947">das</text:span><text:span text:style-name="T946"> vordere Teil des Decks </text:span><text:span text:style-name="T947">durchschlug, durch das splitternde Holz des Decks in die Eingeweide des Schiffes</text:span><text:span text:style-name="T946">.</text:span></text:p>
      <text:p text:style-name="P139"><text:span text:style-name="T947">Der Minutemen</text:span><text:span text:style-name="T946"> </text:span><text:span text:style-name="T947">riss seine Waffe herum, jagte den anderen Libellen nach; diese </text:span><text:span text:style-name="T948">setzten zum Gegenangriff an. Todesmutig formierten die Libellen sich nebeneinander und hetzten gleichzeitig auf den Minutemen zu, flogen wilde Ausweichmanöver </text:span><text:span text:style-name="T955">um </text:span><text:span text:style-name="T1010">kein zu leichtes Ziel abzugeben</text:span><text:span text:style-name="T948">. </text:span></text:p>
      <text:p text:style-name="P139"/>
      <text:p text:style-name="P150">Einen der Angreifer <text:span text:style-name="T950">erwischte es sofort als der Strahl quer durch den herannahenden Schwarm Libellen </text:span><text:span text:style-name="T951">peitschte</text:span><text:span text:style-name="T950">, </text:span><text:span text:style-name="T951">in einem Feuerball explodierte die getroffene Libelle, </text:span><text:span text:style-name="T952">deren</text:span><text:span text:style-name="T951"> schwarz dampfende</text:span><text:span text:style-name="T952">s</text:span><text:span text:style-name="T951"> Wrack </text:span><text:span text:style-name="T953">zog </text:span><text:span text:style-name="T954">seine </text:span><text:span text:style-name="T953">Spiralen </text:span><text:span text:style-name="T951">hinab in die Tiefe. </text:span><text:span text:style-name="T956">In einem unglaublichen Tempo rasten die verbleibenden drei </text:span><text:span text:style-name="T957">Jäger</text:span><text:span text:style-name="T956"> auf den Minutemen zu, blind vor Zorn darauf aus ihre gefallenen Brüder zu rächen. Rosa Dunst verteilte sich in die Luft als der Pilot einer zweiten Libelle von einer Salve durchsiebt wurde, sein lebloser Körper glitt seitlich ab, sein Gefährt </text:span><text:span text:style-name="T958">behielt den Kurs jedoch bei und </text:span><text:span text:style-name="T1033">schlug</text:span><text:span text:style-name="T958"> in die Seite der Scout Red, trat auf der anderen Seite wieder aus, während die verbleibenden zwei Libellen knapp über den Kopf des Minutemen schnitten. </text:span></text:p>
      <text:p text:style-name="P150"/>
      <text:p text:style-name="P150"><text:span text:style-name="T962">Elegant wie Taschenspieler ließen d</text:span><text:span text:style-name="T959">ie Jäger metallene Kapseln bei ihrem Überflug fallen, </text:span><text:span text:style-name="T969">zielgenau</text:span><text:span text:style-name="T959"> kullerte</text:span><text:span text:style-name="T969">n diese</text:span><text:span text:style-name="T959"> zwischen d</text:span><text:span text:style-name="T967">ie</text:span><text:span text:style-name="T959"> Füße des Stahlkolosses. Einen Wimpernschlag darauf detonierten die Sprengladungen und tauchten den Minutemen in einen dichten, weißen Nebel. </text:span></text:p>
      <text:p text:style-name="P150"/>
      <text:p text:style-name="P151">Hanna <text:span text:style-name="T972">hörte </text:span><text:span text:style-name="T960">das blecherne Würgen und Husten des Soldaten in der metallenen Rüstung </text:span><text:span text:style-name="T972">und </text:span>sah <text:span text:style-name="T963">den wankenden Minutemen röchelnd aus dem Gas treten. </text:span><text:span text:style-name="T972">S</text:span><text:span text:style-name="T963">eine Waffe hatte er fallen gelassen, sie schliff ihm, da sie noch am Gurt Munition befestigt war am Boden hinterher. Mit beiden Händen versuchte sich der Soldat unter pfeifendem Keuchen seinen Stahlhelm, welcher einem Ritterhelm nicht unähnlich war, vom Kopf zu reißen, machte taumelnd noch einen Schritt vorwärts bis er in die Knie gezwungen wurde.</text:span></text:p>
      <text:p text:style-name="P142">Mit einem Klicken öffnete sich der Drehverschluss am Hals und der Soldat befreite sich von dem Helm, warf ihn beiseite bevor er sich auf das Deck übergab. <text:span text:style-name="T964">Zum Vorschein kam d</text:span>er kahl rasierte Kopf eines jungen Mannes, Hanna sah <text:span text:style-name="T965">in dessen Gesicht </text:span>die vom Gas rot geschwollenen Augen, den Rotz aus der Nase tropfen. <text:span text:style-name="T966">Die Atemzüge des jungen Soldaten waren flach, er schien nur schwerlich Luft zu bekommen. </text:span><text:span text:style-name="T971">Er</text:span><text:span text:style-name="T966"> ließ sich auf den Rücken sacken, krümmte sich zusammen soweit seine schwere Panzerung es zuließ.</text:span></text:p>
      <text:p text:style-name="P142"/>
      <text:p text:style-name="P143"><text:span text:style-name="T1022">So schnell </text:span><text:span text:style-name="T1025">der Angriff </text:span><text:span text:style-name="T1022">begonnen hatte </text:span><text:span text:style-name="T1025">verstummte er wieder</text:span><text:span text:style-name="T1022">. </text:span><text:span text:style-name="T1023">G</text:span><text:span text:style-name="T968">lücklicherweise schienen d</text:span>ie Libellenjäger abzudrehen <text:span text:style-name="T968">um ihre Wunden zu lecken</text:span>, <text:span text:style-name="T968">ihr Brummen</text:span> <text:span text:style-name="T968">entfernte sich allmählich im Schutz der nahenden Nacht. </text:span><text:span text:style-name="T969">Langsam tauten die von Angst starr gefrorenen Gäste wieder auf, vereinzelt standen Matrosen auf um zu spüren ob die Luft rein war. Zwei Offiziere eilten zu dem gestürzten Mädchen, ein dritter rannte nach Backbord um nach den Libellen zu spähen. </text:span><text:span text:style-name="T970">Vor dem Verblassen der Flügelschläge der Libellen wurden die Wehklagen und das </text:span><text:span text:style-name="T969">Wimmern </text:span><text:span text:style-name="T970">der Gäste lauter, </text:span><text:span text:style-name="T1021">aus dem Maschinenraum war das Schreien der Mechaniker zu hören </text:span><text:span text:style-name="T1026">die </text:span><text:span text:style-name="T1027">das verkohlte Wrack der Libelle </text:span><text:span text:style-name="T1026">löschten</text:span><text:span text:style-name="T1021">.</text:span><text:span text:style-name="T970"> </text:span><text:span text:style-name="T1021">A</text:span><text:span text:style-name="T970">pathisch betrachtete Hanna die sich vor dem qualmenden Eintrittsloc</text:span><text:span text:style-name="T1028">h</text:span><text:span text:style-name="T970"> der Scout Red wieder </text:span><text:span text:style-name="T1011">vorsichtig </text:span><text:span text:style-name="T970">aufrichtenden Musikanten. </text:span></text:p>
      <text:p text:style-name="P143"/>
      <text:p text:style-name="P153">Von der Brücke drang ein Tumult zu ihnen. Ein Matrose eilte aus dem Schiff, sichtlich gezeichnet von einem Kampf – sein linker Arm war verkohlt, die verrußte Ausgehuniform hing ihm offen am Körper. Er steuerte auf den Kapitän zu, flüsterte ihm etwas zu. Die Augen des Kapitän weiteten sich vor Grauen. </text:p>
      <text:p text:style-name="P153"/>
      <text:p text:style-name="P153"><text:span text:style-name="T1029">Bald darauf landeten sie Not im </text:span><text:span text:style-name="T1030">Dampf</text:span><text:span text:style-name="T1029">schiffhafen Londons, </text:span><text:span text:style-name="T1030">eine provisorische Erstaufnahmestation wurde schnell errichtet. Die schwer verwundeten, unter ihnen auch einige der Minutemen wurden per Dampfballon auf die umliegenden Krankenhäuser verteilt. Die </text:span><text:span text:style-name="T1031">Bemühungen</text:span><text:span text:style-name="T1030"> der Polizei einen Deckel auf die Angelegenheit zu setzen waren ein Tropfen auf den heißen Stein, die halbe Presse </text:span><text:soft-page-break/><text:span text:style-name="T1030">der Stadt saß <text:s/>bei dem Überfall unfreiwillig in der ersten Reihe. Entsprechend wurden die Schlagzeilen des nächsten Tages mit farbigen Berichten aus der Hand der Überlebenden ausgeschmückt. </text:span><text:span text:style-name="T1032">Die Ausgabe des </text:span><text:span text:style-name="T810">„Herald“ </text:span><text:span text:style-name="T1032">verkaufte sich dabei mit Abstand am besten, die von Hanna aufgestellte Kamera hatte – wenn auch mit begrenzter Qualität – ein Bild von dem Angriff der Libellenjäger einfangen können. </text:span><text:span text:style-name="T1034">Spekulationen über den Grund des Angriffes übertrumpften sich in ihrer Absurdität im </text:span><text:span text:style-name="T1038">Takt der Druckereien</text:span><text:span text:style-name="T1034">. Für die einen war es ein Putschversuch der Unterwelt, für andere eine False-Flag Operation der Polizei. </text:span><text:span text:style-name="T1046">Wie so oft jedoch übertraf die Komplexität der Realität bei weitem jegliche Phantasie.</text:span></text:p>
      <text:p text:style-name="P152"/>
      <text:p text:style-name="P154">Ena lag unter Deck des schmalen Schiffes in den Armen ihrer Kammermagd <text:span text:style-name="T1047">Sophie</text:span>. Die Umarmung war warm und feucht, Sophie war bleich geworden und hatte schon seit einer Weile aufgehört sie zu trösten. Die Arme die sie eben noch gehalten hatten erschlafften, das<text:span text:style-name="T1036"> </text:span>pfeifende Atmen, <text:span text:style-name="T1037">das schwache Auf und Ab der Brust </text:span>ihrer Ziehmutter <text:span text:style-name="T1041">verebbte</text:span>. Das feine weiße Kleid war <text:span text:style-name="T1048">getränkt</text:span> mit Rot. <text:span text:style-name="T1035">Ena tat einen letzten Blick in die starr gewordenen Augen Sophies’ </text:span><text:span text:style-name="T1042">da wurde der</text:span><text:span text:style-name="T1035"> Terror zu erdrückend als dass sie hätte weiter wach bleiben können. </text:span><text:span text:style-name="T1039">Der Mond strahlte einen silbernen Kranz auf die verwehten Wolken, d</text:span><text:span text:style-name="T1040">as </text:span><text:span text:style-name="T1043">Drachenboot</text:span><text:span text:style-name="T1040"> der Quaa’sene </text:span><text:span text:style-name="T1043">schnitt elegant durch die Nacht,</text:span><text:span text:style-name="T1044"> einer anderen Welt </text:span><text:span text:style-name="T1045">entgegen</text:span><text:span text:style-name="T1040">.</text:span></text:p>
      <text:p text:style-name="P154"/>
      <text:p text:style-name="P154"/>
      <text:p text:style-name="P152"/>
      <text:p text:style-name="P152">→ <text:span text:style-name="T1034">Ena wurde entführt und wird von Himmelspiraten </text:span><text:span text:style-name="T1039">einer religiösen Bewegung der Quaa’sene als Prophetin verehrt</text:span><text:span text:style-name="T1034">. </text:span><text:span text:style-name="T1039">Sie ist nach der Prophezeiung diejenige, welche sie in das goldene Zeitalter führen soll.</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4-02-21T18:36:17.515900771</dc:date>
    <meta:editing-duration>P1DT18H9M52S</meta:editing-duration>
    <meta:editing-cycles>1415</meta:editing-cycles>
    <meta:document-statistic meta:table-count="0" meta:image-count="0" meta:object-count="0" meta:page-count="24" meta:paragraph-count="226" meta:word-count="12196" meta:character-count="80509" meta:non-whitespace-character-count="68434"/>
  </office:meta>
</office:document-meta>
</file>